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_a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IENTATION X</text:p>
          </table:table-cell>
          <table:table-cell office:value-type="string" calcext:value-type="string">
            <text:p>ORIENTATION Y</text:p>
          </table:table-cell>
          <table:table-cell office:value-type="string" calcext:value-type="string">
            <text:p>ORIENTATION Z</text:p>
          </table:table-cell>
          <table:table-cell/>
          <table:table-cell office:value-type="string" calcext:value-type="string">
            <text:p>CTRL ROLL</text:p>
          </table:table-cell>
          <table:table-cell office:value-type="string" calcext:value-type="string">
            <text:p>CTRL PITCH</text:p>
          </table:table-cell>
          <table:table-cell office:value-type="string" calcext:value-type="string">
            <text:p>CTRL YAW</text:p>
          </table:table-cell>
          <table:table-cell/>
          <table:table-cell office:value-type="string" calcext:value-type="string">
            <text:p>MOTOR 1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4</text:p>
          </table:table-cell>
        </table:table-row>
        <table:table-row table:style-name="ro1">
          <table:table-cell office:value-type="float" office:value="-0.0516281" calcext:value-type="float">
            <text:p>-0.0516281</text:p>
          </table:table-cell>
          <table:table-cell office:value-type="float" office:value="-1.4749" calcext:value-type="float">
            <text:p>-1.4749</text:p>
          </table:table-cell>
          <table:table-cell office:value-type="float" office:value="-4.00947" calcext:value-type="float">
            <text:p>-4.00947</text:p>
          </table:table-cell>
          <table:table-cell/>
          <table:table-cell office:value-type="float" office:value="17.1605" calcext:value-type="float">
            <text:p>17.1605</text:p>
          </table:table-cell>
          <table:table-cell office:value-type="float" office:value="6.31259" calcext:value-type="float">
            <text:p>6.31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8741" calcext:value-type="float">
            <text:p>3.68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26" calcext:value-type="float">
            <text:p>16.3126</text:p>
          </table:table-cell>
        </table:table-row>
        <table:table-row table:style-name="ro1">
          <table:table-cell office:value-type="float" office:value="-0.0516281" calcext:value-type="float">
            <text:p>-0.0516281</text:p>
          </table:table-cell>
          <table:table-cell office:value-type="float" office:value="-1.4749" calcext:value-type="float">
            <text:p>-1.4749</text:p>
          </table:table-cell>
          <table:table-cell office:value-type="float" office:value="-4.00947" calcext:value-type="float">
            <text:p>-4.00947</text:p>
          </table:table-cell>
          <table:table-cell/>
          <table:table-cell office:value-type="float" office:value="1.24294" calcext:value-type="float">
            <text:p>1.24294</text:p>
          </table:table-cell>
          <table:table-cell office:value-type="float" office:value="0.45722" calcext:value-type="float">
            <text:p>0.45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7857" calcext:value-type="float">
            <text:p>54.7857</text:p>
          </table:table-cell>
          <table:table-cell office:value-type="float" office:value="53.2143" calcext:value-type="float">
            <text:p>53.2143</text:p>
          </table:table-cell>
          <table:table-cell office:value-type="float" office:value="52.2998" calcext:value-type="float">
            <text:p>52.2998</text:p>
          </table:table-cell>
          <table:table-cell office:value-type="float" office:value="55.7002" calcext:value-type="float">
            <text:p>55.7002</text:p>
          </table:table-cell>
        </table:table-row>
        <table:table-row table:style-name="ro1">
          <table:table-cell office:value-type="float" office:value="-0.0516281" calcext:value-type="float">
            <text:p>-0.0516281</text:p>
          </table:table-cell>
          <table:table-cell office:value-type="float" office:value="-1.4749" calcext:value-type="float">
            <text:p>-1.4749</text:p>
          </table:table-cell>
          <table:table-cell office:value-type="float" office:value="-4.00947" calcext:value-type="float">
            <text:p>-4.00947</text:p>
          </table:table-cell>
          <table:table-cell/>
          <table:table-cell office:value-type="float" office:value="1.36322" calcext:value-type="float">
            <text:p>1.36322</text:p>
          </table:table-cell>
          <table:table-cell office:value-type="float" office:value="0.501468" calcext:value-type="float">
            <text:p>0.501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618" calcext:value-type="float">
            <text:p>54.8618</text:p>
          </table:table-cell>
          <table:table-cell office:value-type="float" office:value="53.1382" calcext:value-type="float">
            <text:p>53.1382</text:p>
          </table:table-cell>
          <table:table-cell office:value-type="float" office:value="52.1353" calcext:value-type="float">
            <text:p>52.1353</text:p>
          </table:table-cell>
          <table:table-cell office:value-type="float" office:value="55.8647" calcext:value-type="float">
            <text:p>55.8647</text:p>
          </table:table-cell>
        </table:table-row>
        <table:table-row table:style-name="ro1">
          <table:table-cell office:value-type="float" office:value="-0.0516281" calcext:value-type="float">
            <text:p>-0.0516281</text:p>
          </table:table-cell>
          <table:table-cell office:value-type="float" office:value="-1.4749" calcext:value-type="float">
            <text:p>-1.4749</text:p>
          </table:table-cell>
          <table:table-cell office:value-type="float" office:value="-4.00947" calcext:value-type="float">
            <text:p>-4.00947</text:p>
          </table:table-cell>
          <table:table-cell/>
          <table:table-cell office:value-type="float" office:value="1.4835" calcext:value-type="float">
            <text:p>1.4835</text:p>
          </table:table-cell>
          <table:table-cell office:value-type="float" office:value="0.545715" calcext:value-type="float">
            <text:p>0.545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378" calcext:value-type="float">
            <text:p>54.9378</text:p>
          </table:table-cell>
          <table:table-cell office:value-type="float" office:value="53.0622" calcext:value-type="float">
            <text:p>53.0622</text:p>
          </table:table-cell>
          <table:table-cell office:value-type="float" office:value="51.9708" calcext:value-type="float">
            <text:p>51.9708</text:p>
          </table:table-cell>
          <table:table-cell office:value-type="float" office:value="56.0292" calcext:value-type="float">
            <text:p>56.0292</text:p>
          </table:table-cell>
        </table:table-row>
        <table:table-row table:style-name="ro1">
          <table:table-cell office:value-type="float" office:value="-0.0442128" calcext:value-type="float">
            <text:p>-0.0442128</text:p>
          </table:table-cell>
          <table:table-cell office:value-type="float" office:value="-1.46817" calcext:value-type="float">
            <text:p>-1.46817</text:p>
          </table:table-cell>
          <table:table-cell office:value-type="float" office:value="-3.99539" calcext:value-type="float">
            <text:p>-3.99539</text:p>
          </table:table-cell>
          <table:table-cell/>
          <table:table-cell office:value-type="float" office:value="1.54353" calcext:value-type="float">
            <text:p>1.54353</text:p>
          </table:table-cell>
          <table:table-cell office:value-type="float" office:value="0.561145" calcext:value-type="float">
            <text:p>0.561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9824" calcext:value-type="float">
            <text:p>54.9824</text:p>
          </table:table-cell>
          <table:table-cell office:value-type="float" office:value="53.0176" calcext:value-type="float">
            <text:p>53.0176</text:p>
          </table:table-cell>
          <table:table-cell office:value-type="float" office:value="51.8953" calcext:value-type="float">
            <text:p>51.8953</text:p>
          </table:table-cell>
          <table:table-cell office:value-type="float" office:value="56.1047" calcext:value-type="float">
            <text:p>56.1047</text:p>
          </table:table-cell>
        </table:table-row>
        <table:table-row table:style-name="ro1">
          <table:table-cell office:value-type="float" office:value="0.00454948" calcext:value-type="float">
            <text:p>0.00454948</text:p>
          </table:table-cell>
          <table:table-cell office:value-type="float" office:value="-1.46987" calcext:value-type="float">
            <text:p>-1.46987</text:p>
          </table:table-cell>
          <table:table-cell office:value-type="float" office:value="-4.00874" calcext:value-type="float">
            <text:p>-4.00874</text:p>
          </table:table-cell>
          <table:table-cell/>
          <table:table-cell office:value-type="float" office:value="1.77687" calcext:value-type="float">
            <text:p>1.77687</text:p>
          </table:table-cell>
          <table:table-cell office:value-type="float" office:value="0.639401" calcext:value-type="float">
            <text:p>0.6394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375" calcext:value-type="float">
            <text:p>55.1375</text:p>
          </table:table-cell>
          <table:table-cell office:value-type="float" office:value="52.8625" calcext:value-type="float">
            <text:p>52.8625</text:p>
          </table:table-cell>
          <table:table-cell office:value-type="float" office:value="51.5837" calcext:value-type="float">
            <text:p>51.5837</text:p>
          </table:table-cell>
          <table:table-cell office:value-type="float" office:value="56.4163" calcext:value-type="float">
            <text:p>56.4163</text:p>
          </table:table-cell>
        </table:table-row>
        <table:table-row table:style-name="ro1">
          <table:table-cell office:value-type="float" office:value="0.0743756" calcext:value-type="float">
            <text:p>0.0743756</text:p>
          </table:table-cell>
          <table:table-cell office:value-type="float" office:value="-1.47232" calcext:value-type="float">
            <text:p>-1.47232</text:p>
          </table:table-cell>
          <table:table-cell office:value-type="float" office:value="-4.01484" calcext:value-type="float">
            <text:p>-4.01484</text:p>
          </table:table-cell>
          <table:table-cell/>
          <table:table-cell office:value-type="float" office:value="1.86979" calcext:value-type="float">
            <text:p>1.86979</text:p>
          </table:table-cell>
          <table:table-cell office:value-type="float" office:value="0.687166" calcext:value-type="float">
            <text:p>0.687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826" calcext:value-type="float">
            <text:p>55.1826</text:p>
          </table:table-cell>
          <table:table-cell office:value-type="float" office:value="52.8174" calcext:value-type="float">
            <text:p>52.8174</text:p>
          </table:table-cell>
          <table:table-cell office:value-type="float" office:value="51.443" calcext:value-type="float">
            <text:p>51.443</text:p>
          </table:table-cell>
          <table:table-cell office:value-type="float" office:value="56.557" calcext:value-type="float">
            <text:p>56.557</text:p>
          </table:table-cell>
        </table:table-row>
        <table:table-row table:style-name="ro1">
          <table:table-cell office:value-type="float" office:value="0.116352" calcext:value-type="float">
            <text:p>0.116352</text:p>
          </table:table-cell>
          <table:table-cell office:value-type="float" office:value="-1.48077" calcext:value-type="float">
            <text:p>-1.48077</text:p>
          </table:table-cell>
          <table:table-cell office:value-type="float" office:value="-3.99332" calcext:value-type="float">
            <text:p>-3.99332</text:p>
          </table:table-cell>
          <table:table-cell/>
          <table:table-cell office:value-type="float" office:value="1.87376" calcext:value-type="float">
            <text:p>1.87376</text:p>
          </table:table-cell>
          <table:table-cell office:value-type="float" office:value="0.757701" calcext:value-type="float">
            <text:p>0.757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161" calcext:value-type="float">
            <text:p>55.1161</text:p>
          </table:table-cell>
          <table:table-cell office:value-type="float" office:value="52.8839" calcext:value-type="float">
            <text:p>52.8839</text:p>
          </table:table-cell>
          <table:table-cell office:value-type="float" office:value="51.3685" calcext:value-type="float">
            <text:p>51.3685</text:p>
          </table:table-cell>
          <table:table-cell office:value-type="float" office:value="56.6315" calcext:value-type="float">
            <text:p>56.6315</text:p>
          </table:table-cell>
        </table:table-row>
        <table:table-row table:style-name="ro1">
          <table:table-cell office:value-type="float" office:value="0.0952242" calcext:value-type="float">
            <text:p>0.0952242</text:p>
          </table:table-cell>
          <table:table-cell office:value-type="float" office:value="-1.48702" calcext:value-type="float">
            <text:p>-1.48702</text:p>
          </table:table-cell>
          <table:table-cell office:value-type="float" office:value="-3.98659" calcext:value-type="float">
            <text:p>-3.98659</text:p>
          </table:table-cell>
          <table:table-cell/>
          <table:table-cell office:value-type="float" office:value="2.05086" calcext:value-type="float">
            <text:p>2.05086</text:p>
          </table:table-cell>
          <table:table-cell office:value-type="float" office:value="0.795113" calcext:value-type="float">
            <text:p>0.795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557" calcext:value-type="float">
            <text:p>55.2557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51.154" calcext:value-type="float">
            <text:p>51.154</text:p>
          </table:table-cell>
          <table:table-cell office:value-type="float" office:value="56.846" calcext:value-type="float">
            <text:p>56.846</text:p>
          </table:table-cell>
        </table:table-row>
        <table:table-row table:style-name="ro1">
          <table:table-cell office:value-type="float" office:value="0.0106538" calcext:value-type="float">
            <text:p>0.0106538</text:p>
          </table:table-cell>
          <table:table-cell office:value-type="float" office:value="-1.49808" calcext:value-type="float">
            <text:p>-1.49808</text:p>
          </table:table-cell>
          <table:table-cell office:value-type="float" office:value="-4.00167" calcext:value-type="float">
            <text:p>-4.00167</text:p>
          </table:table-cell>
          <table:table-cell/>
          <table:table-cell office:value-type="float" office:value="2.26188" calcext:value-type="float">
            <text:p>2.26188</text:p>
          </table:table-cell>
          <table:table-cell office:value-type="float" office:value="0.862014" calcext:value-type="float">
            <text:p>0.86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999" calcext:value-type="float">
            <text:p>55.3999</text:p>
          </table:table-cell>
          <table:table-cell office:value-type="float" office:value="52.6001" calcext:value-type="float">
            <text:p>52.6001</text:p>
          </table:table-cell>
          <table:table-cell office:value-type="float" office:value="50.8761" calcext:value-type="float">
            <text:p>50.8761</text:p>
          </table:table-cell>
          <table:table-cell office:value-type="float" office:value="57.1239" calcext:value-type="float">
            <text:p>57.1239</text:p>
          </table:table-cell>
        </table:table-row>
        <table:table-row table:style-name="ro1">
          <table:table-cell office:value-type="float" office:value="-0.0942213" calcext:value-type="float">
            <text:p>-0.0942213</text:p>
          </table:table-cell>
          <table:table-cell office:value-type="float" office:value="-1.49441" calcext:value-type="float">
            <text:p>-1.49441</text:p>
          </table:table-cell>
          <table:table-cell office:value-type="float" office:value="-4.00304" calcext:value-type="float">
            <text:p>-4.00304</text:p>
          </table:table-cell>
          <table:table-cell/>
          <table:table-cell office:value-type="float" office:value="2.32748" calcext:value-type="float">
            <text:p>2.32748</text:p>
          </table:table-cell>
          <table:table-cell office:value-type="float" office:value="0.847057" calcext:value-type="float">
            <text:p>0.847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804" calcext:value-type="float">
            <text:p>55.4804</text:p>
          </table:table-cell>
          <table:table-cell office:value-type="float" office:value="52.5196" calcext:value-type="float">
            <text:p>52.5196</text:p>
          </table:table-cell>
          <table:table-cell office:value-type="float" office:value="50.8255" calcext:value-type="float">
            <text:p>50.8255</text:p>
          </table:table-cell>
          <table:table-cell office:value-type="float" office:value="57.1745" calcext:value-type="float">
            <text:p>57.1745</text:p>
          </table:table-cell>
        </table:table-row>
        <table:table-row table:style-name="ro1">
          <table:table-cell office:value-type="float" office:value="-0.191589" calcext:value-type="float">
            <text:p>-0.191589</text:p>
          </table:table-cell>
          <table:table-cell office:value-type="float" office:value="-1.48405" calcext:value-type="float">
            <text:p>-1.48405</text:p>
          </table:table-cell>
          <table:table-cell office:value-type="float" office:value="-3.98332" calcext:value-type="float">
            <text:p>-3.98332</text:p>
          </table:table-cell>
          <table:table-cell/>
          <table:table-cell office:value-type="float" office:value="2.3577" calcext:value-type="float">
            <text:p>2.3577</text:p>
          </table:table-cell>
          <table:table-cell office:value-type="float" office:value="0.862175" calcext:value-type="float">
            <text:p>0.862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4955" calcext:value-type="float">
            <text:p>55.4955</text:p>
          </table:table-cell>
          <table:table-cell office:value-type="float" office:value="52.5045" calcext:value-type="float">
            <text:p>52.5045</text:p>
          </table:table-cell>
          <table:table-cell office:value-type="float" office:value="50.7801" calcext:value-type="float">
            <text:p>50.7801</text:p>
          </table:table-cell>
          <table:table-cell office:value-type="float" office:value="57.2199" calcext:value-type="float">
            <text:p>57.2199</text:p>
          </table:table-cell>
        </table:table-row>
        <table:table-row table:style-name="ro1">
          <table:table-cell office:value-type="float" office:value="-0.164382" calcext:value-type="float">
            <text:p>-0.164382</text:p>
          </table:table-cell>
          <table:table-cell office:value-type="float" office:value="-1.49896" calcext:value-type="float">
            <text:p>-1.49896</text:p>
          </table:table-cell>
          <table:table-cell office:value-type="float" office:value="-4.00396" calcext:value-type="float">
            <text:p>-4.00396</text:p>
          </table:table-cell>
          <table:table-cell/>
          <table:table-cell office:value-type="float" office:value="2.64442" calcext:value-type="float">
            <text:p>2.64442</text:p>
          </table:table-cell>
          <table:table-cell office:value-type="float" office:value="1.01199" calcext:value-type="float">
            <text:p>1.01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324" calcext:value-type="float">
            <text:p>55.6324</text:p>
          </table:table-cell>
          <table:table-cell office:value-type="float" office:value="52.3676" calcext:value-type="float">
            <text:p>52.3676</text:p>
          </table:table-cell>
          <table:table-cell office:value-type="float" office:value="50.3436" calcext:value-type="float">
            <text:p>50.3436</text:p>
          </table:table-cell>
          <table:table-cell office:value-type="float" office:value="57.6564" calcext:value-type="float">
            <text:p>57.6564</text:p>
          </table:table-cell>
        </table:table-row>
        <table:table-row table:style-name="ro1">
          <table:table-cell office:value-type="float" office:value="-0.00542043" calcext:value-type="float">
            <text:p>-0.00542043</text:p>
          </table:table-cell>
          <table:table-cell office:value-type="float" office:value="-1.54659" calcext:value-type="float">
            <text:p>-1.54659</text:p>
          </table:table-cell>
          <table:table-cell office:value-type="float" office:value="-4.03009" calcext:value-type="float">
            <text:p>-4.03009</text:p>
          </table:table-cell>
          <table:table-cell/>
          <table:table-cell office:value-type="float" office:value="2.79381" calcext:value-type="float">
            <text:p>2.79381</text:p>
          </table:table-cell>
          <table:table-cell office:value-type="float" office:value="1.20118" calcext:value-type="float">
            <text:p>1.20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926" calcext:value-type="float">
            <text:p>55.5926</text:p>
          </table:table-cell>
          <table:table-cell office:value-type="float" office:value="52.4074" calcext:value-type="float">
            <text:p>52.4074</text:p>
          </table:table-cell>
          <table:table-cell office:value-type="float" office:value="50.005" calcext:value-type="float">
            <text:p>50.005</text:p>
          </table:table-cell>
          <table:table-cell office:value-type="float" office:value="57.995" calcext:value-type="float">
            <text:p>57.995</text:p>
          </table:table-cell>
        </table:table-row>
        <table:table-row table:style-name="ro1">
          <table:table-cell office:value-type="float" office:value="0.195635" calcext:value-type="float">
            <text:p>0.195635</text:p>
          </table:table-cell>
          <table:table-cell office:value-type="float" office:value="-1.58871" calcext:value-type="float">
            <text:p>-1.58871</text:p>
          </table:table-cell>
          <table:table-cell office:value-type="float" office:value="-4.06226" calcext:value-type="float">
            <text:p>-4.06226</text:p>
          </table:table-cell>
          <table:table-cell/>
          <table:table-cell office:value-type="float" office:value="2.94787" calcext:value-type="float">
            <text:p>2.94787</text:p>
          </table:table-cell>
          <table:table-cell office:value-type="float" office:value="1.2373" calcext:value-type="float">
            <text:p>1.2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106" calcext:value-type="float">
            <text:p>55.7106</text:p>
          </table:table-cell>
          <table:table-cell office:value-type="float" office:value="52.2894" calcext:value-type="float">
            <text:p>52.2894</text:p>
          </table:table-cell>
          <table:table-cell office:value-type="float" office:value="49.8148" calcext:value-type="float">
            <text:p>49.8148</text:p>
          </table:table-cell>
          <table:table-cell office:value-type="float" office:value="58.1852" calcext:value-type="float">
            <text:p>58.1852</text:p>
          </table:table-cell>
        </table:table-row>
        <table:table-row table:style-name="ro1">
          <table:table-cell office:value-type="float" office:value="0.312309" calcext:value-type="float">
            <text:p>0.312309</text:p>
          </table:table-cell>
          <table:table-cell office:value-type="float" office:value="-1.63496" calcext:value-type="float">
            <text:p>-1.63496</text:p>
          </table:table-cell>
          <table:table-cell office:value-type="float" office:value="-4.10945" calcext:value-type="float">
            <text:p>-4.10945</text:p>
          </table:table-cell>
          <table:table-cell/>
          <table:table-cell office:value-type="float" office:value="3.14304" calcext:value-type="float">
            <text:p>3.14304</text:p>
          </table:table-cell>
          <table:table-cell office:value-type="float" office:value="1.31446" calcext:value-type="float">
            <text:p>1.31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286" calcext:value-type="float">
            <text:p>55.8286</text:p>
          </table:table-cell>
          <table:table-cell office:value-type="float" office:value="52.1714" calcext:value-type="float">
            <text:p>52.1714</text:p>
          </table:table-cell>
          <table:table-cell office:value-type="float" office:value="49.5425" calcext:value-type="float">
            <text:p>49.5425</text:p>
          </table:table-cell>
          <table:table-cell office:value-type="float" office:value="58.4575" calcext:value-type="float">
            <text:p>58.4575</text:p>
          </table:table-cell>
        </table:table-row>
        <table:table-row table:style-name="ro1">
          <table:table-cell office:value-type="float" office:value="0.248376" calcext:value-type="float">
            <text:p>0.248376</text:p>
          </table:table-cell>
          <table:table-cell office:value-type="float" office:value="-1.64674" calcext:value-type="float">
            <text:p>-1.64674</text:p>
          </table:table-cell>
          <table:table-cell office:value-type="float" office:value="-4.14529" calcext:value-type="float">
            <text:p>-4.14529</text:p>
          </table:table-cell>
          <table:table-cell/>
          <table:table-cell office:value-type="float" office:value="3.23095" calcext:value-type="float">
            <text:p>3.23095</text:p>
          </table:table-cell>
          <table:table-cell office:value-type="float" office:value="1.22892" calcext:value-type="float">
            <text:p>1.22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02" calcext:value-type="float">
            <text:p>56.002</text:p>
          </table:table-cell>
          <table:table-cell office:value-type="float" office:value="51.998" calcext:value-type="float">
            <text:p>51.998</text:p>
          </table:table-cell>
          <table:table-cell office:value-type="float" office:value="49.5401" calcext:value-type="float">
            <text:p>49.5401</text:p>
          </table:table-cell>
          <table:table-cell office:value-type="float" office:value="58.4599" calcext:value-type="float">
            <text:p>58.4599</text:p>
          </table:table-cell>
        </table:table-row>
        <table:table-row table:style-name="ro1">
          <table:table-cell office:value-type="float" office:value="0.0464327" calcext:value-type="float">
            <text:p>0.0464327</text:p>
          </table:table-cell>
          <table:table-cell office:value-type="float" office:value="-1.61145" calcext:value-type="float">
            <text:p>-1.61145</text:p>
          </table:table-cell>
          <table:table-cell office:value-type="float" office:value="-4.16219" calcext:value-type="float">
            <text:p>-4.16219</text:p>
          </table:table-cell>
          <table:table-cell/>
          <table:table-cell office:value-type="float" office:value="3.28428" calcext:value-type="float">
            <text:p>3.28428</text:p>
          </table:table-cell>
          <table:table-cell office:value-type="float" office:value="1.08015" calcext:value-type="float">
            <text:p>1.08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2041" calcext:value-type="float">
            <text:p>56.2041</text:p>
          </table:table-cell>
          <table:table-cell office:value-type="float" office:value="51.7959" calcext:value-type="float">
            <text:p>51.7959</text:p>
          </table:table-cell>
          <table:table-cell office:value-type="float" office:value="49.6356" calcext:value-type="float">
            <text:p>49.6356</text:p>
          </table:table-cell>
          <table:table-cell office:value-type="float" office:value="58.3644" calcext:value-type="float">
            <text:p>58.3644</text:p>
          </table:table-cell>
        </table:table-row>
        <table:table-row table:style-name="ro1">
          <table:table-cell office:value-type="float" office:value="-0.203011" calcext:value-type="float">
            <text:p>-0.203011</text:p>
          </table:table-cell>
          <table:table-cell office:value-type="float" office:value="-1.55346" calcext:value-type="float">
            <text:p>-1.55346</text:p>
          </table:table-cell>
          <table:table-cell office:value-type="float" office:value="-4.13064" calcext:value-type="float">
            <text:p>-4.13064</text:p>
          </table:table-cell>
          <table:table-cell/>
          <table:table-cell office:value-type="float" office:value="3.20653" calcext:value-type="float">
            <text:p>3.20653</text:p>
          </table:table-cell>
          <table:table-cell office:value-type="float" office:value="1.02146" calcext:value-type="float">
            <text:p>1.02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851" calcext:value-type="float">
            <text:p>56.1851</text:p>
          </table:table-cell>
          <table:table-cell office:value-type="float" office:value="51.8149" calcext:value-type="float">
            <text:p>51.8149</text:p>
          </table:table-cell>
          <table:table-cell office:value-type="float" office:value="49.772" calcext:value-type="float">
            <text:p>49.772</text:p>
          </table:table-cell>
          <table:table-cell office:value-type="float" office:value="58.228" calcext:value-type="float">
            <text:p>58.228</text:p>
          </table:table-cell>
        </table:table-row>
        <table:table-row table:style-name="ro1">
          <table:table-cell office:value-type="float" office:value="-0.454768" calcext:value-type="float">
            <text:p>-0.454768</text:p>
          </table:table-cell>
          <table:table-cell office:value-type="float" office:value="-1.39077" calcext:value-type="float">
            <text:p>-1.39077</text:p>
          </table:table-cell>
          <table:table-cell office:value-type="float" office:value="-4.02131" calcext:value-type="float">
            <text:p>-4.02131</text:p>
          </table:table-cell>
          <table:table-cell/>
          <table:table-cell office:value-type="float" office:value="2.98872" calcext:value-type="float">
            <text:p>2.98872</text:p>
          </table:table-cell>
          <table:table-cell office:value-type="float" office:value="0.603711" calcext:value-type="float">
            <text:p>0.603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85" calcext:value-type="float">
            <text:p>56.385</text:p>
          </table:table-cell>
          <table:table-cell office:value-type="float" office:value="51.615" calcext:value-type="float">
            <text:p>51.615</text:p>
          </table:table-cell>
          <table:table-cell office:value-type="float" office:value="50.4076" calcext:value-type="float">
            <text:p>50.4076</text:p>
          </table:table-cell>
          <table:table-cell office:value-type="float" office:value="57.5924" calcext:value-type="float">
            <text:p>57.5924</text:p>
          </table:table-cell>
        </table:table-row>
        <table:table-row table:style-name="ro1">
          <table:table-cell office:value-type="float" office:value="-0.75823" calcext:value-type="float">
            <text:p>-0.75823</text:p>
          </table:table-cell>
          <table:table-cell office:value-type="float" office:value="-1.14395" calcext:value-type="float">
            <text:p>-1.14395</text:p>
          </table:table-cell>
          <table:table-cell office:value-type="float" office:value="-3.74349" calcext:value-type="float">
            <text:p>-3.74349</text:p>
          </table:table-cell>
          <table:table-cell/>
          <table:table-cell office:value-type="float" office:value="2.3576" calcext:value-type="float">
            <text:p>2.3576</text:p>
          </table:table-cell>
          <table:table-cell office:value-type="float" office:value="0.239802" calcext:value-type="float">
            <text:p>0.239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178" calcext:value-type="float">
            <text:p>56.1178</text:p>
          </table:table-cell>
          <table:table-cell office:value-type="float" office:value="51.8822" calcext:value-type="float">
            <text:p>51.8822</text:p>
          </table:table-cell>
          <table:table-cell office:value-type="float" office:value="51.4026" calcext:value-type="float">
            <text:p>51.4026</text:p>
          </table:table-cell>
          <table:table-cell office:value-type="float" office:value="56.5974" calcext:value-type="float">
            <text:p>56.5974</text:p>
          </table:table-cell>
        </table:table-row>
        <table:table-row table:style-name="ro1">
          <table:table-cell office:value-type="float" office:value="-0.916199" calcext:value-type="float">
            <text:p>-0.916199</text:p>
          </table:table-cell>
          <table:table-cell office:value-type="float" office:value="-0.917203" calcext:value-type="float">
            <text:p>-0.917203</text:p>
          </table:table-cell>
          <table:table-cell office:value-type="float" office:value="-3.4352" calcext:value-type="float">
            <text:p>-3.4352</text:p>
          </table:table-cell>
          <table:table-cell/>
          <table:table-cell office:value-type="float" office:value="2.26169" calcext:value-type="float">
            <text:p>2.26169</text:p>
          </table:table-cell>
          <table:table-cell office:value-type="float" office:value="0.290923" calcext:value-type="float">
            <text:p>0.290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708" calcext:value-type="float">
            <text:p>55.9708</text:p>
          </table:table-cell>
          <table:table-cell office:value-type="float" office:value="52.0292" calcext:value-type="float">
            <text:p>52.0292</text:p>
          </table:table-cell>
          <table:table-cell office:value-type="float" office:value="51.4474" calcext:value-type="float">
            <text:p>51.4474</text:p>
          </table:table-cell>
          <table:table-cell office:value-type="float" office:value="56.5526" calcext:value-type="float">
            <text:p>56.5526</text:p>
          </table:table-cell>
        </table:table-row>
        <table:table-row table:style-name="ro1">
          <table:table-cell office:value-type="float" office:value="-1.01935" calcext:value-type="float">
            <text:p>-1.01935</text:p>
          </table:table-cell>
          <table:table-cell office:value-type="float" office:value="-0.685841" calcext:value-type="float">
            <text:p>-0.685841</text:p>
          </table:table-cell>
          <table:table-cell office:value-type="float" office:value="-3.13312" calcext:value-type="float">
            <text:p>-3.13312</text:p>
          </table:table-cell>
          <table:table-cell/>
          <table:table-cell office:value-type="float" office:value="2.30502" calcext:value-type="float">
            <text:p>2.30502</text:p>
          </table:table-cell>
          <table:table-cell office:value-type="float" office:value="0.235201" calcext:value-type="float">
            <text:p>0.235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698" calcext:value-type="float">
            <text:p>56.0698</text:p>
          </table:table-cell>
          <table:table-cell office:value-type="float" office:value="51.9302" calcext:value-type="float">
            <text:p>51.9302</text:p>
          </table:table-cell>
          <table:table-cell office:value-type="float" office:value="51.4598" calcext:value-type="float">
            <text:p>51.4598</text:p>
          </table:table-cell>
          <table:table-cell office:value-type="float" office:value="56.5402" calcext:value-type="float">
            <text:p>56.5402</text:p>
          </table:table-cell>
        </table:table-row>
        <table:table-row table:style-name="ro1">
          <table:table-cell office:value-type="float" office:value="-1.04265" calcext:value-type="float">
            <text:p>-1.04265</text:p>
          </table:table-cell>
          <table:table-cell office:value-type="float" office:value="-0.554144" calcext:value-type="float">
            <text:p>-0.554144</text:p>
          </table:table-cell>
          <table:table-cell office:value-type="float" office:value="-2.92211" calcext:value-type="float">
            <text:p>-2.92211</text:p>
          </table:table-cell>
          <table:table-cell/>
          <table:table-cell office:value-type="float" office:value="2.7042" calcext:value-type="float">
            <text:p>2.7042</text:p>
          </table:table-cell>
          <table:table-cell office:value-type="float" office:value="0.617562" calcext:value-type="float">
            <text:p>0.617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866" calcext:value-type="float">
            <text:p>56.0866</text:p>
          </table:table-cell>
          <table:table-cell office:value-type="float" office:value="51.9134" calcext:value-type="float">
            <text:p>51.9134</text:p>
          </table:table-cell>
          <table:table-cell office:value-type="float" office:value="50.6782" calcext:value-type="float">
            <text:p>50.6782</text:p>
          </table:table-cell>
          <table:table-cell office:value-type="float" office:value="57.3218" calcext:value-type="float">
            <text:p>57.3218</text:p>
          </table:table-cell>
        </table:table-row>
        <table:table-row table:style-name="ro1">
          <table:table-cell office:value-type="float" office:value="-1.07876" calcext:value-type="float">
            <text:p>-1.07876</text:p>
          </table:table-cell>
          <table:table-cell office:value-type="float" office:value="-0.367332" calcext:value-type="float">
            <text:p>-0.367332</text:p>
          </table:table-cell>
          <table:table-cell office:value-type="float" office:value="-2.5987" calcext:value-type="float">
            <text:p>-2.5987</text:p>
          </table:table-cell>
          <table:table-cell/>
          <table:table-cell office:value-type="float" office:value="2.2517" calcext:value-type="float">
            <text:p>2.2517</text:p>
          </table:table-cell>
          <table:table-cell office:value-type="float" office:value="0.361419" calcext:value-type="float">
            <text:p>0.361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8903" calcext:value-type="float">
            <text:p>55.8903</text:p>
          </table:table-cell>
          <table:table-cell office:value-type="float" office:value="52.1097" calcext:value-type="float">
            <text:p>52.1097</text:p>
          </table:table-cell>
          <table:table-cell office:value-type="float" office:value="51.3869" calcext:value-type="float">
            <text:p>51.3869</text:p>
          </table:table-cell>
          <table:table-cell office:value-type="float" office:value="56.6131" calcext:value-type="float">
            <text:p>56.6131</text:p>
          </table:table-cell>
        </table:table-row>
        <table:table-row table:style-name="ro1">
          <table:table-cell office:value-type="float" office:value="-1.09064" calcext:value-type="float">
            <text:p>-1.09064</text:p>
          </table:table-cell>
          <table:table-cell office:value-type="float" office:value="-0.291574" calcext:value-type="float">
            <text:p>-0.291574</text:p>
          </table:table-cell>
          <table:table-cell office:value-type="float" office:value="-2.44417" calcext:value-type="float">
            <text:p>-2.44417</text:p>
          </table:table-cell>
          <table:table-cell/>
          <table:table-cell office:value-type="float" office:value="2.96192" calcext:value-type="float">
            <text:p>2.96192</text:p>
          </table:table-cell>
          <table:table-cell office:value-type="float" office:value="0.79544" calcext:value-type="float">
            <text:p>0.79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665" calcext:value-type="float">
            <text:p>56.1665</text:p>
          </table:table-cell>
          <table:table-cell office:value-type="float" office:value="51.8335" calcext:value-type="float">
            <text:p>51.8335</text:p>
          </table:table-cell>
          <table:table-cell office:value-type="float" office:value="50.2426" calcext:value-type="float">
            <text:p>50.2426</text:p>
          </table:table-cell>
          <table:table-cell office:value-type="float" office:value="57.7574" calcext:value-type="float">
            <text:p>57.7574</text:p>
          </table:table-cell>
        </table:table-row>
        <table:table-row table:style-name="ro1">
          <table:table-cell office:value-type="float" office:value="-1.03858" calcext:value-type="float">
            <text:p>-1.03858</text:p>
          </table:table-cell>
          <table:table-cell office:value-type="float" office:value="-0.184534" calcext:value-type="float">
            <text:p>-0.184534</text:p>
          </table:table-cell>
          <table:table-cell office:value-type="float" office:value="-2.02319" calcext:value-type="float">
            <text:p>-2.02319</text:p>
          </table:table-cell>
          <table:table-cell/>
          <table:table-cell office:value-type="float" office:value="1.85159" calcext:value-type="float">
            <text:p>1.85159</text:p>
          </table:table-cell>
          <table:table-cell office:value-type="float" office:value="0.649089" calcext:value-type="float">
            <text:p>0.649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2025" calcext:value-type="float">
            <text:p>55.2025</text:p>
          </table:table-cell>
          <table:table-cell office:value-type="float" office:value="52.7975" calcext:value-type="float">
            <text:p>52.7975</text:p>
          </table:table-cell>
          <table:table-cell office:value-type="float" office:value="51.4993" calcext:value-type="float">
            <text:p>51.4993</text:p>
          </table:table-cell>
          <table:table-cell office:value-type="float" office:value="56.5007" calcext:value-type="float">
            <text:p>56.5007</text:p>
          </table:table-cell>
        </table:table-row>
        <table:table-row table:style-name="ro1">
          <table:table-cell office:value-type="float" office:value="-1.00916" calcext:value-type="float">
            <text:p>-1.00916</text:p>
          </table:table-cell>
          <table:table-cell office:value-type="float" office:value="-0.117259" calcext:value-type="float">
            <text:p>-0.117259</text:p>
          </table:table-cell>
          <table:table-cell office:value-type="float" office:value="-1.77777" calcext:value-type="float">
            <text:p>-1.77777</text:p>
          </table:table-cell>
          <table:table-cell/>
          <table:table-cell office:value-type="float" office:value="2.5458" calcext:value-type="float">
            <text:p>2.5458</text:p>
          </table:table-cell>
          <table:table-cell office:value-type="float" office:value="0.79485" calcext:value-type="float">
            <text:p>0.794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509" calcext:value-type="float">
            <text:p>55.7509</text:p>
          </table:table-cell>
          <table:table-cell office:value-type="float" office:value="52.2491" calcext:value-type="float">
            <text:p>52.2491</text:p>
          </table:table-cell>
          <table:table-cell office:value-type="float" office:value="50.6594" calcext:value-type="float">
            <text:p>50.6594</text:p>
          </table:table-cell>
          <table:table-cell office:value-type="float" office:value="57.3406" calcext:value-type="float">
            <text:p>57.3406</text:p>
          </table:table-cell>
        </table:table-row>
        <table:table-row table:style-name="ro1">
          <table:table-cell office:value-type="float" office:value="-0.89623" calcext:value-type="float">
            <text:p>-0.89623</text:p>
          </table:table-cell>
          <table:table-cell office:value-type="float" office:value="-0.0650163" calcext:value-type="float">
            <text:p>-0.0650163</text:p>
          </table:table-cell>
          <table:table-cell office:value-type="float" office:value="-1.52537" calcext:value-type="float">
            <text:p>-1.52537</text:p>
          </table:table-cell>
          <table:table-cell/>
          <table:table-cell office:value-type="float" office:value="2.50051" calcext:value-type="float">
            <text:p>2.50051</text:p>
          </table:table-cell>
          <table:table-cell office:value-type="float" office:value="0.843867" calcext:value-type="float">
            <text:p>0.8438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6566" calcext:value-type="float">
            <text:p>55.6566</text:p>
          </table:table-cell>
          <table:table-cell office:value-type="float" office:value="52.3434" calcext:value-type="float">
            <text:p>52.3434</text:p>
          </table:table-cell>
          <table:table-cell office:value-type="float" office:value="50.6556" calcext:value-type="float">
            <text:p>50.6556</text:p>
          </table:table-cell>
          <table:table-cell office:value-type="float" office:value="57.3444" calcext:value-type="float">
            <text:p>57.3444</text:p>
          </table:table-cell>
        </table:table-row>
        <table:table-row table:style-name="ro1">
          <table:table-cell office:value-type="float" office:value="-0.777051" calcext:value-type="float">
            <text:p>-0.777051</text:p>
          </table:table-cell>
          <table:table-cell office:value-type="float" office:value="-0.0618339" calcext:value-type="float">
            <text:p>-0.0618339</text:p>
          </table:table-cell>
          <table:table-cell office:value-type="float" office:value="-1.19648" calcext:value-type="float">
            <text:p>-1.19648</text:p>
          </table:table-cell>
          <table:table-cell/>
          <table:table-cell office:value-type="float" office:value="2.14825" calcext:value-type="float">
            <text:p>2.14825</text:p>
          </table:table-cell>
          <table:table-cell office:value-type="float" office:value="1.04117" calcext:value-type="float">
            <text:p>1.04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071" calcext:value-type="float">
            <text:p>55.1071</text:p>
          </table:table-cell>
          <table:table-cell office:value-type="float" office:value="52.8929" calcext:value-type="float">
            <text:p>52.8929</text:p>
          </table:table-cell>
          <table:table-cell office:value-type="float" office:value="50.8106" calcext:value-type="float">
            <text:p>50.8106</text:p>
          </table:table-cell>
          <table:table-cell office:value-type="float" office:value="57.1894" calcext:value-type="float">
            <text:p>57.1894</text:p>
          </table:table-cell>
        </table:table-row>
        <table:table-row table:style-name="ro1">
          <table:table-cell office:value-type="float" office:value="-0.601613" calcext:value-type="float">
            <text:p>-0.601613</text:p>
          </table:table-cell>
          <table:table-cell office:value-type="float" office:value="-0.0096193" calcext:value-type="float">
            <text:p>-0.0096193</text:p>
          </table:table-cell>
          <table:table-cell office:value-type="float" office:value="-0.832411" calcext:value-type="float">
            <text:p>-0.832411</text:p>
          </table:table-cell>
          <table:table-cell/>
          <table:table-cell office:value-type="float" office:value="1.9415" calcext:value-type="float">
            <text:p>1.9415</text:p>
          </table:table-cell>
          <table:table-cell office:value-type="float" office:value="0.832274" calcext:value-type="float">
            <text:p>0.8322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092" calcext:value-type="float">
            <text:p>55.1092</text:p>
          </table:table-cell>
          <table:table-cell office:value-type="float" office:value="52.8908" calcext:value-type="float">
            <text:p>52.8908</text:p>
          </table:table-cell>
          <table:table-cell office:value-type="float" office:value="51.2262" calcext:value-type="float">
            <text:p>51.2262</text:p>
          </table:table-cell>
          <table:table-cell office:value-type="float" office:value="56.7738" calcext:value-type="float">
            <text:p>56.7738</text:p>
          </table:table-cell>
        </table:table-row>
        <table:table-row table:style-name="ro1">
          <table:table-cell office:value-type="float" office:value="-0.391624" calcext:value-type="float">
            <text:p>-0.391624</text:p>
          </table:table-cell>
          <table:table-cell office:value-type="float" office:value="0.0154226" calcext:value-type="float">
            <text:p>0.0154226</text:p>
          </table:table-cell>
          <table:table-cell office:value-type="float" office:value="-0.419605" calcext:value-type="float">
            <text:p>-0.419605</text:p>
          </table:table-cell>
          <table:table-cell/>
          <table:table-cell office:value-type="float" office:value="1.65592" calcext:value-type="float">
            <text:p>1.65592</text:p>
          </table:table-cell>
          <table:table-cell office:value-type="float" office:value="0.934242" calcext:value-type="float">
            <text:p>0.934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7217" calcext:value-type="float">
            <text:p>54.7217</text:p>
          </table:table-cell>
          <table:table-cell office:value-type="float" office:value="53.2783" calcext:value-type="float">
            <text:p>53.2783</text:p>
          </table:table-cell>
          <table:table-cell office:value-type="float" office:value="51.4098" calcext:value-type="float">
            <text:p>51.4098</text:p>
          </table:table-cell>
          <table:table-cell office:value-type="float" office:value="56.5902" calcext:value-type="float">
            <text:p>56.5902</text:p>
          </table:table-cell>
        </table:table-row>
        <table:table-row table:style-name="ro1">
          <table:table-cell office:value-type="float" office:value="-0.139916" calcext:value-type="float">
            <text:p>-0.139916</text:p>
          </table:table-cell>
          <table:table-cell office:value-type="float" office:value="0.118869" calcext:value-type="float">
            <text:p>0.118869</text:p>
          </table:table-cell>
          <table:table-cell office:value-type="float" office:value="0.0281224" calcext:value-type="float">
            <text:p>0.0281224</text:p>
          </table:table-cell>
          <table:table-cell/>
          <table:table-cell office:value-type="float" office:value="1.40347" calcext:value-type="float">
            <text:p>1.40347</text:p>
          </table:table-cell>
          <table:table-cell office:value-type="float" office:value="0.591196" calcext:value-type="float">
            <text:p>0.591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123" calcext:value-type="float">
            <text:p>54.8123</text:p>
          </table:table-cell>
          <table:table-cell office:value-type="float" office:value="53.1877" calcext:value-type="float">
            <text:p>53.1877</text:p>
          </table:table-cell>
          <table:table-cell office:value-type="float" office:value="52.0053" calcext:value-type="float">
            <text:p>52.0053</text:p>
          </table:table-cell>
          <table:table-cell office:value-type="float" office:value="55.9947" calcext:value-type="float">
            <text:p>55.9947</text:p>
          </table:table-cell>
        </table:table-row>
        <table:table-row table:style-name="ro1">
          <table:table-cell office:value-type="float" office:value="0.138378" calcext:value-type="float">
            <text:p>0.138378</text:p>
          </table:table-cell>
          <table:table-cell office:value-type="float" office:value="0.29447" calcext:value-type="float">
            <text:p>0.29447</text:p>
          </table:table-cell>
          <table:table-cell office:value-type="float" office:value="0.587162" calcext:value-type="float">
            <text:p>0.587162</text:p>
          </table:table-cell>
          <table:table-cell/>
          <table:table-cell office:value-type="float" office:value="0.80084" calcext:value-type="float">
            <text:p>0.80084</text:p>
          </table:table-cell>
          <table:table-cell office:value-type="float" office:value="0.249845" calcext:value-type="float">
            <text:p>0.249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51" calcext:value-type="float">
            <text:p>54.551</text:p>
          </table:table-cell>
          <table:table-cell office:value-type="float" office:value="53.449" calcext:value-type="float">
            <text:p>53.449</text:p>
          </table:table-cell>
          <table:table-cell office:value-type="float" office:value="52.9493" calcext:value-type="float">
            <text:p>52.9493</text:p>
          </table:table-cell>
          <table:table-cell office:value-type="float" office:value="55.0507" calcext:value-type="float">
            <text:p>55.0507</text:p>
          </table:table-cell>
        </table:table-row>
        <table:table-row table:style-name="ro1">
          <table:table-cell office:value-type="float" office:value="0.450053" calcext:value-type="float">
            <text:p>0.450053</text:p>
          </table:table-cell>
          <table:table-cell office:value-type="float" office:value="0.452242" calcext:value-type="float">
            <text:p>0.452242</text:p>
          </table:table-cell>
          <table:table-cell office:value-type="float" office:value="1.16631" calcext:value-type="float">
            <text:p>1.16631</text:p>
          </table:table-cell>
          <table:table-cell/>
          <table:table-cell office:value-type="float" office:value="0.540648" calcext:value-type="float">
            <text:p>0.540648</text:p>
          </table:table-cell>
          <table:table-cell office:value-type="float" office:value="0.268149" calcext:value-type="float">
            <text:p>0.268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2725" calcext:value-type="float">
            <text:p>54.2725</text:p>
          </table:table-cell>
          <table:table-cell office:value-type="float" office:value="53.7275" calcext:value-type="float">
            <text:p>53.7275</text:p>
          </table:table-cell>
          <table:table-cell office:value-type="float" office:value="53.1912" calcext:value-type="float">
            <text:p>53.1912</text:p>
          </table:table-cell>
          <table:table-cell office:value-type="float" office:value="54.8088" calcext:value-type="float">
            <text:p>54.8088</text:p>
          </table:table-cell>
        </table:table-row>
        <table:table-row table:style-name="ro1">
          <table:table-cell office:value-type="float" office:value="0.767113" calcext:value-type="float">
            <text:p>0.767113</text:p>
          </table:table-cell>
          <table:table-cell office:value-type="float" office:value="0.599633" calcext:value-type="float">
            <text:p>0.599633</text:p>
          </table:table-cell>
          <table:table-cell office:value-type="float" office:value="1.79371" calcext:value-type="float">
            <text:p>1.79371</text:p>
          </table:table-cell>
          <table:table-cell/>
          <table:table-cell office:value-type="float" office:value="0.136955" calcext:value-type="float">
            <text:p>0.136955</text:p>
          </table:table-cell>
          <table:table-cell office:value-type="float" office:value="0.254836" calcext:value-type="float">
            <text:p>0.254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821" calcext:value-type="float">
            <text:p>53.8821</text:p>
          </table:table-cell>
          <table:table-cell office:value-type="float" office:value="54.1179" calcext:value-type="float">
            <text:p>54.1179</text:p>
          </table:table-cell>
          <table:table-cell office:value-type="float" office:value="53.6082" calcext:value-type="float">
            <text:p>53.6082</text:p>
          </table:table-cell>
          <table:table-cell office:value-type="float" office:value="54.3918" calcext:value-type="float">
            <text:p>54.3918</text:p>
          </table:table-cell>
        </table:table-row>
        <table:table-row table:style-name="ro1">
          <table:table-cell office:value-type="float" office:value="1.11155" calcext:value-type="float">
            <text:p>1.11155</text:p>
          </table:table-cell>
          <table:table-cell office:value-type="float" office:value="0.688614" calcext:value-type="float">
            <text:p>0.688614</text:p>
          </table:table-cell>
          <table:table-cell office:value-type="float" office:value="2.46968" calcext:value-type="float">
            <text:p>2.46968</text:p>
          </table:table-cell>
          <table:table-cell/>
          <table:table-cell office:value-type="float" office:value="-0.30041" calcext:value-type="float">
            <text:p>-0.30041</text:p>
          </table:table-cell>
          <table:table-cell office:value-type="float" office:value="0.445574" calcext:value-type="float">
            <text:p>0.445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254" calcext:value-type="float">
            <text:p>53.254</text:p>
          </table:table-cell>
          <table:table-cell office:value-type="float" office:value="54.746" calcext:value-type="float">
            <text:p>54.746</text:p>
          </table:table-cell>
          <table:table-cell office:value-type="float" office:value="53.8548" calcext:value-type="float">
            <text:p>53.8548</text:p>
          </table:table-cell>
          <table:table-cell office:value-type="float" office:value="54.1452" calcext:value-type="float">
            <text:p>54.1452</text:p>
          </table:table-cell>
        </table:table-row>
        <table:table-row table:style-name="ro1">
          <table:table-cell office:value-type="float" office:value="1.46741" calcext:value-type="float">
            <text:p>1.46741</text:p>
          </table:table-cell>
          <table:table-cell office:value-type="float" office:value="0.858095" calcext:value-type="float">
            <text:p>0.858095</text:p>
          </table:table-cell>
          <table:table-cell office:value-type="float" office:value="3.07427" calcext:value-type="float">
            <text:p>3.07427</text:p>
          </table:table-cell>
          <table:table-cell/>
          <table:table-cell office:value-type="float" office:value="-0.258247" calcext:value-type="float">
            <text:p>-0.258247</text:p>
          </table:table-cell>
          <table:table-cell office:value-type="float" office:value="0.0554593" calcext:value-type="float">
            <text:p>0.0554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6863" calcext:value-type="float">
            <text:p>53.6863</text:p>
          </table:table-cell>
          <table:table-cell office:value-type="float" office:value="54.3137" calcext:value-type="float">
            <text:p>54.3137</text:p>
          </table:table-cell>
          <table:table-cell office:value-type="float" office:value="54.2028" calcext:value-type="float">
            <text:p>54.2028</text:p>
          </table:table-cell>
          <table:table-cell office:value-type="float" office:value="53.7972" calcext:value-type="float">
            <text:p>53.7972</text:p>
          </table:table-cell>
        </table:table-row>
        <table:table-row table:style-name="ro1">
          <table:table-cell office:value-type="float" office:value="1.82861" calcext:value-type="float">
            <text:p>1.82861</text:p>
          </table:table-cell>
          <table:table-cell office:value-type="float" office:value="1.02466" calcext:value-type="float">
            <text:p>1.02466</text:p>
          </table:table-cell>
          <table:table-cell office:value-type="float" office:value="3.68484" calcext:value-type="float">
            <text:p>3.68484</text:p>
          </table:table-cell>
          <table:table-cell/>
          <table:table-cell office:value-type="float" office:value="-0.54538" calcext:value-type="float">
            <text:p>-0.54538</text:p>
          </table:table-cell>
          <table:table-cell office:value-type="float" office:value="-0.00524743" calcext:value-type="float">
            <text:p>-0.00524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4599" calcext:value-type="float">
            <text:p>53.4599</text:p>
          </table:table-cell>
          <table:table-cell office:value-type="float" office:value="54.5401" calcext:value-type="float">
            <text:p>54.5401</text:p>
          </table:table-cell>
          <table:table-cell office:value-type="float" office:value="54.5506" calcext:value-type="float">
            <text:p>54.5506</text:p>
          </table:table-cell>
          <table:table-cell office:value-type="float" office:value="53.4494" calcext:value-type="float">
            <text:p>53.4494</text:p>
          </table:table-cell>
        </table:table-row>
        <table:table-row table:style-name="ro1">
          <table:table-cell office:value-type="float" office:value="2.19584" calcext:value-type="float">
            <text:p>2.19584</text:p>
          </table:table-cell>
          <table:table-cell office:value-type="float" office:value="1.16829" calcext:value-type="float">
            <text:p>1.16829</text:p>
          </table:table-cell>
          <table:table-cell office:value-type="float" office:value="4.33723" calcext:value-type="float">
            <text:p>4.33723</text:p>
          </table:table-cell>
          <table:table-cell/>
          <table:table-cell office:value-type="float" office:value="-1.00584" calcext:value-type="float">
            <text:p>-1.00584</text:p>
          </table:table-cell>
          <table:table-cell office:value-type="float" office:value="0.0155198" calcext:value-type="float">
            <text:p>0.0155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9786" calcext:value-type="float">
            <text:p>52.9786</text:p>
          </table:table-cell>
          <table:table-cell office:value-type="float" office:value="55.0214" calcext:value-type="float">
            <text:p>55.0214</text:p>
          </table:table-cell>
          <table:table-cell office:value-type="float" office:value="54.9903" calcext:value-type="float">
            <text:p>54.9903</text:p>
          </table:table-cell>
          <table:table-cell office:value-type="float" office:value="53.0097" calcext:value-type="float">
            <text:p>53.0097</text:p>
          </table:table-cell>
        </table:table-row>
        <table:table-row table:style-name="ro1">
          <table:table-cell office:value-type="float" office:value="2.55721" calcext:value-type="float">
            <text:p>2.55721</text:p>
          </table:table-cell>
          <table:table-cell office:value-type="float" office:value="1.41389" calcext:value-type="float">
            <text:p>1.41389</text:p>
          </table:table-cell>
          <table:table-cell office:value-type="float" office:value="4.9866" calcext:value-type="float">
            <text:p>4.9866</text:p>
          </table:table-cell>
          <table:table-cell/>
          <table:table-cell office:value-type="float" office:value="-1.30571" calcext:value-type="float">
            <text:p>-1.30571</text:p>
          </table:table-cell>
          <table:table-cell office:value-type="float" office:value="-0.496177" calcext:value-type="float">
            <text:p>-0.496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1905" calcext:value-type="float">
            <text:p>53.1905</text:p>
          </table:table-cell>
          <table:table-cell office:value-type="float" office:value="54.8095" calcext:value-type="float">
            <text:p>54.8095</text:p>
          </table:table-cell>
          <table:table-cell office:value-type="float" office:value="55.8019" calcext:value-type="float">
            <text:p>55.8019</text:p>
          </table:table-cell>
          <table:table-cell office:value-type="float" office:value="52.1981" calcext:value-type="float">
            <text:p>52.1981</text:p>
          </table:table-cell>
        </table:table-row>
        <table:table-row table:style-name="ro1">
          <table:table-cell office:value-type="float" office:value="2.90726" calcext:value-type="float">
            <text:p>2.90726</text:p>
          </table:table-cell>
          <table:table-cell office:value-type="float" office:value="1.69823" calcext:value-type="float">
            <text:p>1.69823</text:p>
          </table:table-cell>
          <table:table-cell office:value-type="float" office:value="5.63401" calcext:value-type="float">
            <text:p>5.63401</text:p>
          </table:table-cell>
          <table:table-cell/>
          <table:table-cell office:value-type="float" office:value="-1.62878" calcext:value-type="float">
            <text:p>-1.62878</text:p>
          </table:table-cell>
          <table:table-cell office:value-type="float" office:value="-0.773152" calcext:value-type="float">
            <text:p>-0.773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1444" calcext:value-type="float">
            <text:p>53.1444</text:p>
          </table:table-cell>
          <table:table-cell office:value-type="float" office:value="54.8556" calcext:value-type="float">
            <text:p>54.8556</text:p>
          </table:table-cell>
          <table:table-cell office:value-type="float" office:value="56.4019" calcext:value-type="float">
            <text:p>56.4019</text:p>
          </table:table-cell>
          <table:table-cell office:value-type="float" office:value="51.5981" calcext:value-type="float">
            <text:p>51.5981</text:p>
          </table:table-cell>
        </table:table-row>
        <table:table-row table:style-name="ro1">
          <table:table-cell office:value-type="float" office:value="3.2546" calcext:value-type="float">
            <text:p>3.2546</text:p>
          </table:table-cell>
          <table:table-cell office:value-type="float" office:value="1.99904" calcext:value-type="float">
            <text:p>1.99904</text:p>
          </table:table-cell>
          <table:table-cell office:value-type="float" office:value="6.22386" calcext:value-type="float">
            <text:p>6.22386</text:p>
          </table:table-cell>
          <table:table-cell/>
          <table:table-cell office:value-type="float" office:value="-1.73268" calcext:value-type="float">
            <text:p>-1.73268</text:p>
          </table:table-cell>
          <table:table-cell office:value-type="float" office:value="-0.97421" calcext:value-type="float">
            <text:p>-0.974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2415" calcext:value-type="float">
            <text:p>53.2415</text:p>
          </table:table-cell>
          <table:table-cell office:value-type="float" office:value="54.7585" calcext:value-type="float">
            <text:p>54.7585</text:p>
          </table:table-cell>
          <table:table-cell office:value-type="float" office:value="56.7069" calcext:value-type="float">
            <text:p>56.7069</text:p>
          </table:table-cell>
          <table:table-cell office:value-type="float" office:value="51.2931" calcext:value-type="float">
            <text:p>51.2931</text:p>
          </table:table-cell>
        </table:table-row>
        <table:table-row table:style-name="ro1">
          <table:table-cell office:value-type="float" office:value="3.58856" calcext:value-type="float">
            <text:p>3.58856</text:p>
          </table:table-cell>
          <table:table-cell office:value-type="float" office:value="2.41641" calcext:value-type="float">
            <text:p>2.41641</text:p>
          </table:table-cell>
          <table:table-cell office:value-type="float" office:value="6.64056" calcext:value-type="float">
            <text:p>6.64056</text:p>
          </table:table-cell>
          <table:table-cell/>
          <table:table-cell office:value-type="float" office:value="-1.34349" calcext:value-type="float">
            <text:p>-1.34349</text:p>
          </table:table-cell>
          <table:table-cell office:value-type="float" office:value="-1.61731" calcext:value-type="float">
            <text:p>-1.617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2738" calcext:value-type="float">
            <text:p>54.2738</text:p>
          </table:table-cell>
          <table:table-cell office:value-type="float" office:value="53.7262" calcext:value-type="float">
            <text:p>53.7262</text:p>
          </table:table-cell>
          <table:table-cell office:value-type="float" office:value="56.9608" calcext:value-type="float">
            <text:p>56.9608</text:p>
          </table:table-cell>
          <table:table-cell office:value-type="float" office:value="51.0392" calcext:value-type="float">
            <text:p>51.0392</text:p>
          </table:table-cell>
        </table:table-row>
        <table:table-row table:style-name="ro1">
          <table:table-cell office:value-type="float" office:value="3.91829" calcext:value-type="float">
            <text:p>3.91829</text:p>
          </table:table-cell>
          <table:table-cell office:value-type="float" office:value="2.78309" calcext:value-type="float">
            <text:p>2.78309</text:p>
          </table:table-cell>
          <table:table-cell office:value-type="float" office:value="6.94457" calcext:value-type="float">
            <text:p>6.94457</text:p>
          </table:table-cell>
          <table:table-cell/>
          <table:table-cell office:value-type="float" office:value="-1.17704" calcext:value-type="float">
            <text:p>-1.17704</text:p>
          </table:table-cell>
          <table:table-cell office:value-type="float" office:value="-1.58969" calcext:value-type="float">
            <text:p>-1.58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4127" calcext:value-type="float">
            <text:p>54.4127</text:p>
          </table:table-cell>
          <table:table-cell office:value-type="float" office:value="53.5873" calcext:value-type="float">
            <text:p>53.5873</text:p>
          </table:table-cell>
          <table:table-cell office:value-type="float" office:value="56.7667" calcext:value-type="float">
            <text:p>56.7667</text:p>
          </table:table-cell>
          <table:table-cell office:value-type="float" office:value="51.2333" calcext:value-type="float">
            <text:p>51.2333</text:p>
          </table:table-cell>
        </table:table-row>
        <table:table-row table:style-name="ro1">
          <table:table-cell office:value-type="float" office:value="4.21852" calcext:value-type="float">
            <text:p>4.21852</text:p>
          </table:table-cell>
          <table:table-cell office:value-type="float" office:value="3.22057" calcext:value-type="float">
            <text:p>3.22057</text:p>
          </table:table-cell>
          <table:table-cell office:value-type="float" office:value="7.07704" calcext:value-type="float">
            <text:p>7.07704</text:p>
          </table:table-cell>
          <table:table-cell/>
          <table:table-cell office:value-type="float" office:value="-0.736353" calcext:value-type="float">
            <text:p>-0.736353</text:p>
          </table:table-cell>
          <table:table-cell office:value-type="float" office:value="-2.07889" calcext:value-type="float">
            <text:p>-2.07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425" calcext:value-type="float">
            <text:p>55.3425</text:p>
          </table:table-cell>
          <table:table-cell office:value-type="float" office:value="52.6575" calcext:value-type="float">
            <text:p>52.6575</text:p>
          </table:table-cell>
          <table:table-cell office:value-type="float" office:value="56.8152" calcext:value-type="float">
            <text:p>56.8152</text:p>
          </table:table-cell>
          <table:table-cell office:value-type="float" office:value="51.1848" calcext:value-type="float">
            <text:p>51.1848</text:p>
          </table:table-cell>
        </table:table-row>
        <table:table-row table:style-name="ro1">
          <table:table-cell office:value-type="float" office:value="4.50634" calcext:value-type="float">
            <text:p>4.50634</text:p>
          </table:table-cell>
          <table:table-cell office:value-type="float" office:value="3.62873" calcext:value-type="float">
            <text:p>3.62873</text:p>
          </table:table-cell>
          <table:table-cell office:value-type="float" office:value="7.18043" calcext:value-type="float">
            <text:p>7.18043</text:p>
          </table:table-cell>
          <table:table-cell/>
          <table:table-cell office:value-type="float" office:value="-0.861273" calcext:value-type="float">
            <text:p>-0.861273</text:p>
          </table:table-cell>
          <table:table-cell office:value-type="float" office:value="-2.17248" calcext:value-type="float">
            <text:p>-2.17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112" calcext:value-type="float">
            <text:p>55.3112</text:p>
          </table:table-cell>
          <table:table-cell office:value-type="float" office:value="52.6888" calcext:value-type="float">
            <text:p>52.6888</text:p>
          </table:table-cell>
          <table:table-cell office:value-type="float" office:value="57.0337" calcext:value-type="float">
            <text:p>57.0337</text:p>
          </table:table-cell>
          <table:table-cell office:value-type="float" office:value="50.9663" calcext:value-type="float">
            <text:p>50.9663</text:p>
          </table:table-cell>
        </table:table-row>
        <table:table-row table:style-name="ro1">
          <table:table-cell office:value-type="float" office:value="4.76068" calcext:value-type="float">
            <text:p>4.76068</text:p>
          </table:table-cell>
          <table:table-cell office:value-type="float" office:value="4.06566" calcext:value-type="float">
            <text:p>4.06566</text:p>
          </table:table-cell>
          <table:table-cell office:value-type="float" office:value="7.16995" calcext:value-type="float">
            <text:p>7.16995</text:p>
          </table:table-cell>
          <table:table-cell/>
          <table:table-cell office:value-type="float" office:value="-0.61826" calcext:value-type="float">
            <text:p>-0.61826</text:p>
          </table:table-cell>
          <table:table-cell office:value-type="float" office:value="-2.51881" calcext:value-type="float">
            <text:p>-2.518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006" calcext:value-type="float">
            <text:p>55.9006</text:p>
          </table:table-cell>
          <table:table-cell office:value-type="float" office:value="52.0994" calcext:value-type="float">
            <text:p>52.0994</text:p>
          </table:table-cell>
          <table:table-cell office:value-type="float" office:value="57.1371" calcext:value-type="float">
            <text:p>57.1371</text:p>
          </table:table-cell>
          <table:table-cell office:value-type="float" office:value="50.8629" calcext:value-type="float">
            <text:p>50.8629</text:p>
          </table:table-cell>
        </table:table-row>
        <table:table-row table:style-name="ro1">
          <table:table-cell office:value-type="float" office:value="4.99489" calcext:value-type="float">
            <text:p>4.99489</text:p>
          </table:table-cell>
          <table:table-cell office:value-type="float" office:value="4.43325" calcext:value-type="float">
            <text:p>4.43325</text:p>
          </table:table-cell>
          <table:table-cell office:value-type="float" office:value="7.05557" calcext:value-type="float">
            <text:p>7.05557</text:p>
          </table:table-cell>
          <table:table-cell/>
          <table:table-cell office:value-type="float" office:value="-0.385755" calcext:value-type="float">
            <text:p>-0.385755</text:p>
          </table:table-cell>
          <table:table-cell office:value-type="float" office:value="-2.46631" calcext:value-type="float">
            <text:p>-2.46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0806" calcext:value-type="float">
            <text:p>56.0806</text:p>
          </table:table-cell>
          <table:table-cell office:value-type="float" office:value="51.9194" calcext:value-type="float">
            <text:p>51.9194</text:p>
          </table:table-cell>
          <table:table-cell office:value-type="float" office:value="56.8521" calcext:value-type="float">
            <text:p>56.8521</text:p>
          </table:table-cell>
          <table:table-cell office:value-type="float" office:value="51.1479" calcext:value-type="float">
            <text:p>51.1479</text:p>
          </table:table-cell>
        </table:table-row>
        <table:table-row table:style-name="ro1">
          <table:table-cell office:value-type="float" office:value="5.20901" calcext:value-type="float">
            <text:p>5.20901</text:p>
          </table:table-cell>
          <table:table-cell office:value-type="float" office:value="4.77878" calcext:value-type="float">
            <text:p>4.77878</text:p>
          </table:table-cell>
          <table:table-cell office:value-type="float" office:value="6.80162" calcext:value-type="float">
            <text:p>6.80162</text:p>
          </table:table-cell>
          <table:table-cell/>
          <table:table-cell office:value-type="float" office:value="0.0319895" calcext:value-type="float">
            <text:p>0.0319895</text:p>
          </table:table-cell>
          <table:table-cell office:value-type="float" office:value="-2.60782" calcext:value-type="float">
            <text:p>-2.60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398" calcext:value-type="float">
            <text:p>56.6398</text:p>
          </table:table-cell>
          <table:table-cell office:value-type="float" office:value="51.3602" calcext:value-type="float">
            <text:p>51.3602</text:p>
          </table:table-cell>
          <table:table-cell office:value-type="float" office:value="56.5758" calcext:value-type="float">
            <text:p>56.5758</text:p>
          </table:table-cell>
          <table:table-cell office:value-type="float" office:value="51.4242" calcext:value-type="float">
            <text:p>51.4242</text:p>
          </table:table-cell>
        </table:table-row>
        <table:table-row table:style-name="ro1">
          <table:table-cell office:value-type="float" office:value="135.304" calcext:value-type="float">
            <text:p>135.304</text:p>
          </table:table-cell>
          <table:table-cell office:value-type="float" office:value="5.0218" calcext:value-type="float">
            <text:p>5.0218</text:p>
          </table:table-cell>
          <table:table-cell office:value-type="float" office:value="6.35797" calcext:value-type="float">
            <text:p>6.35797</text:p>
          </table:table-cell>
          <table:table-cell/>
          <table:table-cell office:value-type="float" office:value="0.710962" calcext:value-type="float">
            <text:p>0.710962</text:p>
          </table:table-cell>
          <table:table-cell office:value-type="float" office:value="-2.40921" calcext:value-type="float">
            <text:p>-2.409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202" calcext:value-type="float">
            <text:p>57.1202</text:p>
          </table:table-cell>
          <table:table-cell office:value-type="float" office:value="50.8798" calcext:value-type="float">
            <text:p>50.8798</text:p>
          </table:table-cell>
          <table:table-cell office:value-type="float" office:value="55.6982" calcext:value-type="float">
            <text:p>55.6982</text:p>
          </table:table-cell>
          <table:table-cell office:value-type="float" office:value="52.3018" calcext:value-type="float">
            <text:p>52.3018</text:p>
          </table:table-cell>
        </table:table-row>
        <table:table-row table:style-name="ro1">
          <table:table-cell office:value-type="float" office:value="135.522" calcext:value-type="float">
            <text:p>135.522</text:p>
          </table:table-cell>
          <table:table-cell office:value-type="float" office:value="5.21429" calcext:value-type="float">
            <text:p>5.21429</text:p>
          </table:table-cell>
          <table:table-cell office:value-type="float" office:value="5.71884" calcext:value-type="float">
            <text:p>5.71884</text:p>
          </table:table-cell>
          <table:table-cell/>
          <table:table-cell office:value-type="float" office:value="1.48108" calcext:value-type="float">
            <text:p>1.48108</text:p>
          </table:table-cell>
          <table:table-cell office:value-type="float" office:value="-2.41161" calcext:value-type="float">
            <text:p>-2.411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927" calcext:value-type="float">
            <text:p>57.8927</text:p>
          </table:table-cell>
          <table:table-cell office:value-type="float" office:value="50.1073" calcext:value-type="float">
            <text:p>50.1073</text:p>
          </table:table-cell>
          <table:table-cell office:value-type="float" office:value="54.9305" calcext:value-type="float">
            <text:p>54.9305</text:p>
          </table:table-cell>
          <table:table-cell office:value-type="float" office:value="53.0695" calcext:value-type="float">
            <text:p>53.0695</text:p>
          </table:table-cell>
        </table:table-row>
        <table:table-row table:style-name="ro1">
          <table:table-cell office:value-type="float" office:value="135.762" calcext:value-type="float">
            <text:p>135.762</text:p>
          </table:table-cell>
          <table:table-cell office:value-type="float" office:value="5.28092" calcext:value-type="float">
            <text:p>5.28092</text:p>
          </table:table-cell>
          <table:table-cell office:value-type="float" office:value="4.97441" calcext:value-type="float">
            <text:p>4.97441</text:p>
          </table:table-cell>
          <table:table-cell/>
          <table:table-cell office:value-type="float" office:value="1.93918" calcext:value-type="float">
            <text:p>1.93918</text:p>
          </table:table-cell>
          <table:table-cell office:value-type="float" office:value="-2.08329" calcext:value-type="float">
            <text:p>-2.08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0225" calcext:value-type="float">
            <text:p>58.0225</text:p>
          </table:table-cell>
          <table:table-cell office:value-type="float" office:value="49.9775" calcext:value-type="float">
            <text:p>49.9775</text:p>
          </table:table-cell>
          <table:table-cell office:value-type="float" office:value="54.1441" calcext:value-type="float">
            <text:p>54.1441</text:p>
          </table:table-cell>
          <table:table-cell office:value-type="float" office:value="53.8559" calcext:value-type="float">
            <text:p>53.8559</text:p>
          </table:table-cell>
        </table:table-row>
        <table:table-row table:style-name="ro1">
          <table:table-cell office:value-type="float" office:value="136.01" calcext:value-type="float">
            <text:p>136.01</text:p>
          </table:table-cell>
          <table:table-cell office:value-type="float" office:value="5.26581" calcext:value-type="float">
            <text:p>5.26581</text:p>
          </table:table-cell>
          <table:table-cell office:value-type="float" office:value="4.03114" calcext:value-type="float">
            <text:p>4.03114</text:p>
          </table:table-cell>
          <table:table-cell/>
          <table:table-cell office:value-type="float" office:value="2.84938" calcext:value-type="float">
            <text:p>2.84938</text:p>
          </table:table-cell>
          <table:table-cell office:value-type="float" office:value="-1.91051" calcext:value-type="float">
            <text:p>-1.91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7599" calcext:value-type="float">
            <text:p>58.7599</text:p>
          </table:table-cell>
          <table:table-cell office:value-type="float" office:value="49.2401" calcext:value-type="float">
            <text:p>49.2401</text:p>
          </table:table-cell>
          <table:table-cell office:value-type="float" office:value="53.0611" calcext:value-type="float">
            <text:p>53.0611</text:p>
          </table:table-cell>
          <table:table-cell office:value-type="float" office:value="54.9389" calcext:value-type="float">
            <text:p>54.9389</text:p>
          </table:table-cell>
        </table:table-row>
        <table:table-row table:style-name="ro1">
          <table:table-cell office:value-type="float" office:value="136.282" calcext:value-type="float">
            <text:p>136.282</text:p>
          </table:table-cell>
          <table:table-cell office:value-type="float" office:value="5.07728" calcext:value-type="float">
            <text:p>5.07728</text:p>
          </table:table-cell>
          <table:table-cell office:value-type="float" office:value="3.00358" calcext:value-type="float">
            <text:p>3.00358</text:p>
          </table:table-cell>
          <table:table-cell/>
          <table:table-cell office:value-type="float" office:value="3.35338" calcext:value-type="float">
            <text:p>3.35338</text:p>
          </table:table-cell>
          <table:table-cell office:value-type="float" office:value="-1.322" calcext:value-type="float">
            <text:p>-1.3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6754" calcext:value-type="float">
            <text:p>58.6754</text:p>
          </table:table-cell>
          <table:table-cell office:value-type="float" office:value="49.3246" calcext:value-type="float">
            <text:p>49.3246</text:p>
          </table:table-cell>
          <table:table-cell office:value-type="float" office:value="51.9686" calcext:value-type="float">
            <text:p>51.9686</text:p>
          </table:table-cell>
          <table:table-cell office:value-type="float" office:value="56.0314" calcext:value-type="float">
            <text:p>56.0314</text:p>
          </table:table-cell>
        </table:table-row>
        <table:table-row table:style-name="ro1">
          <table:table-cell office:value-type="float" office:value="136.627" calcext:value-type="float">
            <text:p>136.627</text:p>
          </table:table-cell>
          <table:table-cell office:value-type="float" office:value="4.79977" calcext:value-type="float">
            <text:p>4.79977</text:p>
          </table:table-cell>
          <table:table-cell office:value-type="float" office:value="1.92493" calcext:value-type="float">
            <text:p>1.92493</text:p>
          </table:table-cell>
          <table:table-cell/>
          <table:table-cell office:value-type="float" office:value="3.76959" calcext:value-type="float">
            <text:p>3.76959</text:p>
          </table:table-cell>
          <table:table-cell office:value-type="float" office:value="-1.04071" calcext:value-type="float">
            <text:p>-1.04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103" calcext:value-type="float">
            <text:p>58.8103</text:p>
          </table:table-cell>
          <table:table-cell office:value-type="float" office:value="49.1897" calcext:value-type="float">
            <text:p>49.1897</text:p>
          </table:table-cell>
          <table:table-cell office:value-type="float" office:value="51.2711" calcext:value-type="float">
            <text:p>51.2711</text:p>
          </table:table-cell>
          <table:table-cell office:value-type="float" office:value="56.7289" calcext:value-type="float">
            <text:p>56.7289</text:p>
          </table:table-cell>
        </table:table-row>
        <table:table-row table:style-name="ro1">
          <table:table-cell office:value-type="float" office:value="136.886" calcext:value-type="float">
            <text:p>136.886</text:p>
          </table:table-cell>
          <table:table-cell office:value-type="float" office:value="4.41778" calcext:value-type="float">
            <text:p>4.41778</text:p>
          </table:table-cell>
          <table:table-cell office:value-type="float" office:value="0.775462" calcext:value-type="float">
            <text:p>0.775462</text:p>
          </table:table-cell>
          <table:table-cell/>
          <table:table-cell office:value-type="float" office:value="4.31702" calcext:value-type="float">
            <text:p>4.31702</text:p>
          </table:table-cell>
          <table:table-cell office:value-type="float" office:value="-0.659829" calcext:value-type="float">
            <text:p>-0.6598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9768" calcext:value-type="float">
            <text:p>58.9768</text:p>
          </table:table-cell>
          <table:table-cell office:value-type="float" office:value="49.0232" calcext:value-type="float">
            <text:p>49.0232</text:p>
          </table:table-cell>
          <table:table-cell office:value-type="float" office:value="50.3428" calcext:value-type="float">
            <text:p>50.3428</text:p>
          </table:table-cell>
          <table:table-cell office:value-type="float" office:value="57.6572" calcext:value-type="float">
            <text:p>57.6572</text:p>
          </table:table-cell>
        </table:table-row>
        <table:table-row table:style-name="ro1">
          <table:table-cell office:value-type="float" office:value="137.294" calcext:value-type="float">
            <text:p>137.294</text:p>
          </table:table-cell>
          <table:table-cell office:value-type="float" office:value="3.87046" calcext:value-type="float">
            <text:p>3.87046</text:p>
          </table:table-cell>
          <table:table-cell office:value-type="float" office:value="-0.274494" calcext:value-type="float">
            <text:p>-0.274494</text:p>
          </table:table-cell>
          <table:table-cell/>
          <table:table-cell office:value-type="float" office:value="4.18967" calcext:value-type="float">
            <text:p>4.18967</text:p>
          </table:table-cell>
          <table:table-cell office:value-type="float" office:value="0.022227" calcext:value-type="float">
            <text:p>0.022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1674" calcext:value-type="float">
            <text:p>58.1674</text:p>
          </table:table-cell>
          <table:table-cell office:value-type="float" office:value="49.8326" calcext:value-type="float">
            <text:p>49.8326</text:p>
          </table:table-cell>
          <table:table-cell office:value-type="float" office:value="49.7881" calcext:value-type="float">
            <text:p>49.7881</text:p>
          </table:table-cell>
          <table:table-cell office:value-type="float" office:value="58.2119" calcext:value-type="float">
            <text:p>58.2119</text:p>
          </table:table-cell>
        </table:table-row>
        <table:table-row table:style-name="ro1">
          <table:table-cell office:value-type="float" office:value="137.537" calcext:value-type="float">
            <text:p>137.537</text:p>
          </table:table-cell>
          <table:table-cell office:value-type="float" office:value="3.31513" calcext:value-type="float">
            <text:p>3.31513</text:p>
          </table:table-cell>
          <table:table-cell office:value-type="float" office:value="-1.34663" calcext:value-type="float">
            <text:p>-1.34663</text:p>
          </table:table-cell>
          <table:table-cell/>
          <table:table-cell office:value-type="float" office:value="4.58683" calcext:value-type="float">
            <text:p>4.58683</text:p>
          </table:table-cell>
          <table:table-cell office:value-type="float" office:value="0.09363" calcext:value-type="float">
            <text:p>0.09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4932" calcext:value-type="float">
            <text:p>58.4932</text:p>
          </table:table-cell>
          <table:table-cell office:value-type="float" office:value="49.5068" calcext:value-type="float">
            <text:p>49.5068</text:p>
          </table:table-cell>
          <table:table-cell office:value-type="float" office:value="49.3195" calcext:value-type="float">
            <text:p>49.3195</text:p>
          </table:table-cell>
          <table:table-cell office:value-type="float" office:value="58.6805" calcext:value-type="float">
            <text:p>58.6805</text:p>
          </table:table-cell>
        </table:table-row>
        <table:table-row table:style-name="ro1">
          <table:table-cell office:value-type="float" office:value="137.801" calcext:value-type="float">
            <text:p>137.801</text:p>
          </table:table-cell>
          <table:table-cell office:value-type="float" office:value="2.62653" calcext:value-type="float">
            <text:p>2.62653</text:p>
          </table:table-cell>
          <table:table-cell office:value-type="float" office:value="-2.27858" calcext:value-type="float">
            <text:p>-2.27858</text:p>
          </table:table-cell>
          <table:table-cell/>
          <table:table-cell office:value-type="float" office:value="4.32744" calcext:value-type="float">
            <text:p>4.32744</text:p>
          </table:table-cell>
          <table:table-cell office:value-type="float" office:value="0.720048" calcext:value-type="float">
            <text:p>0.72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6074" calcext:value-type="float">
            <text:p>57.6074</text:p>
          </table:table-cell>
          <table:table-cell office:value-type="float" office:value="50.3926" calcext:value-type="float">
            <text:p>50.3926</text:p>
          </table:table-cell>
          <table:table-cell office:value-type="float" office:value="48.9525" calcext:value-type="float">
            <text:p>48.9525</text:p>
          </table:table-cell>
          <table:table-cell office:value-type="float" office:value="59.0475" calcext:value-type="float">
            <text:p>59.0475</text:p>
          </table:table-cell>
        </table:table-row>
        <table:table-row table:style-name="ro1">
          <table:table-cell office:value-type="float" office:value="138.097" calcext:value-type="float">
            <text:p>138.097</text:p>
          </table:table-cell>
          <table:table-cell office:value-type="float" office:value="1.93519" calcext:value-type="float">
            <text:p>1.93519</text:p>
          </table:table-cell>
          <table:table-cell office:value-type="float" office:value="-3.05734" calcext:value-type="float">
            <text:p>-3.05734</text:p>
          </table:table-cell>
          <table:table-cell/>
          <table:table-cell office:value-type="float" office:value="4.00106" calcext:value-type="float">
            <text:p>4.00106</text:p>
          </table:table-cell>
          <table:table-cell office:value-type="float" office:value="0.845796" calcext:value-type="float">
            <text:p>0.845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553" calcext:value-type="float">
            <text:p>57.1553</text:p>
          </table:table-cell>
          <table:table-cell office:value-type="float" office:value="50.8447" calcext:value-type="float">
            <text:p>50.8447</text:p>
          </table:table-cell>
          <table:table-cell office:value-type="float" office:value="49.1531" calcext:value-type="float">
            <text:p>49.1531</text:p>
          </table:table-cell>
          <table:table-cell office:value-type="float" office:value="58.8469" calcext:value-type="float">
            <text:p>58.8469</text:p>
          </table:table-cell>
        </table:table-row>
        <table:table-row table:style-name="ro1">
          <table:table-cell office:value-type="float" office:value="138.329" calcext:value-type="float">
            <text:p>138.329</text:p>
          </table:table-cell>
          <table:table-cell office:value-type="float" office:value="1.26391" calcext:value-type="float">
            <text:p>1.26391</text:p>
          </table:table-cell>
          <table:table-cell office:value-type="float" office:value="-3.6737" calcext:value-type="float">
            <text:p>-3.6737</text:p>
          </table:table-cell>
          <table:table-cell/>
          <table:table-cell office:value-type="float" office:value="3.6158" calcext:value-type="float">
            <text:p>3.6158</text:p>
          </table:table-cell>
          <table:table-cell office:value-type="float" office:value="0.895494" calcext:value-type="float">
            <text:p>0.895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203" calcext:value-type="float">
            <text:p>56.7203</text:p>
          </table:table-cell>
          <table:table-cell office:value-type="float" office:value="51.2797" calcext:value-type="float">
            <text:p>51.2797</text:p>
          </table:table-cell>
          <table:table-cell office:value-type="float" office:value="49.4887" calcext:value-type="float">
            <text:p>49.4887</text:p>
          </table:table-cell>
          <table:table-cell office:value-type="float" office:value="58.5113" calcext:value-type="float">
            <text:p>58.5113</text:p>
          </table:table-cell>
        </table:table-row>
        <table:table-row table:style-name="ro1">
          <table:table-cell office:value-type="float" office:value="138.586" calcext:value-type="float">
            <text:p>138.586</text:p>
          </table:table-cell>
          <table:table-cell office:value-type="float" office:value="0.659618" calcext:value-type="float">
            <text:p>0.659618</text:p>
          </table:table-cell>
          <table:table-cell office:value-type="float" office:value="-4.05882" calcext:value-type="float">
            <text:p>-4.05882</text:p>
          </table:table-cell>
          <table:table-cell/>
          <table:table-cell office:value-type="float" office:value="2.90885" calcext:value-type="float">
            <text:p>2.90885</text:p>
          </table:table-cell>
          <table:table-cell office:value-type="float" office:value="0.758786" calcext:value-type="float">
            <text:p>0.7587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501" calcext:value-type="float">
            <text:p>56.1501</text:p>
          </table:table-cell>
          <table:table-cell office:value-type="float" office:value="51.8499" calcext:value-type="float">
            <text:p>51.8499</text:p>
          </table:table-cell>
          <table:table-cell office:value-type="float" office:value="50.3324" calcext:value-type="float">
            <text:p>50.3324</text:p>
          </table:table-cell>
          <table:table-cell office:value-type="float" office:value="57.6676" calcext:value-type="float">
            <text:p>57.6676</text:p>
          </table:table-cell>
        </table:table-row>
        <table:table-row table:style-name="ro1">
          <table:table-cell office:value-type="float" office:value="138.826" calcext:value-type="float">
            <text:p>138.826</text:p>
          </table:table-cell>
          <table:table-cell office:value-type="float" office:value="0.0614365" calcext:value-type="float">
            <text:p>0.0614365</text:p>
          </table:table-cell>
          <table:table-cell office:value-type="float" office:value="-4.28146" calcext:value-type="float">
            <text:p>-4.28146</text:p>
          </table:table-cell>
          <table:table-cell/>
          <table:table-cell office:value-type="float" office:value="2.44305" calcext:value-type="float">
            <text:p>2.44305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61" calcext:value-type="float">
            <text:p>55.561</text:p>
          </table:table-cell>
          <table:table-cell office:value-type="float" office:value="52.439" calcext:value-type="float">
            <text:p>52.439</text:p>
          </table:table-cell>
          <table:table-cell office:value-type="float" office:value="50.6749" calcext:value-type="float">
            <text:p>50.6749</text:p>
          </table:table-cell>
          <table:table-cell office:value-type="float" office:value="57.3251" calcext:value-type="float">
            <text:p>57.3251</text:p>
          </table:table-cell>
        </table:table-row>
        <table:table-row table:style-name="ro1">
          <table:table-cell office:value-type="float" office:value="139.049" calcext:value-type="float">
            <text:p>139.049</text:p>
          </table:table-cell>
          <table:table-cell office:value-type="float" office:value="-0.555558" calcext:value-type="float">
            <text:p>-0.555558</text:p>
          </table:table-cell>
          <table:table-cell office:value-type="float" office:value="-4.29228" calcext:value-type="float">
            <text:p>-4.29228</text:p>
          </table:table-cell>
          <table:table-cell/>
          <table:table-cell office:value-type="float" office:value="1.72724" calcext:value-type="float">
            <text:p>1.72724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99" calcext:value-type="float">
            <text:p>54.599</text:p>
          </table:table-cell>
          <table:table-cell office:value-type="float" office:value="53.401" calcext:value-type="float">
            <text:p>53.401</text:p>
          </table:table-cell>
          <table:table-cell office:value-type="float" office:value="51.1445" calcext:value-type="float">
            <text:p>51.1445</text:p>
          </table:table-cell>
          <table:table-cell office:value-type="float" office:value="56.8555" calcext:value-type="float">
            <text:p>56.8555</text:p>
          </table:table-cell>
        </table:table-row>
        <table:table-row table:style-name="ro1">
          <table:table-cell office:value-type="float" office:value="139.274" calcext:value-type="float">
            <text:p>139.274</text:p>
          </table:table-cell>
          <table:table-cell office:value-type="float" office:value="-1.15408" calcext:value-type="float">
            <text:p>-1.15408</text:p>
          </table:table-cell>
          <table:table-cell office:value-type="float" office:value="-4.12975" calcext:value-type="float">
            <text:p>-4.12975</text:p>
          </table:table-cell>
          <table:table-cell/>
          <table:table-cell office:value-type="float" office:value="1.11712" calcext:value-type="float">
            <text:p>1.11712</text:p>
          </table:table-cell>
          <table:table-cell office:value-type="float" office:value="1.23857" calcext:value-type="float">
            <text:p>1.23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8786" calcext:value-type="float">
            <text:p>53.8786</text:p>
          </table:table-cell>
          <table:table-cell office:value-type="float" office:value="54.1214" calcext:value-type="float">
            <text:p>54.1214</text:p>
          </table:table-cell>
          <table:table-cell office:value-type="float" office:value="51.6443" calcext:value-type="float">
            <text:p>51.6443</text:p>
          </table:table-cell>
          <table:table-cell office:value-type="float" office:value="56.3557" calcext:value-type="float">
            <text:p>56.3557</text:p>
          </table:table-cell>
        </table:table-row>
        <table:table-row table:style-name="ro1">
          <table:table-cell office:value-type="float" office:value="139.507" calcext:value-type="float">
            <text:p>139.507</text:p>
          </table:table-cell>
          <table:table-cell office:value-type="float" office:value="-1.70447" calcext:value-type="float">
            <text:p>-1.70447</text:p>
          </table:table-cell>
          <table:table-cell office:value-type="float" office:value="-3.79047" calcext:value-type="float">
            <text:p>-3.79047</text:p>
          </table:table-cell>
          <table:table-cell/>
          <table:table-cell office:value-type="float" office:value="0.438993" calcext:value-type="float">
            <text:p>0.438993</text:p>
          </table:table-cell>
          <table:table-cell office:value-type="float" office:value="1.23483" calcext:value-type="float">
            <text:p>1.23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2042" calcext:value-type="float">
            <text:p>53.2042</text:p>
          </table:table-cell>
          <table:table-cell office:value-type="float" office:value="54.7958" calcext:value-type="float">
            <text:p>54.7958</text:p>
          </table:table-cell>
          <table:table-cell office:value-type="float" office:value="52.3262" calcext:value-type="float">
            <text:p>52.3262</text:p>
          </table:table-cell>
          <table:table-cell office:value-type="float" office:value="55.6738" calcext:value-type="float">
            <text:p>55.6738</text:p>
          </table:table-cell>
        </table:table-row>
        <table:table-row table:style-name="ro1">
          <table:table-cell office:value-type="float" office:value="139.805" calcext:value-type="float">
            <text:p>139.805</text:p>
          </table:table-cell>
          <table:table-cell office:value-type="float" office:value="-2.2548" calcext:value-type="float">
            <text:p>-2.2548</text:p>
          </table:table-cell>
          <table:table-cell office:value-type="float" office:value="-3.3879" calcext:value-type="float">
            <text:p>-3.3879</text:p>
          </table:table-cell>
          <table:table-cell/>
          <table:table-cell office:value-type="float" office:value="0.186814" calcext:value-type="float">
            <text:p>0.186814</text:p>
          </table:table-cell>
          <table:table-cell office:value-type="float" office:value="1.43977" calcext:value-type="float">
            <text:p>1.43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747" calcext:value-type="float">
            <text:p>52.747</text:p>
          </table:table-cell>
          <table:table-cell office:value-type="float" office:value="55.253" calcext:value-type="float">
            <text:p>55.253</text:p>
          </table:table-cell>
          <table:table-cell office:value-type="float" office:value="52.3734" calcext:value-type="float">
            <text:p>52.3734</text:p>
          </table:table-cell>
          <table:table-cell office:value-type="float" office:value="55.6266" calcext:value-type="float">
            <text:p>55.6266</text:p>
          </table:table-cell>
        </table:table-row>
        <table:table-row table:style-name="ro1">
          <table:table-cell office:value-type="float" office:value="140.06" calcext:value-type="float">
            <text:p>140.06</text:p>
          </table:table-cell>
          <table:table-cell office:value-type="float" office:value="-2.72231" calcext:value-type="float">
            <text:p>-2.72231</text:p>
          </table:table-cell>
          <table:table-cell office:value-type="float" office:value="-2.81329" calcext:value-type="float">
            <text:p>-2.81329</text:p>
          </table:table-cell>
          <table:table-cell/>
          <table:table-cell office:value-type="float" office:value="-0.560594" calcext:value-type="float">
            <text:p>-0.560594</text:p>
          </table:table-cell>
          <table:table-cell office:value-type="float" office:value="1.30702" calcext:value-type="float">
            <text:p>1.307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1324" calcext:value-type="float">
            <text:p>52.1324</text:p>
          </table:table-cell>
          <table:table-cell office:value-type="float" office:value="55.8676" calcext:value-type="float">
            <text:p>55.8676</text:p>
          </table:table-cell>
          <table:table-cell office:value-type="float" office:value="53.2536" calcext:value-type="float">
            <text:p>53.2536</text:p>
          </table:table-cell>
          <table:table-cell office:value-type="float" office:value="54.7464" calcext:value-type="float">
            <text:p>54.7464</text:p>
          </table:table-cell>
        </table:table-row>
        <table:table-row table:style-name="ro1">
          <table:table-cell office:value-type="float" office:value="140.306" calcext:value-type="float">
            <text:p>140.306</text:p>
          </table:table-cell>
          <table:table-cell office:value-type="float" office:value="-3.10389" calcext:value-type="float">
            <text:p>-3.10389</text:p>
          </table:table-cell>
          <table:table-cell office:value-type="float" office:value="-2.19931" calcext:value-type="float">
            <text:p>-2.19931</text:p>
          </table:table-cell>
          <table:table-cell/>
          <table:table-cell office:value-type="float" office:value="-0.805575" calcext:value-type="float">
            <text:p>-0.805575</text:p>
          </table:table-cell>
          <table:table-cell office:value-type="float" office:value="1.15184" calcext:value-type="float">
            <text:p>1.15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0426" calcext:value-type="float">
            <text:p>52.0426</text:p>
          </table:table-cell>
          <table:table-cell office:value-type="float" office:value="55.9574" calcext:value-type="float">
            <text:p>55.9574</text:p>
          </table:table-cell>
          <table:table-cell office:value-type="float" office:value="53.6537" calcext:value-type="float">
            <text:p>53.6537</text:p>
          </table:table-cell>
          <table:table-cell office:value-type="float" office:value="54.3463" calcext:value-type="float">
            <text:p>54.3463</text:p>
          </table:table-cell>
        </table:table-row>
        <table:table-row table:style-name="ro1">
          <table:table-cell office:value-type="float" office:value="140.827" calcext:value-type="float">
            <text:p>140.827</text:p>
          </table:table-cell>
          <table:table-cell office:value-type="float" office:value="-3.4281" calcext:value-type="float">
            <text:p>-3.4281</text:p>
          </table:table-cell>
          <table:table-cell office:value-type="float" office:value="-1.50987" calcext:value-type="float">
            <text:p>-1.50987</text:p>
          </table:table-cell>
          <table:table-cell/>
          <table:table-cell office:value-type="float" office:value="-1.23447" calcext:value-type="float">
            <text:p>-1.23447</text:p>
          </table:table-cell>
          <table:table-cell office:value-type="float" office:value="1.10626" calcext:value-type="float">
            <text:p>1.10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6593" calcext:value-type="float">
            <text:p>51.6593</text:p>
          </table:table-cell>
          <table:table-cell office:value-type="float" office:value="56.3407" calcext:value-type="float">
            <text:p>56.3407</text:p>
          </table:table-cell>
          <table:table-cell office:value-type="float" office:value="54.1282" calcext:value-type="float">
            <text:p>54.1282</text:p>
          </table:table-cell>
          <table:table-cell office:value-type="float" office:value="53.8718" calcext:value-type="float">
            <text:p>53.8718</text:p>
          </table:table-cell>
        </table:table-row>
        <table:table-row table:style-name="ro1">
          <table:table-cell office:value-type="float" office:value="141.105" calcext:value-type="float">
            <text:p>141.105</text:p>
          </table:table-cell>
          <table:table-cell office:value-type="float" office:value="-3.62274" calcext:value-type="float">
            <text:p>-3.62274</text:p>
          </table:table-cell>
          <table:table-cell office:value-type="float" office:value="-0.834405" calcext:value-type="float">
            <text:p>-0.834405</text:p>
          </table:table-cell>
          <table:table-cell/>
          <table:table-cell office:value-type="float" office:value="-1.32241" calcext:value-type="float">
            <text:p>-1.32241</text:p>
          </table:table-cell>
          <table:table-cell office:value-type="float" office:value="0.745313" calcext:value-type="float">
            <text:p>0.745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9323" calcext:value-type="float">
            <text:p>51.9323</text:p>
          </table:table-cell>
          <table:table-cell office:value-type="float" office:value="56.0677" calcext:value-type="float">
            <text:p>56.0677</text:p>
          </table:table-cell>
          <table:table-cell office:value-type="float" office:value="54.5771" calcext:value-type="float">
            <text:p>54.5771</text:p>
          </table:table-cell>
          <table:table-cell office:value-type="float" office:value="53.4229" calcext:value-type="float">
            <text:p>53.4229</text:p>
          </table:table-cell>
        </table:table-row>
        <table:table-row table:style-name="ro1">
          <table:table-cell office:value-type="float" office:value="141.405" calcext:value-type="float">
            <text:p>141.405</text:p>
          </table:table-cell>
          <table:table-cell office:value-type="float" office:value="-3.77124" calcext:value-type="float">
            <text:p>-3.77124</text:p>
          </table:table-cell>
          <table:table-cell office:value-type="float" office:value="-0.216279" calcext:value-type="float">
            <text:p>-0.216279</text:p>
          </table:table-cell>
          <table:table-cell/>
          <table:table-cell office:value-type="float" office:value="-1.24111" calcext:value-type="float">
            <text:p>-1.24111</text:p>
          </table:table-cell>
          <table:table-cell office:value-type="float" office:value="0.711022" calcext:value-type="float">
            <text:p>0.711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0479" calcext:value-type="float">
            <text:p>52.0479</text:p>
          </table:table-cell>
          <table:table-cell office:value-type="float" office:value="55.9521" calcext:value-type="float">
            <text:p>55.9521</text:p>
          </table:table-cell>
          <table:table-cell office:value-type="float" office:value="54.5301" calcext:value-type="float">
            <text:p>54.5301</text:p>
          </table:table-cell>
          <table:table-cell office:value-type="float" office:value="53.4699" calcext:value-type="float">
            <text:p>53.4699</text:p>
          </table:table-cell>
        </table:table-row>
        <table:table-row table:style-name="ro1">
          <table:table-cell office:value-type="float" office:value="141.676" calcext:value-type="float">
            <text:p>141.676</text:p>
          </table:table-cell>
          <table:table-cell office:value-type="float" office:value="-3.77186" calcext:value-type="float">
            <text:p>-3.77186</text:p>
          </table:table-cell>
          <table:table-cell office:value-type="float" office:value="0.325995" calcext:value-type="float">
            <text:p>0.325995</text:p>
          </table:table-cell>
          <table:table-cell/>
          <table:table-cell office:value-type="float" office:value="-1.08304" calcext:value-type="float">
            <text:p>-1.08304</text:p>
          </table:table-cell>
          <table:table-cell office:value-type="float" office:value="0.232803" calcext:value-type="float">
            <text:p>0.2328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6842" calcext:value-type="float">
            <text:p>52.6842</text:p>
          </table:table-cell>
          <table:table-cell office:value-type="float" office:value="55.3158" calcext:value-type="float">
            <text:p>55.3158</text:p>
          </table:table-cell>
          <table:table-cell office:value-type="float" office:value="54.8502" calcext:value-type="float">
            <text:p>54.8502</text:p>
          </table:table-cell>
          <table:table-cell office:value-type="float" office:value="53.1498" calcext:value-type="float">
            <text:p>53.1498</text:p>
          </table:table-cell>
        </table:table-row>
        <table:table-row table:style-name="ro1">
          <table:table-cell office:value-type="float" office:value="141.933" calcext:value-type="float">
            <text:p>141.933</text:p>
          </table:table-cell>
          <table:table-cell office:value-type="float" office:value="-3.70292" calcext:value-type="float">
            <text:p>-3.70292</text:p>
          </table:table-cell>
          <table:table-cell office:value-type="float" office:value="0.780051" calcext:value-type="float">
            <text:p>0.780051</text:p>
          </table:table-cell>
          <table:table-cell/>
          <table:table-cell office:value-type="float" office:value="-0.86709" calcext:value-type="float">
            <text:p>-0.86709</text:p>
          </table:table-cell>
          <table:table-cell office:value-type="float" office:value="0.0484126" calcext:value-type="float">
            <text:p>0.0484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0845" calcext:value-type="float">
            <text:p>53.0845</text:p>
          </table:table-cell>
          <table:table-cell office:value-type="float" office:value="54.9155" calcext:value-type="float">
            <text:p>54.9155</text:p>
          </table:table-cell>
          <table:table-cell office:value-type="float" office:value="54.8187" calcext:value-type="float">
            <text:p>54.8187</text:p>
          </table:table-cell>
          <table:table-cell office:value-type="float" office:value="53.1813" calcext:value-type="float">
            <text:p>53.1813</text:p>
          </table:table-cell>
        </table:table-row>
        <table:table-row table:style-name="ro1">
          <table:table-cell office:value-type="float" office:value="142.514" calcext:value-type="float">
            <text:p>142.514</text:p>
          </table:table-cell>
          <table:table-cell office:value-type="float" office:value="-3.53259" calcext:value-type="float">
            <text:p>-3.53259</text:p>
          </table:table-cell>
          <table:table-cell office:value-type="float" office:value="1.13604" calcext:value-type="float">
            <text:p>1.13604</text:p>
          </table:table-cell>
          <table:table-cell/>
          <table:table-cell office:value-type="float" office:value="-0.597905" calcext:value-type="float">
            <text:p>-0.597905</text:p>
          </table:table-cell>
          <table:table-cell office:value-type="float" office:value="-0.293749" calcext:value-type="float">
            <text:p>-0.2937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6958" calcext:value-type="float">
            <text:p>53.6958</text:p>
          </table:table-cell>
          <table:table-cell office:value-type="float" office:value="54.3042" calcext:value-type="float">
            <text:p>54.3042</text:p>
          </table:table-cell>
          <table:table-cell office:value-type="float" office:value="54.8917" calcext:value-type="float">
            <text:p>54.8917</text:p>
          </table:table-cell>
          <table:table-cell office:value-type="float" office:value="53.1083" calcext:value-type="float">
            <text:p>53.1083</text:p>
          </table:table-cell>
        </table:table-row>
        <table:table-row table:style-name="ro1">
          <table:table-cell office:value-type="float" office:value="142.781" calcext:value-type="float">
            <text:p>142.781</text:p>
          </table:table-cell>
          <table:table-cell office:value-type="float" office:value="-3.30943" calcext:value-type="float">
            <text:p>-3.30943</text:p>
          </table:table-cell>
          <table:table-cell office:value-type="float" office:value="1.41038" calcext:value-type="float">
            <text:p>1.41038</text:p>
          </table:table-cell>
          <table:table-cell/>
          <table:table-cell office:value-type="float" office:value="-0.38219" calcext:value-type="float">
            <text:p>-0.38219</text:p>
          </table:table-cell>
          <table:table-cell office:value-type="float" office:value="-0.461561" calcext:value-type="float">
            <text:p>-0.461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0794" calcext:value-type="float">
            <text:p>54.0794</text:p>
          </table:table-cell>
          <table:table-cell office:value-type="float" office:value="53.9206" calcext:value-type="float">
            <text:p>53.9206</text:p>
          </table:table-cell>
          <table:table-cell office:value-type="float" office:value="54.8438" calcext:value-type="float">
            <text:p>54.8438</text:p>
          </table:table-cell>
          <table:table-cell office:value-type="float" office:value="53.1562" calcext:value-type="float">
            <text:p>53.1562</text:p>
          </table:table-cell>
        </table:table-row>
        <table:table-row table:style-name="ro1">
          <table:table-cell office:value-type="float" office:value="143.027" calcext:value-type="float">
            <text:p>143.027</text:p>
          </table:table-cell>
          <table:table-cell office:value-type="float" office:value="-3.04987" calcext:value-type="float">
            <text:p>-3.04987</text:p>
          </table:table-cell>
          <table:table-cell office:value-type="float" office:value="1.55482" calcext:value-type="float">
            <text:p>1.55482</text:p>
          </table:table-cell>
          <table:table-cell/>
          <table:table-cell office:value-type="float" office:value="0.0546444" calcext:value-type="float">
            <text:p>0.0546444</text:p>
          </table:table-cell>
          <table:table-cell office:value-type="float" office:value="-0.580574" calcext:value-type="float">
            <text:p>-0.580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6352" calcext:value-type="float">
            <text:p>54.6352</text:p>
          </table:table-cell>
          <table:table-cell office:value-type="float" office:value="53.3648" calcext:value-type="float">
            <text:p>53.3648</text:p>
          </table:table-cell>
          <table:table-cell office:value-type="float" office:value="54.5259" calcext:value-type="float">
            <text:p>54.5259</text:p>
          </table:table-cell>
          <table:table-cell office:value-type="float" office:value="53.4741" calcext:value-type="float">
            <text:p>53.4741</text:p>
          </table:table-cell>
        </table:table-row>
        <table:table-row table:style-name="ro1">
          <table:table-cell office:value-type="float" office:value="143.409" calcext:value-type="float">
            <text:p>143.409</text:p>
          </table:table-cell>
          <table:table-cell office:value-type="float" office:value="-2.59551" calcext:value-type="float">
            <text:p>-2.59551</text:p>
          </table:table-cell>
          <table:table-cell office:value-type="float" office:value="1.56594" calcext:value-type="float">
            <text:p>1.56594</text:p>
          </table:table-cell>
          <table:table-cell/>
          <table:table-cell office:value-type="float" office:value="0.538154" calcext:value-type="float">
            <text:p>0.538154</text:p>
          </table:table-cell>
          <table:table-cell office:value-type="float" office:value="-1.39547" calcext:value-type="float">
            <text:p>-1.39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9336" calcext:value-type="float">
            <text:p>55.9336</text:p>
          </table:table-cell>
          <table:table-cell office:value-type="float" office:value="52.0664" calcext:value-type="float">
            <text:p>52.0664</text:p>
          </table:table-cell>
          <table:table-cell office:value-type="float" office:value="54.8573" calcext:value-type="float">
            <text:p>54.8573</text:p>
          </table:table-cell>
          <table:table-cell office:value-type="float" office:value="53.1427" calcext:value-type="float">
            <text:p>53.1427</text:p>
          </table:table-cell>
        </table:table-row>
        <table:table-row table:style-name="ro1">
          <table:table-cell office:value-type="float" office:value="143.523" calcext:value-type="float">
            <text:p>143.523</text:p>
          </table:table-cell>
          <table:table-cell office:value-type="float" office:value="-2.45262" calcext:value-type="float">
            <text:p>-2.45262</text:p>
          </table:table-cell>
          <table:table-cell office:value-type="float" office:value="1.51941" calcext:value-type="float">
            <text:p>1.51941</text:p>
          </table:table-cell>
          <table:table-cell/>
          <table:table-cell office:value-type="float" office:value="0.734829" calcext:value-type="float">
            <text:p>0.734829</text:p>
          </table:table-cell>
          <table:table-cell office:value-type="float" office:value="-0.111746" calcext:value-type="float">
            <text:p>-0.11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8466" calcext:value-type="float">
            <text:p>54.8466</text:p>
          </table:table-cell>
          <table:table-cell office:value-type="float" office:value="53.1534" calcext:value-type="float">
            <text:p>53.1534</text:p>
          </table:table-cell>
          <table:table-cell office:value-type="float" office:value="53.3769" calcext:value-type="float">
            <text:p>53.3769</text:p>
          </table:table-cell>
          <table:table-cell office:value-type="float" office:value="54.6231" calcext:value-type="float">
            <text:p>54.6231</text:p>
          </table:table-cell>
        </table:table-row>
        <table:table-row table:style-name="ro1">
          <table:table-cell office:value-type="float" office:value="143.769" calcext:value-type="float">
            <text:p>143.769</text:p>
          </table:table-cell>
          <table:table-cell office:value-type="float" office:value="-2.08986" calcext:value-type="float">
            <text:p>-2.08986</text:p>
          </table:table-cell>
          <table:table-cell office:value-type="float" office:value="1.30352" calcext:value-type="float">
            <text:p>1.30352</text:p>
          </table:table-cell>
          <table:table-cell/>
          <table:table-cell office:value-type="float" office:value="1.42711" calcext:value-type="float">
            <text:p>1.42711</text:p>
          </table:table-cell>
          <table:table-cell office:value-type="float" office:value="-1.01926" calcext:value-type="float">
            <text:p>-1.019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4464" calcext:value-type="float">
            <text:p>56.4464</text:p>
          </table:table-cell>
          <table:table-cell office:value-type="float" office:value="51.5536" calcext:value-type="float">
            <text:p>51.5536</text:p>
          </table:table-cell>
          <table:table-cell office:value-type="float" office:value="53.5922" calcext:value-type="float">
            <text:p>53.5922</text:p>
          </table:table-cell>
          <table:table-cell office:value-type="float" office:value="54.4078" calcext:value-type="float">
            <text:p>54.4078</text:p>
          </table:table-cell>
        </table:table-row>
        <table:table-row table:style-name="ro1">
          <table:table-cell office:value-type="float" office:value="144.035" calcext:value-type="float">
            <text:p>144.035</text:p>
          </table:table-cell>
          <table:table-cell office:value-type="float" office:value="-1.73262" calcext:value-type="float">
            <text:p>-1.73262</text:p>
          </table:table-cell>
          <table:table-cell office:value-type="float" office:value="1.05557" calcext:value-type="float">
            <text:p>1.05557</text:p>
          </table:table-cell>
          <table:table-cell/>
          <table:table-cell office:value-type="float" office:value="1.58572" calcext:value-type="float">
            <text:p>1.58572</text:p>
          </table:table-cell>
          <table:table-cell office:value-type="float" office:value="-1.03447" calcext:value-type="float">
            <text:p>-1.03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6202" calcext:value-type="float">
            <text:p>56.6202</text:p>
          </table:table-cell>
          <table:table-cell office:value-type="float" office:value="51.3798" calcext:value-type="float">
            <text:p>51.3798</text:p>
          </table:table-cell>
          <table:table-cell office:value-type="float" office:value="53.4488" calcext:value-type="float">
            <text:p>53.4488</text:p>
          </table:table-cell>
          <table:table-cell office:value-type="float" office:value="54.5512" calcext:value-type="float">
            <text:p>54.5512</text:p>
          </table:table-cell>
        </table:table-row>
        <table:table-row table:style-name="ro1">
          <table:table-cell office:value-type="float" office:value="144.273" calcext:value-type="float">
            <text:p>144.273</text:p>
          </table:table-cell>
          <table:table-cell office:value-type="float" office:value="-1.39565" calcext:value-type="float">
            <text:p>-1.39565</text:p>
          </table:table-cell>
          <table:table-cell office:value-type="float" office:value="0.681924" calcext:value-type="float">
            <text:p>0.681924</text:p>
          </table:table-cell>
          <table:table-cell/>
          <table:table-cell office:value-type="float" office:value="2.16141" calcext:value-type="float">
            <text:p>2.16141</text:p>
          </table:table-cell>
          <table:table-cell office:value-type="float" office:value="-0.995784" calcext:value-type="float">
            <text:p>-0.995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572" calcext:value-type="float">
            <text:p>57.1572</text:p>
          </table:table-cell>
          <table:table-cell office:value-type="float" office:value="50.8428" calcext:value-type="float">
            <text:p>50.8428</text:p>
          </table:table-cell>
          <table:table-cell office:value-type="float" office:value="52.8344" calcext:value-type="float">
            <text:p>52.8344</text:p>
          </table:table-cell>
          <table:table-cell office:value-type="float" office:value="55.1656" calcext:value-type="float">
            <text:p>55.1656</text:p>
          </table:table-cell>
        </table:table-row>
        <table:table-row table:style-name="ro1">
          <table:table-cell office:value-type="float" office:value="144.548" calcext:value-type="float">
            <text:p>144.548</text:p>
          </table:table-cell>
          <table:table-cell office:value-type="float" office:value="-1.06685" calcext:value-type="float">
            <text:p>-1.06685</text:p>
          </table:table-cell>
          <table:table-cell office:value-type="float" office:value="0.305161" calcext:value-type="float">
            <text:p>0.305161</text:p>
          </table:table-cell>
          <table:table-cell/>
          <table:table-cell office:value-type="float" office:value="2.25893" calcext:value-type="float">
            <text:p>2.25893</text:p>
          </table:table-cell>
          <table:table-cell office:value-type="float" office:value="-1.01326" calcext:value-type="float">
            <text:p>-1.013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2722" calcext:value-type="float">
            <text:p>57.2722</text:p>
          </table:table-cell>
          <table:table-cell office:value-type="float" office:value="50.7278" calcext:value-type="float">
            <text:p>50.7278</text:p>
          </table:table-cell>
          <table:table-cell office:value-type="float" office:value="52.7543" calcext:value-type="float">
            <text:p>52.7543</text:p>
          </table:table-cell>
          <table:table-cell office:value-type="float" office:value="55.2457" calcext:value-type="float">
            <text:p>55.2457</text:p>
          </table:table-cell>
        </table:table-row>
        <table:table-row table:style-name="ro1">
          <table:table-cell office:value-type="float" office:value="144.804" calcext:value-type="float">
            <text:p>144.804</text:p>
          </table:table-cell>
          <table:table-cell office:value-type="float" office:value="-0.75988" calcext:value-type="float">
            <text:p>-0.75988</text:p>
          </table:table-cell>
          <table:table-cell office:value-type="float" office:value="-0.0796227" calcext:value-type="float">
            <text:p>-0.0796227</text:p>
          </table:table-cell>
          <table:table-cell/>
          <table:table-cell office:value-type="float" office:value="2.38959" calcext:value-type="float">
            <text:p>2.38959</text:p>
          </table:table-cell>
          <table:table-cell office:value-type="float" office:value="-0.979929" calcext:value-type="float">
            <text:p>-0.9799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3695" calcext:value-type="float">
            <text:p>57.3695</text:p>
          </table:table-cell>
          <table:table-cell office:value-type="float" office:value="50.6305" calcext:value-type="float">
            <text:p>50.6305</text:p>
          </table:table-cell>
          <table:table-cell office:value-type="float" office:value="52.5903" calcext:value-type="float">
            <text:p>52.5903</text:p>
          </table:table-cell>
          <table:table-cell office:value-type="float" office:value="55.4097" calcext:value-type="float">
            <text:p>55.4097</text:p>
          </table:table-cell>
        </table:table-row>
        <table:table-row table:style-name="ro1">
          <table:table-cell office:value-type="float" office:value="145.11" calcext:value-type="float">
            <text:p>145.11</text:p>
          </table:table-cell>
          <table:table-cell office:value-type="float" office:value="-0.518749" calcext:value-type="float">
            <text:p>-0.518749</text:p>
          </table:table-cell>
          <table:table-cell office:value-type="float" office:value="-0.448974" calcext:value-type="float">
            <text:p>-0.448974</text:p>
          </table:table-cell>
          <table:table-cell/>
          <table:table-cell office:value-type="float" office:value="2.43367" calcext:value-type="float">
            <text:p>2.43367</text:p>
          </table:table-cell>
          <table:table-cell office:value-type="float" office:value="-0.76128" calcext:value-type="float">
            <text:p>-0.76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195" calcext:value-type="float">
            <text:p>57.195</text:p>
          </table:table-cell>
          <table:table-cell office:value-type="float" office:value="50.805" calcext:value-type="float">
            <text:p>50.805</text:p>
          </table:table-cell>
          <table:table-cell office:value-type="float" office:value="52.3276" calcext:value-type="float">
            <text:p>52.3276</text:p>
          </table:table-cell>
          <table:table-cell office:value-type="float" office:value="55.6724" calcext:value-type="float">
            <text:p>55.6724</text:p>
          </table:table-cell>
        </table:table-row>
        <table:table-row table:style-name="ro1">
          <table:table-cell office:value-type="float" office:value="145.382" calcext:value-type="float">
            <text:p>145.382</text:p>
          </table:table-cell>
          <table:table-cell office:value-type="float" office:value="-0.316012" calcext:value-type="float">
            <text:p>-0.316012</text:p>
          </table:table-cell>
          <table:table-cell office:value-type="float" office:value="-0.772489" calcext:value-type="float">
            <text:p>-0.772489</text:p>
          </table:table-cell>
          <table:table-cell/>
          <table:table-cell office:value-type="float" office:value="2.35438" calcext:value-type="float">
            <text:p>2.35438</text:p>
          </table:table-cell>
          <table:table-cell office:value-type="float" office:value="-0.648903" calcext:value-type="float">
            <text:p>-0.6489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0033" calcext:value-type="float">
            <text:p>57.0033</text:p>
          </table:table-cell>
          <table:table-cell office:value-type="float" office:value="50.9967" calcext:value-type="float">
            <text:p>50.9967</text:p>
          </table:table-cell>
          <table:table-cell office:value-type="float" office:value="52.2945" calcext:value-type="float">
            <text:p>52.2945</text:p>
          </table:table-cell>
          <table:table-cell office:value-type="float" office:value="55.7055" calcext:value-type="float">
            <text:p>55.7055</text:p>
          </table:table-cell>
        </table:table-row>
        <table:table-row table:style-name="ro1">
          <table:table-cell office:value-type="float" office:value="145.929" calcext:value-type="float">
            <text:p>145.929</text:p>
          </table:table-cell>
          <table:table-cell office:value-type="float" office:value="-0.143144" calcext:value-type="float">
            <text:p>-0.143144</text:p>
          </table:table-cell>
          <table:table-cell office:value-type="float" office:value="-1.06074" calcext:value-type="float">
            <text:p>-1.06074</text:p>
          </table:table-cell>
          <table:table-cell/>
          <table:table-cell office:value-type="float" office:value="2.3172" calcext:value-type="float">
            <text:p>2.3172</text:p>
          </table:table-cell>
          <table:table-cell office:value-type="float" office:value="-0.568355" calcext:value-type="float">
            <text:p>-0.5683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856" calcext:value-type="float">
            <text:p>56.8856</text:p>
          </table:table-cell>
          <table:table-cell office:value-type="float" office:value="51.1144" calcext:value-type="float">
            <text:p>51.1144</text:p>
          </table:table-cell>
          <table:table-cell office:value-type="float" office:value="52.2512" calcext:value-type="float">
            <text:p>52.2512</text:p>
          </table:table-cell>
          <table:table-cell office:value-type="float" office:value="55.7488" calcext:value-type="float">
            <text:p>55.7488</text:p>
          </table:table-cell>
        </table:table-row>
        <table:table-row table:style-name="ro1">
          <table:table-cell office:value-type="float" office:value="146.222" calcext:value-type="float">
            <text:p>146.222</text:p>
          </table:table-cell>
          <table:table-cell office:value-type="float" office:value="-0.0266822" calcext:value-type="float">
            <text:p>-0.0266822</text:p>
          </table:table-cell>
          <table:table-cell office:value-type="float" office:value="-1.23617" calcext:value-type="float">
            <text:p>-1.23617</text:p>
          </table:table-cell>
          <table:table-cell/>
          <table:table-cell office:value-type="float" office:value="1.94688" calcext:value-type="float">
            <text:p>1.94688</text:p>
          </table:table-cell>
          <table:table-cell office:value-type="float" office:value="-0.371042" calcext:value-type="float">
            <text:p>-0.371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179" calcext:value-type="float">
            <text:p>56.3179</text:p>
          </table:table-cell>
          <table:table-cell office:value-type="float" office:value="51.6821" calcext:value-type="float">
            <text:p>51.6821</text:p>
          </table:table-cell>
          <table:table-cell office:value-type="float" office:value="52.4242" calcext:value-type="float">
            <text:p>52.4242</text:p>
          </table:table-cell>
          <table:table-cell office:value-type="float" office:value="55.5758" calcext:value-type="float">
            <text:p>55.5758</text:p>
          </table:table-cell>
        </table:table-row>
        <table:table-row table:style-name="ro1">
          <table:table-cell office:value-type="float" office:value="146.493" calcext:value-type="float">
            <text:p>146.493</text:p>
          </table:table-cell>
          <table:table-cell office:value-type="float" office:value="0.0569629" calcext:value-type="float">
            <text:p>0.0569629</text:p>
          </table:table-cell>
          <table:table-cell office:value-type="float" office:value="-1.37805" calcext:value-type="float">
            <text:p>-1.37805</text:p>
          </table:table-cell>
          <table:table-cell/>
          <table:table-cell office:value-type="float" office:value="1.88949" calcext:value-type="float">
            <text:p>1.88949</text:p>
          </table:table-cell>
          <table:table-cell office:value-type="float" office:value="-0.262396" calcext:value-type="float">
            <text:p>-0.262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519" calcext:value-type="float">
            <text:p>56.1519</text:p>
          </table:table-cell>
          <table:table-cell office:value-type="float" office:value="51.8481" calcext:value-type="float">
            <text:p>51.8481</text:p>
          </table:table-cell>
          <table:table-cell office:value-type="float" office:value="52.3729" calcext:value-type="float">
            <text:p>52.3729</text:p>
          </table:table-cell>
          <table:table-cell office:value-type="float" office:value="55.6271" calcext:value-type="float">
            <text:p>55.6271</text:p>
          </table:table-cell>
        </table:table-row>
        <table:table-row table:style-name="ro1">
          <table:table-cell office:value-type="float" office:value="146.778" calcext:value-type="float">
            <text:p>146.778</text:p>
          </table:table-cell>
          <table:table-cell office:value-type="float" office:value="0.0368303" calcext:value-type="float">
            <text:p>0.0368303</text:p>
          </table:table-cell>
          <table:table-cell office:value-type="float" office:value="-1.34666" calcext:value-type="float">
            <text:p>-1.34666</text:p>
          </table:table-cell>
          <table:table-cell/>
          <table:table-cell office:value-type="float" office:value="1.22892" calcext:value-type="float">
            <text:p>1.22892</text:p>
          </table:table-cell>
          <table:table-cell office:value-type="float" office:value="0.156643" calcext:value-type="float">
            <text:p>0.1566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723" calcext:value-type="float">
            <text:p>55.0723</text:p>
          </table:table-cell>
          <table:table-cell office:value-type="float" office:value="52.9277" calcext:value-type="float">
            <text:p>52.9277</text:p>
          </table:table-cell>
          <table:table-cell office:value-type="float" office:value="52.6144" calcext:value-type="float">
            <text:p>52.6144</text:p>
          </table:table-cell>
          <table:table-cell office:value-type="float" office:value="55.3856" calcext:value-type="float">
            <text:p>55.3856</text:p>
          </table:table-cell>
        </table:table-row>
        <table:table-row table:style-name="ro1">
          <table:table-cell office:value-type="float" office:value="147.065" calcext:value-type="float">
            <text:p>147.065</text:p>
          </table:table-cell>
          <table:table-cell office:value-type="float" office:value="0.0993189" calcext:value-type="float">
            <text:p>0.0993189</text:p>
          </table:table-cell>
          <table:table-cell office:value-type="float" office:value="-1.29807" calcext:value-type="float">
            <text:p>-1.29807</text:p>
          </table:table-cell>
          <table:table-cell/>
          <table:table-cell office:value-type="float" office:value="1.18698" calcext:value-type="float">
            <text:p>1.18698</text:p>
          </table:table-cell>
          <table:table-cell office:value-type="float" office:value="-0.192444" calcext:value-type="float">
            <text:p>-0.192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3794" calcext:value-type="float">
            <text:p>55.3794</text:p>
          </table:table-cell>
          <table:table-cell office:value-type="float" office:value="52.6206" calcext:value-type="float">
            <text:p>52.6206</text:p>
          </table:table-cell>
          <table:table-cell office:value-type="float" office:value="53.0055" calcext:value-type="float">
            <text:p>53.0055</text:p>
          </table:table-cell>
          <table:table-cell office:value-type="float" office:value="54.9945" calcext:value-type="float">
            <text:p>54.9945</text:p>
          </table:table-cell>
        </table:table-row>
        <table:table-row table:style-name="ro1">
          <table:table-cell office:value-type="float" office:value="147.538" calcext:value-type="float">
            <text:p>147.538</text:p>
          </table:table-cell>
          <table:table-cell office:value-type="float" office:value="0.0725312" calcext:value-type="float">
            <text:p>0.0725312</text:p>
          </table:table-cell>
          <table:table-cell office:value-type="float" office:value="-1.04976" calcext:value-type="float">
            <text:p>-1.04976</text:p>
          </table:table-cell>
          <table:table-cell/>
          <table:table-cell office:value-type="float" office:value="0.357484" calcext:value-type="float">
            <text:p>0.357484</text:p>
          </table:table-cell>
          <table:table-cell office:value-type="float" office:value="0.169183" calcext:value-type="float">
            <text:p>0.169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1883" calcext:value-type="float">
            <text:p>54.1883</text:p>
          </table:table-cell>
          <table:table-cell office:value-type="float" office:value="53.8117" calcext:value-type="float">
            <text:p>53.8117</text:p>
          </table:table-cell>
          <table:table-cell office:value-type="float" office:value="53.4733" calcext:value-type="float">
            <text:p>53.4733</text:p>
          </table:table-cell>
          <table:table-cell office:value-type="float" office:value="54.5267" calcext:value-type="float">
            <text:p>54.5267</text:p>
          </table:table-cell>
        </table:table-row>
        <table:table-row table:style-name="ro1">
          <table:table-cell office:value-type="float" office:value="147.83" calcext:value-type="float">
            <text:p>147.83</text:p>
          </table:table-cell>
          <table:table-cell office:value-type="float" office:value="0.10567" calcext:value-type="float">
            <text:p>0.10567</text:p>
          </table:table-cell>
          <table:table-cell office:value-type="float" office:value="-0.770265" calcext:value-type="float">
            <text:p>-0.770265</text:p>
          </table:table-cell>
          <table:table-cell/>
          <table:table-cell office:value-type="float" office:value="0.18596" calcext:value-type="float">
            <text:p>0.18596</text:p>
          </table:table-cell>
          <table:table-cell office:value-type="float" office:value="-0.0819784" calcext:value-type="float">
            <text:p>-0.0819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2679" calcext:value-type="float">
            <text:p>54.2679</text:p>
          </table:table-cell>
          <table:table-cell office:value-type="float" office:value="53.7321" calcext:value-type="float">
            <text:p>53.7321</text:p>
          </table:table-cell>
          <table:table-cell office:value-type="float" office:value="53.896" calcext:value-type="float">
            <text:p>53.896</text:p>
          </table:table-cell>
          <table:table-cell office:value-type="float" office:value="54.104" calcext:value-type="float">
            <text:p>54.104</text:p>
          </table:table-cell>
        </table:table-row>
        <table:table-row table:style-name="ro1">
          <table:table-cell office:value-type="float" office:value="148.144" calcext:value-type="float">
            <text:p>148.144</text:p>
          </table:table-cell>
          <table:table-cell office:value-type="float" office:value="0.0940516" calcext:value-type="float">
            <text:p>0.0940516</text:p>
          </table:table-cell>
          <table:table-cell office:value-type="float" office:value="-0.380472" calcext:value-type="float">
            <text:p>-0.380472</text:p>
          </table:table-cell>
          <table:table-cell/>
          <table:table-cell office:value-type="float" office:value="-0.341248" calcext:value-type="float">
            <text:p>-0.341248</text:p>
          </table:table-cell>
          <table:table-cell office:value-type="float" office:value="0.0971333" calcext:value-type="float">
            <text:p>0.097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616" calcext:value-type="float">
            <text:p>53.5616</text:p>
          </table:table-cell>
          <table:table-cell office:value-type="float" office:value="54.4384" calcext:value-type="float">
            <text:p>54.4384</text:p>
          </table:table-cell>
          <table:table-cell office:value-type="float" office:value="54.2441" calcext:value-type="float">
            <text:p>54.2441</text:p>
          </table:table-cell>
          <table:table-cell office:value-type="float" office:value="53.7559" calcext:value-type="float">
            <text:p>53.7559</text:p>
          </table:table-cell>
        </table:table-row>
        <table:table-row table:style-name="ro1">
          <table:table-cell office:value-type="float" office:value="148.449" calcext:value-type="float">
            <text:p>148.449</text:p>
          </table:table-cell>
          <table:table-cell office:value-type="float" office:value="0.0539944" calcext:value-type="float">
            <text:p>0.0539944</text:p>
          </table:table-cell>
          <table:table-cell office:value-type="float" office:value="0.0661324" calcext:value-type="float">
            <text:p>0.0661324</text:p>
          </table:table-cell>
          <table:table-cell/>
          <table:table-cell office:value-type="float" office:value="-0.682133" calcext:value-type="float">
            <text:p>-0.682133</text:p>
          </table:table-cell>
          <table:table-cell office:value-type="float" office:value="0.219283" calcext:value-type="float">
            <text:p>0.2192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0986" calcext:value-type="float">
            <text:p>53.0986</text:p>
          </table:table-cell>
          <table:table-cell office:value-type="float" office:value="54.9014" calcext:value-type="float">
            <text:p>54.9014</text:p>
          </table:table-cell>
          <table:table-cell office:value-type="float" office:value="54.4628" calcext:value-type="float">
            <text:p>54.4628</text:p>
          </table:table-cell>
          <table:table-cell office:value-type="float" office:value="53.5372" calcext:value-type="float">
            <text:p>53.5372</text:p>
          </table:table-cell>
        </table:table-row>
        <table:table-row table:style-name="ro1">
          <table:table-cell office:value-type="float" office:value="148.761" calcext:value-type="float">
            <text:p>148.761</text:p>
          </table:table-cell>
          <table:table-cell office:value-type="float" office:value="0.068351" calcext:value-type="float">
            <text:p>0.068351</text:p>
          </table:table-cell>
          <table:table-cell office:value-type="float" office:value="0.534746" calcext:value-type="float">
            <text:p>0.534746</text:p>
          </table:table-cell>
          <table:table-cell/>
          <table:table-cell office:value-type="float" office:value="-0.903363" calcext:value-type="float">
            <text:p>-0.903363</text:p>
          </table:table-cell>
          <table:table-cell office:value-type="float" office:value="-0.00401174" calcext:value-type="float">
            <text:p>-0.0040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1007" calcext:value-type="float">
            <text:p>53.1007</text:p>
          </table:table-cell>
          <table:table-cell office:value-type="float" office:value="54.8993" calcext:value-type="float">
            <text:p>54.8993</text:p>
          </table:table-cell>
          <table:table-cell office:value-type="float" office:value="54.9074" calcext:value-type="float">
            <text:p>54.9074</text:p>
          </table:table-cell>
          <table:table-cell office:value-type="float" office:value="53.0926" calcext:value-type="float">
            <text:p>53.0926</text:p>
          </table:table-cell>
        </table:table-row>
        <table:table-row table:style-name="ro1">
          <table:table-cell office:value-type="float" office:value="149.122" calcext:value-type="float">
            <text:p>149.122</text:p>
          </table:table-cell>
          <table:table-cell office:value-type="float" office:value="0.0240512" calcext:value-type="float">
            <text:p>0.0240512</text:p>
          </table:table-cell>
          <table:table-cell office:value-type="float" office:value="1.09509" calcext:value-type="float">
            <text:p>1.09509</text:p>
          </table:table-cell>
          <table:table-cell/>
          <table:table-cell office:value-type="float" office:value="-1.44322" calcext:value-type="float">
            <text:p>-1.44322</text:p>
          </table:table-cell>
          <table:table-cell office:value-type="float" office:value="0.240967" calcext:value-type="float">
            <text:p>0.240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3158" calcext:value-type="float">
            <text:p>52.3158</text:p>
          </table:table-cell>
          <table:table-cell office:value-type="float" office:value="55.6842" calcext:value-type="float">
            <text:p>55.6842</text:p>
          </table:table-cell>
          <table:table-cell office:value-type="float" office:value="55.2023" calcext:value-type="float">
            <text:p>55.2023</text:p>
          </table:table-cell>
          <table:table-cell office:value-type="float" office:value="52.7977" calcext:value-type="float">
            <text:p>52.7977</text:p>
          </table:table-cell>
        </table:table-row>
        <table:table-row table:style-name="ro1">
          <table:table-cell office:value-type="float" office:value="149.454" calcext:value-type="float">
            <text:p>149.454</text:p>
          </table:table-cell>
          <table:table-cell office:value-type="float" office:value="0.0436171" calcext:value-type="float">
            <text:p>0.0436171</text:p>
          </table:table-cell>
          <table:table-cell office:value-type="float" office:value="1.59253" calcext:value-type="float">
            <text:p>1.59253</text:p>
          </table:table-cell>
          <table:table-cell/>
          <table:table-cell office:value-type="float" office:value="-1.36376" calcext:value-type="float">
            <text:p>-1.36376</text:p>
          </table:table-cell>
          <table:table-cell office:value-type="float" office:value="-0.0206957" calcext:value-type="float">
            <text:p>-0.02069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6569" calcext:value-type="float">
            <text:p>52.6569</text:p>
          </table:table-cell>
          <table:table-cell office:value-type="float" office:value="55.3431" calcext:value-type="float">
            <text:p>55.3431</text:p>
          </table:table-cell>
          <table:table-cell office:value-type="float" office:value="55.3845" calcext:value-type="float">
            <text:p>55.3845</text:p>
          </table:table-cell>
          <table:table-cell office:value-type="float" office:value="52.6155" calcext:value-type="float">
            <text:p>52.6155</text:p>
          </table:table-cell>
        </table:table-row>
        <table:table-row table:style-name="ro1">
          <table:table-cell office:value-type="float" office:value="149.785" calcext:value-type="float">
            <text:p>149.785</text:p>
          </table:table-cell>
          <table:table-cell office:value-type="float" office:value="0.0304549" calcext:value-type="float">
            <text:p>0.0304549</text:p>
          </table:table-cell>
          <table:table-cell office:value-type="float" office:value="2.08759" calcext:value-type="float">
            <text:p>2.08759</text:p>
          </table:table-cell>
          <table:table-cell/>
          <table:table-cell office:value-type="float" office:value="-1.5406" calcext:value-type="float">
            <text:p>-1.5406</text:p>
          </table:table-cell>
          <table:table-cell office:value-type="float" office:value="0.112594" calcext:value-type="float">
            <text:p>0.1125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3468" calcext:value-type="float">
            <text:p>52.3468</text:p>
          </table:table-cell>
          <table:table-cell office:value-type="float" office:value="55.6532" calcext:value-type="float">
            <text:p>55.6532</text:p>
          </table:table-cell>
          <table:table-cell office:value-type="float" office:value="55.428" calcext:value-type="float">
            <text:p>55.428</text:p>
          </table:table-cell>
          <table:table-cell office:value-type="float" office:value="52.572" calcext:value-type="float">
            <text:p>52.572</text:p>
          </table:table-cell>
        </table:table-row>
        <table:table-row table:style-name="ro1">
          <table:table-cell office:value-type="float" office:value="150.109" calcext:value-type="float">
            <text:p>150.109</text:p>
          </table:table-cell>
          <table:table-cell office:value-type="float" office:value="0.0159635" calcext:value-type="float">
            <text:p>0.0159635</text:p>
          </table:table-cell>
          <table:table-cell office:value-type="float" office:value="2.51646" calcext:value-type="float">
            <text:p>2.51646</text:p>
          </table:table-cell>
          <table:table-cell/>
          <table:table-cell office:value-type="float" office:value="-1.45859" calcext:value-type="float">
            <text:p>-1.45859</text:p>
          </table:table-cell>
          <table:table-cell office:value-type="float" office:value="0.121055" calcext:value-type="float">
            <text:p>0.121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4204" calcext:value-type="float">
            <text:p>52.4204</text:p>
          </table:table-cell>
          <table:table-cell office:value-type="float" office:value="55.5796" calcext:value-type="float">
            <text:p>55.5796</text:p>
          </table:table-cell>
          <table:table-cell office:value-type="float" office:value="55.3375" calcext:value-type="float">
            <text:p>55.3375</text:p>
          </table:table-cell>
          <table:table-cell office:value-type="float" office:value="52.6625" calcext:value-type="float">
            <text:p>52.6625</text:p>
          </table:table-cell>
        </table:table-row>
        <table:table-row table:style-name="ro1">
          <table:table-cell office:value-type="float" office:value="150.431" calcext:value-type="float">
            <text:p>150.431</text:p>
          </table:table-cell>
          <table:table-cell office:value-type="float" office:value="0.0153165" calcext:value-type="float">
            <text:p>0.0153165</text:p>
          </table:table-cell>
          <table:table-cell office:value-type="float" office:value="2.84735" calcext:value-type="float">
            <text:p>2.84735</text:p>
          </table:table-cell>
          <table:table-cell/>
          <table:table-cell office:value-type="float" office:value="-1.23477" calcext:value-type="float">
            <text:p>-1.23477</text:p>
          </table:table-cell>
          <table:table-cell office:value-type="float" office:value="0.0653792" calcext:value-type="float">
            <text:p>0.0653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6998" calcext:value-type="float">
            <text:p>52.6998</text:p>
          </table:table-cell>
          <table:table-cell office:value-type="float" office:value="55.3002" calcext:value-type="float">
            <text:p>55.3002</text:p>
          </table:table-cell>
          <table:table-cell office:value-type="float" office:value="55.1694" calcext:value-type="float">
            <text:p>55.1694</text:p>
          </table:table-cell>
          <table:table-cell office:value-type="float" office:value="52.8306" calcext:value-type="float">
            <text:p>52.8306</text:p>
          </table:table-cell>
        </table:table-row>
        <table:table-row table:style-name="ro1">
          <table:table-cell office:value-type="float" office:value="150.801" calcext:value-type="float">
            <text:p>150.801</text:p>
          </table:table-cell>
          <table:table-cell office:value-type="float" office:value="-0.015742" calcext:value-type="float">
            <text:p>-0.015742</text:p>
          </table:table-cell>
          <table:table-cell office:value-type="float" office:value="3.14034" calcext:value-type="float">
            <text:p>3.14034</text:p>
          </table:table-cell>
          <table:table-cell/>
          <table:table-cell office:value-type="float" office:value="-1.25067" calcext:value-type="float">
            <text:p>-1.25067</text:p>
          </table:table-cell>
          <table:table-cell office:value-type="float" office:value="0.195262" calcext:value-type="float">
            <text:p>0.195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541" calcext:value-type="float">
            <text:p>52.5541</text:p>
          </table:table-cell>
          <table:table-cell office:value-type="float" office:value="55.4459" calcext:value-type="float">
            <text:p>55.4459</text:p>
          </table:table-cell>
          <table:table-cell office:value-type="float" office:value="55.0554" calcext:value-type="float">
            <text:p>55.0554</text:p>
          </table:table-cell>
          <table:table-cell office:value-type="float" office:value="52.9446" calcext:value-type="float">
            <text:p>52.9446</text:p>
          </table:table-cell>
        </table:table-row>
        <table:table-row table:style-name="ro1">
          <table:table-cell office:value-type="float" office:value="151.117" calcext:value-type="float">
            <text:p>151.117</text:p>
          </table:table-cell>
          <table:table-cell office:value-type="float" office:value="0.0261876" calcext:value-type="float">
            <text:p>0.0261876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-0.580803" calcext:value-type="float">
            <text:p>-0.580803</text:p>
          </table:table-cell>
          <table:table-cell office:value-type="float" office:value="-0.107959" calcext:value-type="float">
            <text:p>-0.1079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272" calcext:value-type="float">
            <text:p>53.5272</text:p>
          </table:table-cell>
          <table:table-cell office:value-type="float" office:value="54.4728" calcext:value-type="float">
            <text:p>54.4728</text:p>
          </table:table-cell>
          <table:table-cell office:value-type="float" office:value="54.6888" calcext:value-type="float">
            <text:p>54.6888</text:p>
          </table:table-cell>
          <table:table-cell office:value-type="float" office:value="53.3112" calcext:value-type="float">
            <text:p>53.3112</text:p>
          </table:table-cell>
        </table:table-row>
        <table:table-row table:style-name="ro1">
          <table:table-cell office:value-type="float" office:value="151.452" calcext:value-type="float">
            <text:p>151.452</text:p>
          </table:table-cell>
          <table:table-cell office:value-type="float" office:value="-0.0611271" calcext:value-type="float">
            <text:p>-0.0611271</text:p>
          </table:table-cell>
          <table:table-cell office:value-type="float" office:value="3.24698" calcext:value-type="float">
            <text:p>3.24698</text:p>
          </table:table-cell>
          <table:table-cell/>
          <table:table-cell office:value-type="float" office:value="-0.345153" calcext:value-type="float">
            <text:p>-0.345153</text:p>
          </table:table-cell>
          <table:table-cell office:value-type="float" office:value="0.432681" calcext:value-type="float">
            <text:p>0.432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2222" calcext:value-type="float">
            <text:p>53.2222</text:p>
          </table:table-cell>
          <table:table-cell office:value-type="float" office:value="54.7778" calcext:value-type="float">
            <text:p>54.7778</text:p>
          </table:table-cell>
          <table:table-cell office:value-type="float" office:value="53.9125" calcext:value-type="float">
            <text:p>53.9125</text:p>
          </table:table-cell>
          <table:table-cell office:value-type="float" office:value="54.0875" calcext:value-type="float">
            <text:p>54.0875</text:p>
          </table:table-cell>
        </table:table-row>
        <table:table-row table:style-name="ro1">
          <table:table-cell office:value-type="float" office:value="151.872" calcext:value-type="float">
            <text:p>151.872</text:p>
          </table:table-cell>
          <table:table-cell office:value-type="float" office:value="-0.105063" calcext:value-type="float">
            <text:p>-0.105063</text:p>
          </table:table-cell>
          <table:table-cell office:value-type="float" office:value="2.95203" calcext:value-type="float">
            <text:p>2.95203</text:p>
          </table:table-cell>
          <table:table-cell/>
          <table:table-cell office:value-type="float" office:value="0.865159" calcext:value-type="float">
            <text:p>0.865159</text:p>
          </table:table-cell>
          <table:table-cell office:value-type="float" office:value="0.273304" calcext:value-type="float">
            <text:p>0.273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919" calcext:value-type="float">
            <text:p>54.5919</text:p>
          </table:table-cell>
          <table:table-cell office:value-type="float" office:value="53.4081" calcext:value-type="float">
            <text:p>53.4081</text:p>
          </table:table-cell>
          <table:table-cell office:value-type="float" office:value="52.8615" calcext:value-type="float">
            <text:p>52.8615</text:p>
          </table:table-cell>
          <table:table-cell office:value-type="float" office:value="55.1385" calcext:value-type="float">
            <text:p>55.1385</text:p>
          </table:table-cell>
        </table:table-row>
        <table:table-row table:style-name="ro1">
          <table:table-cell office:value-type="float" office:value="152.218" calcext:value-type="float">
            <text:p>152.218</text:p>
          </table:table-cell>
          <table:table-cell office:value-type="float" office:value="-0.263567" calcext:value-type="float">
            <text:p>-0.263567</text:p>
          </table:table-cell>
          <table:table-cell office:value-type="float" office:value="2.49279" calcext:value-type="float">
            <text:p>2.49279</text:p>
          </table:table-cell>
          <table:table-cell/>
          <table:table-cell office:value-type="float" office:value="1.56233" calcext:value-type="float">
            <text:p>1.56233</text:p>
          </table:table-cell>
          <table:table-cell office:value-type="float" office:value="0.779104" calcext:value-type="float">
            <text:p>0.779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7832" calcext:value-type="float">
            <text:p>54.7832</text:p>
          </table:table-cell>
          <table:table-cell office:value-type="float" office:value="53.2168" calcext:value-type="float">
            <text:p>53.2168</text:p>
          </table:table-cell>
          <table:table-cell office:value-type="float" office:value="51.6586" calcext:value-type="float">
            <text:p>51.6586</text:p>
          </table:table-cell>
          <table:table-cell office:value-type="float" office:value="56.3414" calcext:value-type="float">
            <text:p>56.3414</text:p>
          </table:table-cell>
        </table:table-row>
        <table:table-row table:style-name="ro1">
          <table:table-cell office:value-type="float" office:value="152.601" calcext:value-type="float">
            <text:p>152.601</text:p>
          </table:table-cell>
          <table:table-cell office:value-type="float" office:value="-0.362344" calcext:value-type="float">
            <text:p>-0.362344</text:p>
          </table:table-cell>
          <table:table-cell office:value-type="float" office:value="1.86999" calcext:value-type="float">
            <text:p>1.86999</text:p>
          </table:table-cell>
          <table:table-cell/>
          <table:table-cell office:value-type="float" office:value="2.31617" calcext:value-type="float">
            <text:p>2.31617</text:p>
          </table:table-cell>
          <table:table-cell office:value-type="float" office:value="0.575765" calcext:value-type="float">
            <text:p>0.575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404" calcext:value-type="float">
            <text:p>55.7404</text:p>
          </table:table-cell>
          <table:table-cell office:value-type="float" office:value="52.2596" calcext:value-type="float">
            <text:p>52.2596</text:p>
          </table:table-cell>
          <table:table-cell office:value-type="float" office:value="51.1081" calcext:value-type="float">
            <text:p>51.1081</text:p>
          </table:table-cell>
          <table:table-cell office:value-type="float" office:value="56.8919" calcext:value-type="float">
            <text:p>56.8919</text:p>
          </table:table-cell>
        </table:table-row>
        <table:table-row table:style-name="ro1">
          <table:table-cell office:value-type="float" office:value="152.964" calcext:value-type="float">
            <text:p>152.964</text:p>
          </table:table-cell>
          <table:table-cell office:value-type="float" office:value="-0.581873" calcext:value-type="float">
            <text:p>-0.581873</text:p>
          </table:table-cell>
          <table:table-cell office:value-type="float" office:value="1.13339" calcext:value-type="float">
            <text:p>1.13339</text:p>
          </table:table-cell>
          <table:table-cell/>
          <table:table-cell office:value-type="float" office:value="2.92151" calcext:value-type="float">
            <text:p>2.92151</text:p>
          </table:table-cell>
          <table:table-cell office:value-type="float" office:value="1.13111" calcext:value-type="float">
            <text:p>1.13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7904" calcext:value-type="float">
            <text:p>55.7904</text:p>
          </table:table-cell>
          <table:table-cell office:value-type="float" office:value="52.2096" calcext:value-type="float">
            <text:p>52.2096</text:p>
          </table:table-cell>
          <table:table-cell office:value-type="float" office:value="49.9474" calcext:value-type="float">
            <text:p>49.9474</text:p>
          </table:table-cell>
          <table:table-cell office:value-type="float" office:value="58.0526" calcext:value-type="float">
            <text:p>58.0526</text:p>
          </table:table-cell>
        </table:table-row>
        <table:table-row table:style-name="ro1">
          <table:table-cell office:value-type="float" office:value="153.49" calcext:value-type="float">
            <text:p>153.49</text:p>
          </table:table-cell>
          <table:table-cell office:value-type="float" office:value="-0.851424" calcext:value-type="float">
            <text:p>-0.851424</text:p>
          </table:table-cell>
          <table:table-cell office:value-type="float" office:value="-0.107181" calcext:value-type="float">
            <text:p>-0.107181</text:p>
          </table:table-cell>
          <table:table-cell/>
          <table:table-cell office:value-type="float" office:value="5.25077" calcext:value-type="float">
            <text:p>5.25077</text:p>
          </table:table-cell>
          <table:table-cell office:value-type="float" office:value="1.42413" calcext:value-type="float">
            <text:p>1.42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8266" calcext:value-type="float">
            <text:p>57.8266</text:p>
          </table:table-cell>
          <table:table-cell office:value-type="float" office:value="50.1734" calcext:value-type="float">
            <text:p>50.1734</text:p>
          </table:table-cell>
          <table:table-cell office:value-type="float" office:value="47.3251" calcext:value-type="float">
            <text:p>47.3251</text:p>
          </table:table-cell>
          <table:table-cell office:value-type="float" office:value="60.6749" calcext:value-type="float">
            <text:p>60.6749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Charts" table:style-name="ta1">
        <table:shapes>
          <draw:frame draw:z-index="0" draw:style-name="gr1" draw:text-style-name="P1" svg:width="159.99mm" svg:height="89.99mm" svg:x="1.4mm" svg:y="7.45mm">
            <loext:p draw:notify-on-update-of-ranges="Out_anly.E1:Out_anly.E1 Out_anly.E2:Out_anly.E180 Out_anly.C1:Out_anly.C1 Out_anly.C2:Out_anly.C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04.93mm">
            <loext:p draw:notify-on-update-of-ranges="Out_anly.F1:Out_anly.F1 Out_anly.F2:Out_anly.F180 Out_anly.B1:Out_anly.B1 Out_anly.B2:Out_anly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5mm" svg:x="175.61mm" svg:y="11.15mm">
            <loext:p draw:notify-on-update-of-ranges="Out_anly.I1:Out_anly.I1 Out_anly.I2:Out_anly.I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90.05mm" svg:x="175.33mm" svg:y="105.71mm">
            <loext:p draw:notify-on-update-of-ranges="Out_anly.J1:Out_anly.J1 Out_anly.J2:Out_anly.J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90.05mm" svg:x="1.12mm" svg:y="204.78mm">
            <loext:p draw:notify-on-update-of-ranges="Out_anly.K1:Out_anly.K1 Out_anly.K2:Out_anly.K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90.05mm" svg:x="165.58mm" svg:y="205.31mm">
            <loext:p draw:notify-on-update-of-ranges="Out_anly.L1:Out_anly.L1 Out_anly.L2:Out_anly.L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8T11:07:16.791506674</dc:date>
    <meta:editing-duration>PT20M17S</meta:editing-duration>
    <meta:editing-cycles>3</meta:editing-cycles>
    <meta:generator>LibreOffice/5.2.7.2$Linux_ARM_EABI LibreOffice_project/20m0$Build-2</meta:generator>
    <meta:document-statistic meta:table-count="2" meta:cell-count="117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69cm" svg:y="3.952cm" style:legend-expansion="high" chart:style-name="ch2"/>
        <chart:plot-area chart:style-name="ch3" table:cell-range-address="Out_anly.E1:Out_anly.E180 Out_anly.C1:Out_anly.C180" chart:data-source-has-labels="row" svg:x="0.32cm" svg:y="0.18cm" svg:width="11.529cm" svg:height="8.64cm">
          <chartooo:coordinate-region svg:x="1.047cm" svg:y="0.379cm" svg:width="10.80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E2:Out_anly.E180" chart:label-cell-address="Out_anly.E1:Out_anly.E1" chart:class="chart:line">
            <chart:data-point chart:repeated="179"/>
          </chart:series>
          <chart:series chart:style-name="ch7" chart:values-cell-range-address="Out_anly.C2:Out_anly.C180" chart:label-cell-address="Out_anly.C1:Out_anly.C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ROLL</text:p>
                <draw:g>
                  <svg:desc>Out_anly.E1:Out_anly.E1</svg:desc>
                </draw:g>
              </table:table-cell>
              <table:table-cell office:value-type="string">
                <text:p>ORIENTATION Z</text:p>
                <draw:g>
                  <svg:desc>Out_anly.C1:Out_anl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1605">
                <text:p>17.1605</text:p>
                <draw:g>
                  <svg:desc>Out_anly.E2:Out_anly.E180</svg:desc>
                </draw:g>
              </table:table-cell>
              <table:table-cell office:value-type="float" office:value="-4.00947">
                <text:p>-4.00947</text:p>
                <draw:g>
                  <svg:desc>Out_anly.C2:Out_anly.C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294">
                <text:p>1.24294</text:p>
              </table:table-cell>
              <table:table-cell office:value-type="float" office:value="-4.00947">
                <text:p>-4.00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322">
                <text:p>1.36322</text:p>
              </table:table-cell>
              <table:table-cell office:value-type="float" office:value="-4.00947">
                <text:p>-4.00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835">
                <text:p>1.4835</text:p>
              </table:table-cell>
              <table:table-cell office:value-type="float" office:value="-4.00947">
                <text:p>-4.00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353">
                <text:p>1.54353</text:p>
              </table:table-cell>
              <table:table-cell office:value-type="float" office:value="-3.99539">
                <text:p>-3.99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687">
                <text:p>1.77687</text:p>
              </table:table-cell>
              <table:table-cell office:value-type="float" office:value="-4.00874">
                <text:p>-4.0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979">
                <text:p>1.86979</text:p>
              </table:table-cell>
              <table:table-cell office:value-type="float" office:value="-4.01484">
                <text:p>-4.01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7376">
                <text:p>1.87376</text:p>
              </table:table-cell>
              <table:table-cell office:value-type="float" office:value="-3.99332">
                <text:p>-3.99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5086">
                <text:p>2.05086</text:p>
              </table:table-cell>
              <table:table-cell office:value-type="float" office:value="-3.98659">
                <text:p>-3.98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188">
                <text:p>2.26188</text:p>
              </table:table-cell>
              <table:table-cell office:value-type="float" office:value="-4.00167">
                <text:p>-4.00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2748">
                <text:p>2.32748</text:p>
              </table:table-cell>
              <table:table-cell office:value-type="float" office:value="-4.00304">
                <text:p>-4.00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77">
                <text:p>2.3577</text:p>
              </table:table-cell>
              <table:table-cell office:value-type="float" office:value="-3.98332">
                <text:p>-3.98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4442">
                <text:p>2.64442</text:p>
              </table:table-cell>
              <table:table-cell office:value-type="float" office:value="-4.00396">
                <text:p>-4.00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381">
                <text:p>2.79381</text:p>
              </table:table-cell>
              <table:table-cell office:value-type="float" office:value="-4.03009">
                <text:p>-4.03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4787">
                <text:p>2.94787</text:p>
              </table:table-cell>
              <table:table-cell office:value-type="float" office:value="-4.06226">
                <text:p>-4.06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4304">
                <text:p>3.14304</text:p>
              </table:table-cell>
              <table:table-cell office:value-type="float" office:value="-4.10945">
                <text:p>-4.10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3095">
                <text:p>3.23095</text:p>
              </table:table-cell>
              <table:table-cell office:value-type="float" office:value="-4.14529">
                <text:p>-4.14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8428">
                <text:p>3.28428</text:p>
              </table:table-cell>
              <table:table-cell office:value-type="float" office:value="-4.16219">
                <text:p>-4.1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0653">
                <text:p>3.20653</text:p>
              </table:table-cell>
              <table:table-cell office:value-type="float" office:value="-4.13064">
                <text:p>-4.13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8872">
                <text:p>2.98872</text:p>
              </table:table-cell>
              <table:table-cell office:value-type="float" office:value="-4.02131">
                <text:p>-4.02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576">
                <text:p>2.3576</text:p>
              </table:table-cell>
              <table:table-cell office:value-type="float" office:value="-3.74349">
                <text:p>-3.74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6169">
                <text:p>2.26169</text:p>
              </table:table-cell>
              <table:table-cell office:value-type="float" office:value="-3.4352">
                <text:p>-3.4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0502">
                <text:p>2.30502</text:p>
              </table:table-cell>
              <table:table-cell office:value-type="float" office:value="-3.13312">
                <text:p>-3.13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042">
                <text:p>2.7042</text:p>
              </table:table-cell>
              <table:table-cell office:value-type="float" office:value="-2.92211">
                <text:p>-2.92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517">
                <text:p>2.2517</text:p>
              </table:table-cell>
              <table:table-cell office:value-type="float" office:value="-2.5987">
                <text:p>-2.59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6192">
                <text:p>2.96192</text:p>
              </table:table-cell>
              <table:table-cell office:value-type="float" office:value="-2.44417">
                <text:p>-2.44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5159">
                <text:p>1.85159</text:p>
              </table:table-cell>
              <table:table-cell office:value-type="float" office:value="-2.02319">
                <text:p>-2.02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458">
                <text:p>2.5458</text:p>
              </table:table-cell>
              <table:table-cell office:value-type="float" office:value="-1.77777">
                <text:p>-1.77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0051">
                <text:p>2.50051</text:p>
              </table:table-cell>
              <table:table-cell office:value-type="float" office:value="-1.52537">
                <text:p>-1.52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4825">
                <text:p>2.14825</text:p>
              </table:table-cell>
              <table:table-cell office:value-type="float" office:value="-1.19648">
                <text:p>-1.19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415">
                <text:p>1.9415</text:p>
              </table:table-cell>
              <table:table-cell office:value-type="float" office:value="-0.832411">
                <text:p>-0.832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592">
                <text:p>1.65592</text:p>
              </table:table-cell>
              <table:table-cell office:value-type="float" office:value="-0.419605">
                <text:p>-0.4196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0347">
                <text:p>1.40347</text:p>
              </table:table-cell>
              <table:table-cell office:value-type="float" office:value="0.0281224">
                <text:p>0.0281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0084">
                <text:p>0.80084</text:p>
              </table:table-cell>
              <table:table-cell office:value-type="float" office:value="0.587162">
                <text:p>0.587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0648">
                <text:p>0.540648</text:p>
              </table:table-cell>
              <table:table-cell office:value-type="float" office:value="1.16631">
                <text:p>1.166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6955">
                <text:p>0.136955</text:p>
              </table:table-cell>
              <table:table-cell office:value-type="float" office:value="1.79371">
                <text:p>1.79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0041">
                <text:p>-0.30041</text:p>
              </table:table-cell>
              <table:table-cell office:value-type="float" office:value="2.46968">
                <text:p>2.469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58247">
                <text:p>-0.258247</text:p>
              </table:table-cell>
              <table:table-cell office:value-type="float" office:value="3.07427">
                <text:p>3.07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4538">
                <text:p>-0.54538</text:p>
              </table:table-cell>
              <table:table-cell office:value-type="float" office:value="3.68484">
                <text:p>3.6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00584">
                <text:p>-1.00584</text:p>
              </table:table-cell>
              <table:table-cell office:value-type="float" office:value="4.33723">
                <text:p>4.33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0571">
                <text:p>-1.30571</text:p>
              </table:table-cell>
              <table:table-cell office:value-type="float" office:value="4.9866">
                <text:p>4.9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2878">
                <text:p>-1.62878</text:p>
              </table:table-cell>
              <table:table-cell office:value-type="float" office:value="5.63401">
                <text:p>5.63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73268">
                <text:p>-1.73268</text:p>
              </table:table-cell>
              <table:table-cell office:value-type="float" office:value="6.22386">
                <text:p>6.223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4349">
                <text:p>-1.34349</text:p>
              </table:table-cell>
              <table:table-cell office:value-type="float" office:value="6.64056">
                <text:p>6.64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7704">
                <text:p>-1.17704</text:p>
              </table:table-cell>
              <table:table-cell office:value-type="float" office:value="6.94457">
                <text:p>6.94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36353">
                <text:p>-0.736353</text:p>
              </table:table-cell>
              <table:table-cell office:value-type="float" office:value="7.07704">
                <text:p>7.07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61273">
                <text:p>-0.861273</text:p>
              </table:table-cell>
              <table:table-cell office:value-type="float" office:value="7.18043">
                <text:p>7.18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1826">
                <text:p>-0.61826</text:p>
              </table:table-cell>
              <table:table-cell office:value-type="float" office:value="7.16995">
                <text:p>7.16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85755">
                <text:p>-0.385755</text:p>
              </table:table-cell>
              <table:table-cell office:value-type="float" office:value="7.05557">
                <text:p>7.05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19895">
                <text:p>0.0319895</text:p>
              </table:table-cell>
              <table:table-cell office:value-type="float" office:value="6.80162">
                <text:p>6.801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0962">
                <text:p>0.710962</text:p>
              </table:table-cell>
              <table:table-cell office:value-type="float" office:value="6.35797">
                <text:p>6.35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8108">
                <text:p>1.48108</text:p>
              </table:table-cell>
              <table:table-cell office:value-type="float" office:value="5.71884">
                <text:p>5.71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3918">
                <text:p>1.93918</text:p>
              </table:table-cell>
              <table:table-cell office:value-type="float" office:value="4.97441">
                <text:p>4.97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4938">
                <text:p>2.84938</text:p>
              </table:table-cell>
              <table:table-cell office:value-type="float" office:value="4.03114">
                <text:p>4.03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5338">
                <text:p>3.35338</text:p>
              </table:table-cell>
              <table:table-cell office:value-type="float" office:value="3.00358">
                <text:p>3.00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6959">
                <text:p>3.76959</text:p>
              </table:table-cell>
              <table:table-cell office:value-type="float" office:value="1.92493">
                <text:p>1.92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31702">
                <text:p>4.31702</text:p>
              </table:table-cell>
              <table:table-cell office:value-type="float" office:value="0.775462">
                <text:p>0.775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8967">
                <text:p>4.18967</text:p>
              </table:table-cell>
              <table:table-cell office:value-type="float" office:value="-0.274494">
                <text:p>-0.274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8683">
                <text:p>4.58683</text:p>
              </table:table-cell>
              <table:table-cell office:value-type="float" office:value="-1.34663">
                <text:p>-1.34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2744">
                <text:p>4.32744</text:p>
              </table:table-cell>
              <table:table-cell office:value-type="float" office:value="-2.27858">
                <text:p>-2.27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00106">
                <text:p>4.00106</text:p>
              </table:table-cell>
              <table:table-cell office:value-type="float" office:value="-3.05734">
                <text:p>-3.057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158">
                <text:p>3.6158</text:p>
              </table:table-cell>
              <table:table-cell office:value-type="float" office:value="-3.6737">
                <text:p>-3.6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885">
                <text:p>2.90885</text:p>
              </table:table-cell>
              <table:table-cell office:value-type="float" office:value="-4.05882">
                <text:p>-4.058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4305">
                <text:p>2.44305</text:p>
              </table:table-cell>
              <table:table-cell office:value-type="float" office:value="-4.28146">
                <text:p>-4.28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2724">
                <text:p>1.72724</text:p>
              </table:table-cell>
              <table:table-cell office:value-type="float" office:value="-4.29228">
                <text:p>-4.29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1712">
                <text:p>1.11712</text:p>
              </table:table-cell>
              <table:table-cell office:value-type="float" office:value="-4.12975">
                <text:p>-4.12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8993">
                <text:p>0.438993</text:p>
              </table:table-cell>
              <table:table-cell office:value-type="float" office:value="-3.79047">
                <text:p>-3.79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6814">
                <text:p>0.186814</text:p>
              </table:table-cell>
              <table:table-cell office:value-type="float" office:value="-3.3879">
                <text:p>-3.38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60594">
                <text:p>-0.560594</text:p>
              </table:table-cell>
              <table:table-cell office:value-type="float" office:value="-2.81329">
                <text:p>-2.81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805575">
                <text:p>-0.805575</text:p>
              </table:table-cell>
              <table:table-cell office:value-type="float" office:value="-2.19931">
                <text:p>-2.19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3447">
                <text:p>-1.23447</text:p>
              </table:table-cell>
              <table:table-cell office:value-type="float" office:value="-1.50987">
                <text:p>-1.509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32241">
                <text:p>-1.32241</text:p>
              </table:table-cell>
              <table:table-cell office:value-type="float" office:value="-0.834405">
                <text:p>-0.8344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4111">
                <text:p>-1.24111</text:p>
              </table:table-cell>
              <table:table-cell office:value-type="float" office:value="-0.216279">
                <text:p>-0.216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8304">
                <text:p>-1.08304</text:p>
              </table:table-cell>
              <table:table-cell office:value-type="float" office:value="0.325995">
                <text:p>0.325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86709">
                <text:p>-0.86709</text:p>
              </table:table-cell>
              <table:table-cell office:value-type="float" office:value="0.780051">
                <text:p>0.780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97905">
                <text:p>-0.597905</text:p>
              </table:table-cell>
              <table:table-cell office:value-type="float" office:value="1.13604">
                <text:p>1.136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8219">
                <text:p>-0.38219</text:p>
              </table:table-cell>
              <table:table-cell office:value-type="float" office:value="1.41038">
                <text:p>1.41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46444">
                <text:p>0.0546444</text:p>
              </table:table-cell>
              <table:table-cell office:value-type="float" office:value="1.55482">
                <text:p>1.55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8154">
                <text:p>0.538154</text:p>
              </table:table-cell>
              <table:table-cell office:value-type="float" office:value="1.56594">
                <text:p>1.565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4829">
                <text:p>0.734829</text:p>
              </table:table-cell>
              <table:table-cell office:value-type="float" office:value="1.51941">
                <text:p>1.51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2711">
                <text:p>1.42711</text:p>
              </table:table-cell>
              <table:table-cell office:value-type="float" office:value="1.30352">
                <text:p>1.30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8572">
                <text:p>1.58572</text:p>
              </table:table-cell>
              <table:table-cell office:value-type="float" office:value="1.05557">
                <text:p>1.05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6141">
                <text:p>2.16141</text:p>
              </table:table-cell>
              <table:table-cell office:value-type="float" office:value="0.681924">
                <text:p>0.681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5893">
                <text:p>2.25893</text:p>
              </table:table-cell>
              <table:table-cell office:value-type="float" office:value="0.305161">
                <text:p>0.3051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8959">
                <text:p>2.38959</text:p>
              </table:table-cell>
              <table:table-cell office:value-type="float" office:value="-0.0796227">
                <text:p>-0.0796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3367">
                <text:p>2.43367</text:p>
              </table:table-cell>
              <table:table-cell office:value-type="float" office:value="-0.448974">
                <text:p>-0.4489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5438">
                <text:p>2.35438</text:p>
              </table:table-cell>
              <table:table-cell office:value-type="float" office:value="-0.772489">
                <text:p>-0.772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172">
                <text:p>2.3172</text:p>
              </table:table-cell>
              <table:table-cell office:value-type="float" office:value="-1.06074">
                <text:p>-1.06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4688">
                <text:p>1.94688</text:p>
              </table:table-cell>
              <table:table-cell office:value-type="float" office:value="-1.23617">
                <text:p>-1.23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949">
                <text:p>1.88949</text:p>
              </table:table-cell>
              <table:table-cell office:value-type="float" office:value="-1.37805">
                <text:p>-1.37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2892">
                <text:p>1.22892</text:p>
              </table:table-cell>
              <table:table-cell office:value-type="float" office:value="-1.34666">
                <text:p>-1.34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8698">
                <text:p>1.18698</text:p>
              </table:table-cell>
              <table:table-cell office:value-type="float" office:value="-1.29807">
                <text:p>-1.298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7484">
                <text:p>0.357484</text:p>
              </table:table-cell>
              <table:table-cell office:value-type="float" office:value="-1.04976">
                <text:p>-1.049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596">
                <text:p>0.18596</text:p>
              </table:table-cell>
              <table:table-cell office:value-type="float" office:value="-0.770265">
                <text:p>-0.770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41248">
                <text:p>-0.341248</text:p>
              </table:table-cell>
              <table:table-cell office:value-type="float" office:value="-0.380472">
                <text:p>-0.380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82133">
                <text:p>-0.682133</text:p>
              </table:table-cell>
              <table:table-cell office:value-type="float" office:value="0.0661324">
                <text:p>0.06613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03363">
                <text:p>-0.903363</text:p>
              </table:table-cell>
              <table:table-cell office:value-type="float" office:value="0.534746">
                <text:p>0.534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44322">
                <text:p>-1.44322</text:p>
              </table:table-cell>
              <table:table-cell office:value-type="float" office:value="1.09509">
                <text:p>1.09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6376">
                <text:p>-1.36376</text:p>
              </table:table-cell>
              <table:table-cell office:value-type="float" office:value="1.59253">
                <text:p>1.59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5406">
                <text:p>-1.5406</text:p>
              </table:table-cell>
              <table:table-cell office:value-type="float" office:value="2.08759">
                <text:p>2.087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5859">
                <text:p>-1.45859</text:p>
              </table:table-cell>
              <table:table-cell office:value-type="float" office:value="2.51646">
                <text:p>2.516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23477">
                <text:p>-1.23477</text:p>
              </table:table-cell>
              <table:table-cell office:value-type="float" office:value="2.84735">
                <text:p>2.847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5067">
                <text:p>-1.25067</text:p>
              </table:table-cell>
              <table:table-cell office:value-type="float" office:value="3.14034">
                <text:p>3.140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80803">
                <text:p>-0.580803</text:p>
              </table:table-cell>
              <table:table-cell office:value-type="float" office:value="3.23565">
                <text:p>3.235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45153">
                <text:p>-0.345153</text:p>
              </table:table-cell>
              <table:table-cell office:value-type="float" office:value="3.24698">
                <text:p>3.24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5159">
                <text:p>0.865159</text:p>
              </table:table-cell>
              <table:table-cell office:value-type="float" office:value="2.95203">
                <text:p>2.952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233">
                <text:p>1.56233</text:p>
              </table:table-cell>
              <table:table-cell office:value-type="float" office:value="2.49279">
                <text:p>2.49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31617">
                <text:p>2.31617</text:p>
              </table:table-cell>
              <table:table-cell office:value-type="float" office:value="1.86999">
                <text:p>1.86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2151">
                <text:p>2.92151</text:p>
              </table:table-cell>
              <table:table-cell office:value-type="float" office:value="1.13339">
                <text:p>1.13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25077">
                <text:p>5.25077</text:p>
              </table:table-cell>
              <table:table-cell office:value-type="float" office:value="-0.107181">
                <text:p>-0.1071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142cm" svg:y="3.952cm" style:legend-expansion="high" chart:style-name="ch2"/>
        <chart:plot-area chart:style-name="ch3" table:cell-range-address="Out_anly.F1:Out_anly.F180 Out_anly.B1:Out_anly.B180" chart:data-source-has-labels="row" svg:x="0.32cm" svg:y="0.18cm" svg:width="11.502cm" svg:height="8.64cm">
          <chartooo:coordinate-region svg:x="0.862cm" svg:y="0.379cm" svg:width="10.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anly.F2:Out_anly.F180" chart:label-cell-address="Out_anly.F1:Out_anly.F1" chart:class="chart:line">
            <chart:data-point chart:repeated="179"/>
          </chart:series>
          <chart:series chart:style-name="ch7" chart:values-cell-range-address="Out_anly.B2:Out_anly.B180" chart:label-cell-address="Out_anly.B1:Out_anly.B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PITCH</text:p>
                <draw:g>
                  <svg:desc>Out_anly.F1:Out_anly.F1</svg:desc>
                </draw:g>
              </table:table-cell>
              <table:table-cell office:value-type="string">
                <text:p>ORIENTATION Y</text:p>
                <draw:g>
                  <svg:desc>Out_anly.B1:Out_anl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31259">
                <text:p>6.31259</text:p>
                <draw:g>
                  <svg:desc>Out_anly.F2:Out_anly.F180</svg:desc>
                </draw:g>
              </table:table-cell>
              <table:table-cell office:value-type="float" office:value="-1.4749">
                <text:p>-1.4749</text:p>
                <draw:g>
                  <svg:desc>Out_anly.B2:Out_anly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22">
                <text:p>0.45722</text:p>
              </table:table-cell>
              <table:table-cell office:value-type="float" office:value="-1.4749">
                <text:p>-1.4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1468">
                <text:p>0.501468</text:p>
              </table:table-cell>
              <table:table-cell office:value-type="float" office:value="-1.4749">
                <text:p>-1.4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5715">
                <text:p>0.545715</text:p>
              </table:table-cell>
              <table:table-cell office:value-type="float" office:value="-1.4749">
                <text:p>-1.4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1145">
                <text:p>0.561145</text:p>
              </table:table-cell>
              <table:table-cell office:value-type="float" office:value="-1.46817">
                <text:p>-1.46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9401">
                <text:p>0.639401</text:p>
              </table:table-cell>
              <table:table-cell office:value-type="float" office:value="-1.46987">
                <text:p>-1.46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166">
                <text:p>0.687166</text:p>
              </table:table-cell>
              <table:table-cell office:value-type="float" office:value="-1.47232">
                <text:p>-1.47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7701">
                <text:p>0.757701</text:p>
              </table:table-cell>
              <table:table-cell office:value-type="float" office:value="-1.48077">
                <text:p>-1.48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5113">
                <text:p>0.795113</text:p>
              </table:table-cell>
              <table:table-cell office:value-type="float" office:value="-1.48702">
                <text:p>-1.48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2014">
                <text:p>0.862014</text:p>
              </table:table-cell>
              <table:table-cell office:value-type="float" office:value="-1.49808">
                <text:p>-1.49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7057">
                <text:p>0.847057</text:p>
              </table:table-cell>
              <table:table-cell office:value-type="float" office:value="-1.49441">
                <text:p>-1.49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2175">
                <text:p>0.862175</text:p>
              </table:table-cell>
              <table:table-cell office:value-type="float" office:value="-1.48405">
                <text:p>-1.48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199">
                <text:p>1.01199</text:p>
              </table:table-cell>
              <table:table-cell office:value-type="float" office:value="-1.49896">
                <text:p>-1.49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0118">
                <text:p>1.20118</text:p>
              </table:table-cell>
              <table:table-cell office:value-type="float" office:value="-1.54659">
                <text:p>-1.54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373">
                <text:p>1.2373</text:p>
              </table:table-cell>
              <table:table-cell office:value-type="float" office:value="-1.58871">
                <text:p>-1.58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446">
                <text:p>1.31446</text:p>
              </table:table-cell>
              <table:table-cell office:value-type="float" office:value="-1.63496">
                <text:p>-1.63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892">
                <text:p>1.22892</text:p>
              </table:table-cell>
              <table:table-cell office:value-type="float" office:value="-1.64674">
                <text:p>-1.64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8015">
                <text:p>1.08015</text:p>
              </table:table-cell>
              <table:table-cell office:value-type="float" office:value="-1.61145">
                <text:p>-1.61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146">
                <text:p>1.02146</text:p>
              </table:table-cell>
              <table:table-cell office:value-type="float" office:value="-1.55346">
                <text:p>-1.55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3711">
                <text:p>0.603711</text:p>
              </table:table-cell>
              <table:table-cell office:value-type="float" office:value="-1.39077">
                <text:p>-1.39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9802">
                <text:p>0.239802</text:p>
              </table:table-cell>
              <table:table-cell office:value-type="float" office:value="-1.14395">
                <text:p>-1.14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0923">
                <text:p>0.290923</text:p>
              </table:table-cell>
              <table:table-cell office:value-type="float" office:value="-0.917203">
                <text:p>-0.917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5201">
                <text:p>0.235201</text:p>
              </table:table-cell>
              <table:table-cell office:value-type="float" office:value="-0.685841">
                <text:p>-0.685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7562">
                <text:p>0.617562</text:p>
              </table:table-cell>
              <table:table-cell office:value-type="float" office:value="-0.554144">
                <text:p>-0.554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419">
                <text:p>0.361419</text:p>
              </table:table-cell>
              <table:table-cell office:value-type="float" office:value="-0.367332">
                <text:p>-0.367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544">
                <text:p>0.79544</text:p>
              </table:table-cell>
              <table:table-cell office:value-type="float" office:value="-0.291574">
                <text:p>-0.291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9089">
                <text:p>0.649089</text:p>
              </table:table-cell>
              <table:table-cell office:value-type="float" office:value="-0.184534">
                <text:p>-0.184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485">
                <text:p>0.79485</text:p>
              </table:table-cell>
              <table:table-cell office:value-type="float" office:value="-0.117259">
                <text:p>-0.117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3867">
                <text:p>0.843867</text:p>
              </table:table-cell>
              <table:table-cell office:value-type="float" office:value="-0.0650163">
                <text:p>-0.0650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117">
                <text:p>1.04117</text:p>
              </table:table-cell>
              <table:table-cell office:value-type="float" office:value="-0.0618339">
                <text:p>-0.0618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2274">
                <text:p>0.832274</text:p>
              </table:table-cell>
              <table:table-cell office:value-type="float" office:value="-0.0096193">
                <text:p>-0.0096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4242">
                <text:p>0.934242</text:p>
              </table:table-cell>
              <table:table-cell office:value-type="float" office:value="0.0154226">
                <text:p>0.0154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1196">
                <text:p>0.591196</text:p>
              </table:table-cell>
              <table:table-cell office:value-type="float" office:value="0.118869">
                <text:p>0.118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9845">
                <text:p>0.249845</text:p>
              </table:table-cell>
              <table:table-cell office:value-type="float" office:value="0.29447">
                <text:p>0.29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8149">
                <text:p>0.268149</text:p>
              </table:table-cell>
              <table:table-cell office:value-type="float" office:value="0.452242">
                <text:p>0.452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836">
                <text:p>0.254836</text:p>
              </table:table-cell>
              <table:table-cell office:value-type="float" office:value="0.599633">
                <text:p>0.5996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5574">
                <text:p>0.445574</text:p>
              </table:table-cell>
              <table:table-cell office:value-type="float" office:value="0.688614">
                <text:p>0.688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54593">
                <text:p>0.0554593</text:p>
              </table:table-cell>
              <table:table-cell office:value-type="float" office:value="0.858095">
                <text:p>0.858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524743">
                <text:p>-0.00524743</text:p>
              </table:table-cell>
              <table:table-cell office:value-type="float" office:value="1.02466">
                <text:p>1.024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5198">
                <text:p>0.0155198</text:p>
              </table:table-cell>
              <table:table-cell office:value-type="float" office:value="1.16829">
                <text:p>1.16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96177">
                <text:p>-0.496177</text:p>
              </table:table-cell>
              <table:table-cell office:value-type="float" office:value="1.41389">
                <text:p>1.41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73152">
                <text:p>-0.773152</text:p>
              </table:table-cell>
              <table:table-cell office:value-type="float" office:value="1.69823">
                <text:p>1.69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7421">
                <text:p>-0.97421</text:p>
              </table:table-cell>
              <table:table-cell office:value-type="float" office:value="1.99904">
                <text:p>1.99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61731">
                <text:p>-1.61731</text:p>
              </table:table-cell>
              <table:table-cell office:value-type="float" office:value="2.41641">
                <text:p>2.41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8969">
                <text:p>-1.58969</text:p>
              </table:table-cell>
              <table:table-cell office:value-type="float" office:value="2.78309">
                <text:p>2.78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07889">
                <text:p>-2.07889</text:p>
              </table:table-cell>
              <table:table-cell office:value-type="float" office:value="3.22057">
                <text:p>3.220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17248">
                <text:p>-2.17248</text:p>
              </table:table-cell>
              <table:table-cell office:value-type="float" office:value="3.62873">
                <text:p>3.62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51881">
                <text:p>-2.51881</text:p>
              </table:table-cell>
              <table:table-cell office:value-type="float" office:value="4.06566">
                <text:p>4.06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46631">
                <text:p>-2.46631</text:p>
              </table:table-cell>
              <table:table-cell office:value-type="float" office:value="4.43325">
                <text:p>4.43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60782">
                <text:p>-2.60782</text:p>
              </table:table-cell>
              <table:table-cell office:value-type="float" office:value="4.77878">
                <text:p>4.77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0921">
                <text:p>-2.40921</text:p>
              </table:table-cell>
              <table:table-cell office:value-type="float" office:value="5.0218">
                <text:p>5.0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41161">
                <text:p>-2.41161</text:p>
              </table:table-cell>
              <table:table-cell office:value-type="float" office:value="5.21429">
                <text:p>5.21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08329">
                <text:p>-2.08329</text:p>
              </table:table-cell>
              <table:table-cell office:value-type="float" office:value="5.28092">
                <text:p>5.28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91051">
                <text:p>-1.91051</text:p>
              </table:table-cell>
              <table:table-cell office:value-type="float" office:value="5.26581">
                <text:p>5.26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322">
                <text:p>-1.322</text:p>
              </table:table-cell>
              <table:table-cell office:value-type="float" office:value="5.07728">
                <text:p>5.07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04071">
                <text:p>-1.04071</text:p>
              </table:table-cell>
              <table:table-cell office:value-type="float" office:value="4.79977">
                <text:p>4.799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59829">
                <text:p>-0.659829</text:p>
              </table:table-cell>
              <table:table-cell office:value-type="float" office:value="4.41778">
                <text:p>4.41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227">
                <text:p>0.022227</text:p>
              </table:table-cell>
              <table:table-cell office:value-type="float" office:value="3.87046">
                <text:p>3.87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363">
                <text:p>0.09363</text:p>
              </table:table-cell>
              <table:table-cell office:value-type="float" office:value="3.31513">
                <text:p>3.31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0048">
                <text:p>0.720048</text:p>
              </table:table-cell>
              <table:table-cell office:value-type="float" office:value="2.62653">
                <text:p>2.626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5796">
                <text:p>0.845796</text:p>
              </table:table-cell>
              <table:table-cell office:value-type="float" office:value="1.93519">
                <text:p>1.93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95494">
                <text:p>0.895494</text:p>
              </table:table-cell>
              <table:table-cell office:value-type="float" office:value="1.26391">
                <text:p>1.26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8786">
                <text:p>0.758786</text:p>
              </table:table-cell>
              <table:table-cell office:value-type="float" office:value="0.659618">
                <text:p>0.6596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2057">
                <text:p>0.882057</text:p>
              </table:table-cell>
              <table:table-cell office:value-type="float" office:value="0.0614365">
                <text:p>0.06143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822">
                <text:p>1.12822</text:p>
              </table:table-cell>
              <table:table-cell office:value-type="float" office:value="-0.555558">
                <text:p>-0.5555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3857">
                <text:p>1.23857</text:p>
              </table:table-cell>
              <table:table-cell office:value-type="float" office:value="-1.15408">
                <text:p>-1.154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3483">
                <text:p>1.23483</text:p>
              </table:table-cell>
              <table:table-cell office:value-type="float" office:value="-1.70447">
                <text:p>-1.70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3977">
                <text:p>1.43977</text:p>
              </table:table-cell>
              <table:table-cell office:value-type="float" office:value="-2.2548">
                <text:p>-2.2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0702">
                <text:p>1.30702</text:p>
              </table:table-cell>
              <table:table-cell office:value-type="float" office:value="-2.72231">
                <text:p>-2.72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5184">
                <text:p>1.15184</text:p>
              </table:table-cell>
              <table:table-cell office:value-type="float" office:value="-3.10389">
                <text:p>-3.10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0626">
                <text:p>1.10626</text:p>
              </table:table-cell>
              <table:table-cell office:value-type="float" office:value="-3.4281">
                <text:p>-3.4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5313">
                <text:p>0.745313</text:p>
              </table:table-cell>
              <table:table-cell office:value-type="float" office:value="-3.62274">
                <text:p>-3.622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1022">
                <text:p>0.711022</text:p>
              </table:table-cell>
              <table:table-cell office:value-type="float" office:value="-3.77124">
                <text:p>-3.77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2803">
                <text:p>0.232803</text:p>
              </table:table-cell>
              <table:table-cell office:value-type="float" office:value="-3.77186">
                <text:p>-3.77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84126">
                <text:p>0.0484126</text:p>
              </table:table-cell>
              <table:table-cell office:value-type="float" office:value="-3.70292">
                <text:p>-3.702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93749">
                <text:p>-0.293749</text:p>
              </table:table-cell>
              <table:table-cell office:value-type="float" office:value="-3.53259">
                <text:p>-3.532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61561">
                <text:p>-0.461561</text:p>
              </table:table-cell>
              <table:table-cell office:value-type="float" office:value="-3.30943">
                <text:p>-3.309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80574">
                <text:p>-0.580574</text:p>
              </table:table-cell>
              <table:table-cell office:value-type="float" office:value="-3.04987">
                <text:p>-3.04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39547">
                <text:p>-1.39547</text:p>
              </table:table-cell>
              <table:table-cell office:value-type="float" office:value="-2.59551">
                <text:p>-2.59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1746">
                <text:p>-0.111746</text:p>
              </table:table-cell>
              <table:table-cell office:value-type="float" office:value="-2.45262">
                <text:p>-2.45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01926">
                <text:p>-1.01926</text:p>
              </table:table-cell>
              <table:table-cell office:value-type="float" office:value="-2.08986">
                <text:p>-2.08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03447">
                <text:p>-1.03447</text:p>
              </table:table-cell>
              <table:table-cell office:value-type="float" office:value="-1.73262">
                <text:p>-1.73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95784">
                <text:p>-0.995784</text:p>
              </table:table-cell>
              <table:table-cell office:value-type="float" office:value="-1.39565">
                <text:p>-1.395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01326">
                <text:p>-1.01326</text:p>
              </table:table-cell>
              <table:table-cell office:value-type="float" office:value="-1.06685">
                <text:p>-1.06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79929">
                <text:p>-0.979929</text:p>
              </table:table-cell>
              <table:table-cell office:value-type="float" office:value="-0.75988">
                <text:p>-0.75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76128">
                <text:p>-0.76128</text:p>
              </table:table-cell>
              <table:table-cell office:value-type="float" office:value="-0.518749">
                <text:p>-0.5187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48903">
                <text:p>-0.648903</text:p>
              </table:table-cell>
              <table:table-cell office:value-type="float" office:value="-0.316012">
                <text:p>-0.316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68355">
                <text:p>-0.568355</text:p>
              </table:table-cell>
              <table:table-cell office:value-type="float" office:value="-0.143144">
                <text:p>-0.143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71042">
                <text:p>-0.371042</text:p>
              </table:table-cell>
              <table:table-cell office:value-type="float" office:value="-0.0266822">
                <text:p>-0.0266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62396">
                <text:p>-0.262396</text:p>
              </table:table-cell>
              <table:table-cell office:value-type="float" office:value="0.0569629">
                <text:p>0.05696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6643">
                <text:p>0.156643</text:p>
              </table:table-cell>
              <table:table-cell office:value-type="float" office:value="0.0368303">
                <text:p>0.03683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92444">
                <text:p>-0.192444</text:p>
              </table:table-cell>
              <table:table-cell office:value-type="float" office:value="0.0993189">
                <text:p>0.0993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9183">
                <text:p>0.169183</text:p>
              </table:table-cell>
              <table:table-cell office:value-type="float" office:value="0.0725312">
                <text:p>0.0725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19784">
                <text:p>-0.0819784</text:p>
              </table:table-cell>
              <table:table-cell office:value-type="float" office:value="0.10567">
                <text:p>0.105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71333">
                <text:p>0.0971333</text:p>
              </table:table-cell>
              <table:table-cell office:value-type="float" office:value="0.0940516">
                <text:p>0.09405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19283">
                <text:p>0.219283</text:p>
              </table:table-cell>
              <table:table-cell office:value-type="float" office:value="0.0539944">
                <text:p>0.0539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401174">
                <text:p>-0.00401174</text:p>
              </table:table-cell>
              <table:table-cell office:value-type="float" office:value="0.068351">
                <text:p>0.0683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0967">
                <text:p>0.240967</text:p>
              </table:table-cell>
              <table:table-cell office:value-type="float" office:value="0.0240512">
                <text:p>0.0240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6957">
                <text:p>-0.0206957</text:p>
              </table:table-cell>
              <table:table-cell office:value-type="float" office:value="0.0436171">
                <text:p>0.04361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2594">
                <text:p>0.112594</text:p>
              </table:table-cell>
              <table:table-cell office:value-type="float" office:value="0.0304549">
                <text:p>0.0304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1055">
                <text:p>0.121055</text:p>
              </table:table-cell>
              <table:table-cell office:value-type="float" office:value="0.0159635">
                <text:p>0.0159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53792">
                <text:p>0.0653792</text:p>
              </table:table-cell>
              <table:table-cell office:value-type="float" office:value="0.0153165">
                <text:p>0.0153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5262">
                <text:p>0.195262</text:p>
              </table:table-cell>
              <table:table-cell office:value-type="float" office:value="-0.015742">
                <text:p>-0.015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7959">
                <text:p>-0.107959</text:p>
              </table:table-cell>
              <table:table-cell office:value-type="float" office:value="0.0261876">
                <text:p>0.0261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2681">
                <text:p>0.432681</text:p>
              </table:table-cell>
              <table:table-cell office:value-type="float" office:value="-0.0611271">
                <text:p>-0.0611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3304">
                <text:p>0.273304</text:p>
              </table:table-cell>
              <table:table-cell office:value-type="float" office:value="-0.105063">
                <text:p>-0.105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9104">
                <text:p>0.779104</text:p>
              </table:table-cell>
              <table:table-cell office:value-type="float" office:value="-0.263567">
                <text:p>-0.2635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75765">
                <text:p>0.575765</text:p>
              </table:table-cell>
              <table:table-cell office:value-type="float" office:value="-0.362344">
                <text:p>-0.3623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3111">
                <text:p>1.13111</text:p>
              </table:table-cell>
              <table:table-cell office:value-type="float" office:value="-0.581873">
                <text:p>-0.581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413">
                <text:p>1.42413</text:p>
              </table:table-cell>
              <table:table-cell office:value-type="float" office:value="-0.851424">
                <text:p>-0.851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I1:Out_anly.I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I2:Out_anly.I180" chart:label-cell-address="Out_anly.I1:Out_anly.I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Out_anly.I1:Out_anl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8741">
                <text:p>3.68741</text:p>
                <draw:g>
                  <svg:desc>Out_anly.I2:Out_anly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7857">
                <text:p>54.7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8618">
                <text:p>54.8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9378">
                <text:p>54.9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9824">
                <text:p>54.9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1375">
                <text:p>55.1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1826">
                <text:p>55.1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1161">
                <text:p>55.1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2557">
                <text:p>55.2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3999">
                <text:p>55.3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4804">
                <text:p>55.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4955">
                <text:p>55.4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6324">
                <text:p>55.6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926">
                <text:p>55.5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7106">
                <text:p>55.7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8286">
                <text:p>55.8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002">
                <text:p>56.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2041">
                <text:p>56.2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1851">
                <text:p>56.1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385">
                <text:p>56.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1178">
                <text:p>56.1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9708">
                <text:p>55.9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0698">
                <text:p>56.0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0866">
                <text:p>56.0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8903">
                <text:p>55.8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.1665">
                <text:p>56.1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2025">
                <text:p>55.2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.7509">
                <text:p>55.7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6566">
                <text:p>55.65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1071">
                <text:p>55.1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1092">
                <text:p>55.1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7217">
                <text:p>54.7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8123">
                <text:p>54.8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551">
                <text:p>54.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2725">
                <text:p>54.2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8821">
                <text:p>53.8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254">
                <text:p>53.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6863">
                <text:p>53.6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4599">
                <text:p>53.4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9786">
                <text:p>52.9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.1905">
                <text:p>53.1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.1444">
                <text:p>53.1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2415">
                <text:p>53.2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2738">
                <text:p>54.2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4127">
                <text:p>54.4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.3425">
                <text:p>55.3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.3112">
                <text:p>55.3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9006">
                <text:p>55.9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.0806">
                <text:p>56.08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6398">
                <text:p>56.6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1202">
                <text:p>57.1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8927">
                <text:p>57.8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0225">
                <text:p>58.0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7599">
                <text:p>58.7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6754">
                <text:p>58.67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8103">
                <text:p>58.8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.9768">
                <text:p>58.9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1674">
                <text:p>58.1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4932">
                <text:p>58.4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6074">
                <text:p>57.6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1553">
                <text:p>57.1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7203">
                <text:p>56.7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1501">
                <text:p>56.1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561">
                <text:p>55.5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.599">
                <text:p>54.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.8786">
                <text:p>53.87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.2042">
                <text:p>53.2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747">
                <text:p>52.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.1324">
                <text:p>52.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.0426">
                <text:p>52.04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.6593">
                <text:p>51.6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.9323">
                <text:p>51.9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0479">
                <text:p>52.0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6842">
                <text:p>52.6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0845">
                <text:p>53.0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.6958">
                <text:p>53.6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0794">
                <text:p>54.0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6352">
                <text:p>54.6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.9336">
                <text:p>55.9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.8466">
                <text:p>54.8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.4464">
                <text:p>56.4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.6202">
                <text:p>56.6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.1572">
                <text:p>57.1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.2722">
                <text:p>57.2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3695">
                <text:p>57.3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.195">
                <text:p>57.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.0033">
                <text:p>57.0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.8856">
                <text:p>56.88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.3179">
                <text:p>56.3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1519">
                <text:p>56.15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.0723">
                <text:p>55.07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3794">
                <text:p>55.37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1883">
                <text:p>54.18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2679">
                <text:p>54.26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5616">
                <text:p>53.5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986">
                <text:p>53.09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1007">
                <text:p>53.1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3158">
                <text:p>52.3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6569">
                <text:p>52.65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3468">
                <text:p>52.3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204">
                <text:p>52.42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6998">
                <text:p>52.6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5541">
                <text:p>52.55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5272">
                <text:p>53.5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2222">
                <text:p>53.2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5919">
                <text:p>54.59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7832">
                <text:p>54.78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7404">
                <text:p>55.74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7904">
                <text:p>55.7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.8266">
                <text:p>57.82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J1:Out_anly.J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J2:Out_anly.J180" chart:label-cell-address="Out_anly.J1:Out_anly.J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3</text:p>
                <draw:g>
                  <svg:desc>Out_anly.J1:Out_anl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J2:Out_anly.J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2143">
                <text:p>53.2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1382">
                <text:p>53.1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0622">
                <text:p>53.0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0176">
                <text:p>53.0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8625">
                <text:p>52.8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8174">
                <text:p>52.8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8839">
                <text:p>52.8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7443">
                <text:p>52.7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6001">
                <text:p>52.6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5196">
                <text:p>52.5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5045">
                <text:p>52.5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3676">
                <text:p>52.3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4074">
                <text:p>52.4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2894">
                <text:p>52.2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1714">
                <text:p>52.1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998">
                <text:p>51.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7959">
                <text:p>51.7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8149">
                <text:p>51.8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.615">
                <text:p>51.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8822">
                <text:p>51.8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0292">
                <text:p>52.0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9302">
                <text:p>51.9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9134">
                <text:p>51.9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1097">
                <text:p>52.1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.8335">
                <text:p>51.8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.7975">
                <text:p>52.7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2491">
                <text:p>52.2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434">
                <text:p>52.3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.8929">
                <text:p>52.8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8908">
                <text:p>52.8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.2783">
                <text:p>53.2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1877">
                <text:p>53.18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449">
                <text:p>53.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.7275">
                <text:p>53.7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1179">
                <text:p>54.1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746">
                <text:p>54.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3137">
                <text:p>54.3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5401">
                <text:p>54.5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.0214">
                <text:p>55.02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095">
                <text:p>54.8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8556">
                <text:p>54.8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7585">
                <text:p>54.7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.7262">
                <text:p>53.72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.5873">
                <text:p>53.58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6575">
                <text:p>52.6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6888">
                <text:p>52.6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0994">
                <text:p>52.09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.9194">
                <text:p>51.9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3602">
                <text:p>51.3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8798">
                <text:p>50.8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1073">
                <text:p>50.10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9775">
                <text:p>49.9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.2401">
                <text:p>49.2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.3246">
                <text:p>49.3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1897">
                <text:p>49.18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.0232">
                <text:p>49.0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8326">
                <text:p>49.83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5068">
                <text:p>49.5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.3926">
                <text:p>50.39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.8447">
                <text:p>50.84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2797">
                <text:p>51.2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8499">
                <text:p>51.84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.439">
                <text:p>52.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.401">
                <text:p>53.4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.1214">
                <text:p>54.1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.7958">
                <text:p>54.7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253">
                <text:p>55.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8676">
                <text:p>55.8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9574">
                <text:p>55.9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.3407">
                <text:p>56.34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0677">
                <text:p>56.06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9521">
                <text:p>55.9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3158">
                <text:p>55.31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9155">
                <text:p>54.9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.3042">
                <text:p>54.3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9206">
                <text:p>53.9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3648">
                <text:p>53.36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.0664">
                <text:p>52.0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1534">
                <text:p>53.1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.5536">
                <text:p>51.5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3798">
                <text:p>51.3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.8428">
                <text:p>50.8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.7278">
                <text:p>50.72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.6305">
                <text:p>50.6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.805">
                <text:p>50.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.9967">
                <text:p>50.9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.1144">
                <text:p>51.1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.6821">
                <text:p>51.6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.8481">
                <text:p>51.84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.9277">
                <text:p>52.92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.6206">
                <text:p>52.6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8117">
                <text:p>53.8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7321">
                <text:p>53.7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.4384">
                <text:p>54.4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9014">
                <text:p>54.90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.8993">
                <text:p>54.8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.6842">
                <text:p>55.6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3431">
                <text:p>55.34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6532">
                <text:p>55.6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.5796">
                <text:p>55.5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3002">
                <text:p>55.3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4459">
                <text:p>55.4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4728">
                <text:p>54.4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7778">
                <text:p>54.7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4081">
                <text:p>53.4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2168">
                <text:p>53.2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.2596">
                <text:p>52.25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.2096">
                <text:p>52.20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.1734">
                <text:p>50.17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K1:Out_anly.K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K2:Out_anly.K180" chart:label-cell-address="Out_anly.K1:Out_anly.K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2</text:p>
                <draw:g>
                  <svg:desc>Out_anly.K1:Out_anl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anly.K2:Out_anly.K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2998">
                <text:p>52.2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1353">
                <text:p>52.1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708">
                <text:p>51.9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8953">
                <text:p>51.8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5837">
                <text:p>51.5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443">
                <text:p>51.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685">
                <text:p>51.3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154">
                <text:p>51.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761">
                <text:p>50.8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8255">
                <text:p>50.8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7801">
                <text:p>50.7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3436">
                <text:p>50.3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005">
                <text:p>50.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8148">
                <text:p>49.8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5425">
                <text:p>49.5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5401">
                <text:p>49.5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.6356">
                <text:p>49.6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772">
                <text:p>49.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4076">
                <text:p>50.4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4026">
                <text:p>51.4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4474">
                <text:p>51.4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4598">
                <text:p>51.4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6782">
                <text:p>50.6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3869">
                <text:p>51.38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2426">
                <text:p>50.2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4993">
                <text:p>51.4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6594">
                <text:p>50.6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6556">
                <text:p>50.6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8106">
                <text:p>50.8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.2262">
                <text:p>51.2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098">
                <text:p>51.4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.0053">
                <text:p>52.0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9493">
                <text:p>52.9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.1912">
                <text:p>53.1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082">
                <text:p>53.6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8548">
                <text:p>53.8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2028">
                <text:p>54.2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5506">
                <text:p>54.55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9903">
                <text:p>54.9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8019">
                <text:p>55.8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4019">
                <text:p>56.4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7069">
                <text:p>56.7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9608">
                <text:p>56.9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7667">
                <text:p>56.7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.8152">
                <text:p>56.8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0337">
                <text:p>57.03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1371">
                <text:p>57.13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.8521">
                <text:p>56.8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5758">
                <text:p>56.5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.6982">
                <text:p>55.6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.9305">
                <text:p>54.93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1441">
                <text:p>54.1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0611">
                <text:p>53.06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.9686">
                <text:p>51.96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2711">
                <text:p>51.27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3428">
                <text:p>50.34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.7881">
                <text:p>49.7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3195">
                <text:p>49.3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9525">
                <text:p>48.9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.1531">
                <text:p>49.1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.4887">
                <text:p>49.4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3324">
                <text:p>50.3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6749">
                <text:p>50.67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1445">
                <text:p>51.1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6443">
                <text:p>51.6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3262">
                <text:p>52.3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.3734">
                <text:p>52.37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.2536">
                <text:p>53.2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6537">
                <text:p>53.6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.1282">
                <text:p>54.1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.5771">
                <text:p>54.5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.5301">
                <text:p>54.53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8502">
                <text:p>54.85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8187">
                <text:p>54.8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.8917">
                <text:p>54.8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8438">
                <text:p>54.8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5259">
                <text:p>54.52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8573">
                <text:p>54.85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3769">
                <text:p>53.37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5922">
                <text:p>53.5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.4488">
                <text:p>53.4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.8344">
                <text:p>52.8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.7543">
                <text:p>52.75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.5903">
                <text:p>52.59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3276">
                <text:p>52.3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.2945">
                <text:p>52.2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.2512">
                <text:p>52.2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4242">
                <text:p>52.42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.3729">
                <text:p>52.3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.6144">
                <text:p>52.6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.0055">
                <text:p>53.0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4733">
                <text:p>53.47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896">
                <text:p>53.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.2441">
                <text:p>54.2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4628">
                <text:p>54.46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.9074">
                <text:p>54.9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.2023">
                <text:p>55.2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3845">
                <text:p>55.3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428">
                <text:p>55.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.3375">
                <text:p>55.3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1694">
                <text:p>55.16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0554">
                <text:p>55.05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6888">
                <text:p>54.6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9125">
                <text:p>53.9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8615">
                <text:p>52.86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.6586">
                <text:p>51.6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.1081">
                <text:p>51.10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.9474">
                <text:p>49.9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.3251">
                <text:p>47.3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4.204cm" style:legend-expansion="high" chart:style-name="ch2"/>
        <chart:plot-area chart:style-name="ch3" table:cell-range-address="Out_anly.L1:Out_anly.L180" chart:data-source-has-labels="row" svg:x="0.376cm" svg:y="0.075cm" svg:width="12.507cm" svg:height="8.644cm">
          <chartooo:coordinate-region svg:x="0.997cm" svg:y="0.274cm" svg:width="11.886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_anly.L2:Out_anly.L180" chart:label-cell-address="Out_anly.L1:Out_anly.L1" chart:class="chart:line">
            <chart:data-point chart:repeated="1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4</text:p>
                <draw:g>
                  <svg:desc>Out_anly.L1:Out_anly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126">
                <text:p>16.3126</text:p>
                <draw:g>
                  <svg:desc>Out_anly.L2:Out_anly.L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7002">
                <text:p>55.7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8647">
                <text:p>55.8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0292">
                <text:p>56.0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1047">
                <text:p>56.1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4163">
                <text:p>56.4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557">
                <text:p>56.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6315">
                <text:p>56.6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846">
                <text:p>56.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1239">
                <text:p>57.1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1745">
                <text:p>57.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199">
                <text:p>57.2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6564">
                <text:p>57.6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995">
                <text:p>57.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1852">
                <text:p>58.1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4575">
                <text:p>58.4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4599">
                <text:p>58.4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3644">
                <text:p>58.3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228">
                <text:p>58.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5924">
                <text:p>57.5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5974">
                <text:p>56.5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5526">
                <text:p>56.5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5402">
                <text:p>56.5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3218">
                <text:p>57.3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6131">
                <text:p>56.6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7574">
                <text:p>57.7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5007">
                <text:p>56.5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3406">
                <text:p>57.3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3444">
                <text:p>57.3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1894">
                <text:p>57.1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7738">
                <text:p>56.7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902">
                <text:p>56.5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9947">
                <text:p>55.9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0507">
                <text:p>55.0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8088">
                <text:p>54.8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3918">
                <text:p>54.3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1452">
                <text:p>54.1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972">
                <text:p>53.7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4494">
                <text:p>53.4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.0097">
                <text:p>53.0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.1981">
                <text:p>52.1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5981">
                <text:p>51.5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2931">
                <text:p>51.2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0392">
                <text:p>51.0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.2333">
                <text:p>51.2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1848">
                <text:p>51.1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9663">
                <text:p>50.9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.8629">
                <text:p>50.86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.1479">
                <text:p>51.1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4242">
                <text:p>51.4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.3018">
                <text:p>52.3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.0695">
                <text:p>53.0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8559">
                <text:p>53.8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9389">
                <text:p>54.9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0314">
                <text:p>56.0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7289">
                <text:p>56.7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6572">
                <text:p>57.6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2119">
                <text:p>58.2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6805">
                <text:p>58.6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0475">
                <text:p>59.0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.8469">
                <text:p>58.8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.5113">
                <text:p>58.5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.6676">
                <text:p>57.66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3251">
                <text:p>57.32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8555">
                <text:p>56.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.3557">
                <text:p>56.3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6738">
                <text:p>55.6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.6266">
                <text:p>55.62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7464">
                <text:p>54.7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.3463">
                <text:p>54.34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.8718">
                <text:p>53.8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.4229">
                <text:p>53.4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.4699">
                <text:p>53.4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.1498">
                <text:p>53.14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1813">
                <text:p>53.1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.1083">
                <text:p>53.1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1562">
                <text:p>53.1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4741">
                <text:p>53.4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.1427">
                <text:p>53.14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.6231">
                <text:p>54.6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.4078">
                <text:p>54.4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.5512">
                <text:p>54.55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1656">
                <text:p>55.1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2457">
                <text:p>55.24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.4097">
                <text:p>55.40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6724">
                <text:p>55.6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7055">
                <text:p>55.7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7488">
                <text:p>55.7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5758">
                <text:p>55.57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.6271">
                <text:p>55.62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.3856">
                <text:p>55.3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9945">
                <text:p>54.9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5267">
                <text:p>54.5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104">
                <text:p>54.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.7559">
                <text:p>53.75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5372">
                <text:p>53.5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0926">
                <text:p>53.0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7977">
                <text:p>52.7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6155">
                <text:p>52.6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572">
                <text:p>52.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6625">
                <text:p>52.6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8306">
                <text:p>52.8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9446">
                <text:p>52.94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3112">
                <text:p>53.3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0875">
                <text:p>54.0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.1385">
                <text:p>55.1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.3414">
                <text:p>56.34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.8919">
                <text:p>56.89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0526">
                <text:p>58.0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.6749">
                <text:p>60.6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